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avingsAccount.xml" manifest:media-type="text/xml"/>
  <manifest:file-entry manifest:full-path="Basic/Standard/AddAccountDialog.xml" manifest:media-type="text/xml"/>
  <manifest:file-entry manifest:full-path="Basic/Standard/Account.xml" manifest:media-type="text/xml"/>
  <manifest:file-entry manifest:full-path="Basic/Standard/MortgageAccount.xml" manifest:media-type="text/xml"/>
  <manifest:file-entry manifest:full-path="Basic/Standard/Data.xml" manifest:media-type="text/xml"/>
  <manifest:file-entry manifest:full-path="Basic/Standard/Init.xml" manifest:media-type="text/xml"/>
  <manifest:file-entry manifest:full-path="Basic/Standard/LoanAccount.xml" manifest:media-type="text/xml"/>
  <manifest:file-entry manifest:full-path="Basic/Standard/Summary.xml" manifest:media-type="text/xml"/>
  <manifest:file-entry manifest:full-path="Basic/Standard/TradingAccount.xml" manifest:media-type="text/xml"/>
  <manifest:file-entry manifest:full-path="Basic/Standard/CheckingAccount.xml" manifest:media-type="text/xml"/>
  <manifest:file-entry manifest:full-path="Basic/Standard/RemoveAccountDialog.xml" manifest:media-type="text/xml"/>
  <manifest:file-entry manifest:full-path="Basic/Standard/IncomeStatement.xml" manifest:media-type="text/xml"/>
  <manifest:file-entry manifest:full-path="Basic/Standard/Styles.xml" manifest:media-type="text/xml"/>
  <manifest:file-entry manifest:full-path="Basic/Standard/RemoveCategoryDialog.xml" manifest:media-type="text/xml"/>
  <manifest:file-entry manifest:full-path="Basic/Standard/Formats.xml" manifest:media-type="text/xml"/>
  <manifest:file-entry manifest:full-path="Basic/Standard/Test.xml" manifest:media-type="text/xml"/>
  <manifest:file-entry manifest:full-path="Basic/Standard/script-lb.xml" manifest:media-type="text/xml"/>
  <manifest:file-entry manifest:full-path="Basic/Standard/Utils.xml" manifest:media-type="text/xml"/>
  <manifest:file-entry manifest:full-path="Basic/Standard/AddCategoryDialog.xml" manifest:media-type="text/xml"/>
  <manifest:file-entry manifest:full-path="Basic/Standard/EquityAccount.xml" manifest:media-type="text/xml"/>
  <manifest:file-entry manifest:full-path="Basic/Standard/CreditCardAccount.xml" manifest:media-type="text/xml"/>
  <manifest:file-entry manifest:full-path="Basic/Standard/InvestmentAccount.xml" manifest:media-type="text/xml"/>
  <manifest:file-entry manifest:full-path="Basic/Standard/BalanceSheet.xml" manifest:media-type="text/xml"/>
  <manifest:file-entry manifest:full-path="Basic/script-lc.xml" manifest:media-type="text/xml"/>
  <manifest:file-entry manifest:full-path="Dialogs/Standard/RemoveAccountDialog.xml" manifest:media-type="text/xml"/>
  <manifest:file-entry manifest:full-path="Dialogs/Standard/AddAccountDialog.xml" manifest:media-type="text/xml"/>
  <manifest:file-entry manifest:full-path="Dialogs/Standard/AddCategoryDialog.xml" manifest:media-type="text/xml"/>
  <manifest:file-entry manifest:full-path="Dialogs/Standard/RemoveCategoryDialog.xml" manifest:media-type="text/xml"/>
  <manifest:file-entry manifest:full-path="Dialogs/Standard/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dom:load" xlink:href="vnd.sun.star.script:Standard.Init.RunOnDocumentOpen?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965in"/>
    </style:style>
    <style:style style:name="co2" style:family="table-column">
      <style:table-column-properties fo:break-before="auto" style:column-width="0.889in"/>
    </style:style>
    <style:style style:name="co3" style:family="table-column">
      <style:table-column-properties fo:break-before="auto" style:column-width="1.4508in"/>
    </style:style>
    <style:style style:name="co4" style:family="table-column">
      <style:table-column-properties fo:break-before="auto" style:column-width="1.1398in"/>
    </style:style>
    <style:style style:name="co5" style:family="table-column">
      <style:table-column-properties fo:break-before="auto" style:column-width="2.0291in"/>
    </style:style>
    <style:style style:name="co6" style:family="table-column">
      <style:table-column-properties fo:break-before="auto" style:column-width="2.6909in"/>
    </style:style>
    <style:style style:name="co7" style:family="table-column">
      <style:table-column-properties fo:break-before="auto" style:column-width="10.478in"/>
    </style:style>
    <style:style style:name="co8" style:family="table-column">
      <style:table-column-properties fo:break-before="auto" style:column-width="8.8126in"/>
    </style:style>
    <style:style style:name="co9" style:family="table-column">
      <style:table-column-properties fo:break-before="auto" style:column-width="2.7909in"/>
    </style:style>
    <style:style style:name="co10" style:family="table-column">
      <style:table-column-properties fo:break-before="auto" style:column-width="0.7752in"/>
    </style:style>
    <style:style style:name="co11" style:family="table-column">
      <style:table-column-properties fo:break-before="auto" style:column-width="0.1965in"/>
    </style:style>
    <style:style style:name="co12" style:family="table-column">
      <style:table-column-properties fo:break-before="auto" style:column-width="1.5752in"/>
    </style:style>
    <style:style style:name="co13" style:family="table-column">
      <style:table-column-properties fo:break-before="auto" style:column-width="1.6756in"/>
    </style:style>
    <style:style style:name="ro1" style:family="table-row">
      <style:table-row-properties style:row-height="0.175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0001" number:language="en" number:country="US">
      <number:number number:decimal-places="0" number:min-decimal-places="0" number:min-integer-digits="1"/>
    </number:number-style>
    <style:style style:name="ce1" style:family="table-cell" style:parent-style-name="Default">
      <style:table-cell-properties fo:background-color="#ffff00" style:text-align-source="fix" style:repeat-content="false" fo:wrap-option="wrap" style:vertical-align="middle"/>
      <style:paragraph-properties fo:text-align="center" fo:margin-left="0in"/>
      <style:text-properties fo:color="#ff0000" fo:font-weight="bold" style:font-weight-asian="bold" style:font-weight-complex="bold"/>
    </style:style>
    <style:style style:name="ce2" style:family="table-cell" style:parent-style-name="Default">
      <style:table-cell-properties fo:background-color="#ffff00" style:text-align-source="fix" style:repeat-content="false"/>
      <style:paragraph-properties fo:text-align="center" fo:margin-left="0in"/>
      <style:text-properties fo:color="#ff0000" fo:font-weight="bold" style:font-weight-asian="bold" style:font-weight-complex="bold"/>
    </style:style>
    <style:style style:name="ce3" style:family="table-cell" style:parent-style-name="Default">
      <style:table-cell-properties fo:background-color="#000000" style:text-align-source="fix" style:repeat-content="false"/>
      <style:paragraph-properties fo:text-align="center" fo:margin-left="0in"/>
      <style:text-properties fo:color="#ffffff" fo:font-weight="bold" style:font-weight-asian="bold" style:font-weight-complex="bold"/>
    </style:style>
    <style:style style:name="ce93"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94" style:family="table-cell" style:parent-style-name="Default">
      <style:table-cell-properties fo:background-color="#cccccc"/>
      <style:text-properties fo:font-weight="bold" style:font-weight-asian="bold" style:font-weight-complex="bold"/>
    </style:style>
    <style:style style:name="ce95" style:family="table-cell" style:parent-style-name="Default">
      <style:table-cell-properties fo:background-color="#b2b2b2" style:text-align-source="fix" style:repeat-content="false" style:vertical-align="top"/>
      <style:paragraph-properties fo:text-align="center"/>
      <style:text-properties fo:font-weight="bold" style:font-weight-asian="bold" style:font-weight-complex="bold"/>
    </style:style>
    <style:style style:name="ce7" style:family="table-cell" style:parent-style-name="Default">
      <style:table-cell-properties fo:background-color="#ffff00"/>
      <style:text-properties fo:color="#ff0000"/>
    </style:style>
    <style:style style:name="ce8" style:family="table-cell" style:parent-style-name="Default">
      <style:table-cell-properties fo:border-bottom="none" fo:background-color="#ffff00" fo:border-left="none" fo:border-right="0.74pt solid #000000" fo:border-top="none"/>
      <style:text-properties fo:color="#ff0000"/>
    </style:style>
    <style:style style:name="ce9" style:family="table-cell" style:parent-style-name="Default">
      <style:table-cell-properties fo:border-bottom="none" fo:border-left="none" fo:border-right="0.74pt solid #000000" fo:border-top="none"/>
    </style:style>
    <style:style style:name="ce99" style:family="table-cell" style:parent-style-name="Default">
      <style:table-cell-properties fo:border-bottom="none" fo:background-color="#b2b2b2" fo:border-left="none" fo:border-right="0.74pt solid #000000" fo:border-top="none"/>
      <style:text-properties fo:font-weight="bold" style:font-weight-asian="bold" style:font-weight-complex="bold"/>
    </style:style>
    <style:style style:name="ce100" style:family="table-cell" style:parent-style-name="Default">
      <style:table-cell-properties fo:border-bottom="none" fo:background-color="#cccccc" fo:border-left="none" fo:border-right="0.74pt solid #000000" fo:border-top="none"/>
      <style:text-properties fo:font-weight="bold" style:font-weight-asian="bold" style:font-weight-complex="bold"/>
    </style:style>
    <style:style style:name="ce101" style:family="table-cell" style:parent-style-name="Default">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ce13" style:family="table-cell" style:parent-style-name="Default">
      <style:table-cell-properties fo:background-color="#b2b2b2"/>
      <style:text-properties fo:font-weight="bold" style:font-weight-asian="bold" style:font-weight-complex="bold"/>
    </style:style>
    <style:style style:name="ce106" style:family="table-cell" style:parent-style-name="Default" style:data-style-name="N100"/>
    <style:style style:name="ce15" style:family="table-cell" style:parent-style-name="Default">
      <style:table-cell-properties fo:background-color="#ffff00" style:text-align-source="fix" style:repeat-content="false" style:vertical-align="middle"/>
      <style:paragraph-properties fo:text-align="center"/>
      <style:text-properties fo:font-weight="bold" style:font-weight-asian="bold" style:font-weight-complex="bold"/>
    </style:style>
    <style:style style:name="ce107" style:family="table-cell" style:parent-style-name="Default">
      <style:table-cell-properties fo:background-color="#ffffff" fo:wrap-option="wrap"/>
    </style:style>
    <style:style style:name="ce17" style:family="table-cell" style:parent-style-name="Default">
      <style:table-cell-properties fo:background-color="#ffffff"/>
    </style:style>
    <style:style style:name="ce112" style:family="table-cell" style:parent-style-name="Default">
      <style:text-properties fo:font-weight="bold" style:font-weight-asian="bold" style:font-weight-complex="bold"/>
    </style:style>
    <style:style style:name="ce114" style:family="table-cell" style:parent-style-name="Default">
      <style:table-cell-properties fo:background-color="#ffffff" style:text-align-source="fix" style:repeat-content="false"/>
      <style:paragraph-properties fo:text-align="end" fo:margin-left="0in"/>
    </style:style>
    <style:style style:name="ce126" style:family="table-cell" style:parent-style-name="Default">
      <style:table-cell-properties style:text-align-source="fix" style:repeat-content="false" fo:background-color="transparent"/>
      <style:paragraph-properties fo:text-align="end" fo:margin-left="0in"/>
    </style:style>
    <style:style style:name="ce127" style:family="table-cell" style:parent-style-name="Default" style:data-style-name="N104"/>
    <style:style style:name="ce130" style:family="table-cell" style:parent-style-name="Default" style:data-style-name="N104">
      <style:text-properties fo:font-weight="bold" style:font-weight-asian="bold" style:font-weight-complex="bold"/>
    </style:style>
    <style:style style:name="ce131" style:family="table-cell" style:parent-style-name="Default" style:data-style-name="N104">
      <style:table-cell-properties fo:background-color="#cccccc"/>
      <style:text-properties fo:font-weight="bold" style:font-weight-asian="bold" style:font-weight-complex="bold"/>
    </style:style>
    <style:style style:name="ce132" style:family="table-cell" style:parent-style-name="Default" style:data-style-name="N11">
      <style:table-cell-properties fo:background-color="#ffffff" style:text-align-source="fix" style:repeat-content="false"/>
      <style:paragraph-properties fo:text-align="center" fo:margin-left="0in"/>
    </style:style>
    <style:style style:name="ce133" style:family="table-cell" style:parent-style-name="Default">
      <style:table-cell-properties fo:background-color="#ffffff" style:text-align-source="fix" style:repeat-content="false"/>
      <style:paragraph-properties fo:text-align="center" fo:margin-left="0in"/>
    </style:style>
    <style:style style:name="ce134" style:family="table-cell" style:parent-style-name="Default" style:data-style-name="N104">
      <style:table-cell-properties fo:background-color="transparent"/>
    </style:style>
    <style:style style:name="ce135" style:family="table-cell" style:parent-style-name="Default" style:data-style-name="N10"/>
    <style:style style:name="ce136" style:family="table-cell" style:parent-style-name="Default" style:data-style-name="N104">
      <style:table-cell-properties fo:background-color="#cccccc"/>
    </style:style>
    <style:style style:name="ce29" style:family="table-cell" style:parent-style-name="Default">
      <style:table-cell-properties fo:background-color="#000000" style:text-align-source="fix" style:repeat-content="false" style:vertical-align="middle"/>
      <style:paragraph-properties fo:text-align="center"/>
      <style:text-properties fo:color="#ffffff" fo:font-weight="bold"/>
    </style:style>
    <style:style style:name="ce30" style:family="table-cell" style:parent-style-name="Default">
      <style:table-cell-properties fo:background-color="#ffffff"/>
      <style:text-properties fo:font-weight="bold"/>
    </style:style>
    <style:style style:name="ce139" style:family="table-cell" style:parent-style-name="Default">
      <style:table-cell-properties fo:background-color="#000000"/>
      <style:text-properties fo:font-weight="bold"/>
    </style:style>
    <style:style style:name="ce140" style:family="table-cell" style:parent-style-name="Default">
      <style:table-cell-properties fo:background-color="#c0c0c0"/>
      <style:text-properties fo:font-weight="bold"/>
    </style:style>
    <style:style style:name="ce141" style:family="table-cell" style:parent-style-name="Default" style:data-style-name="N10122">
      <style:table-cell-properties fo:background-color="#000000" style:text-align-source="fix" style:repeat-content="false" style:vertical-align="middle"/>
      <style:paragraph-properties fo:text-align="center"/>
      <style:text-properties fo:color="#ffffff" fo:font-weight="bold"/>
    </style:style>
    <style:style style:name="ce142" style:family="table-cell" style:parent-style-name="Default" style:data-style-name="N10122">
      <style:table-cell-properties fo:background-color="#ffffff"/>
      <style:text-properties fo:font-weight="bold"/>
      <style:map style:condition="cell-content()&lt;0" style:apply-style-name="Bad" style:base-cell-address="Summary.B2"/>
      <style:map style:condition="cell-content()&gt;0" style:apply-style-name="Good" style:base-cell-address="Summary.B2"/>
    </style:style>
    <style:style style:name="ce143" style:family="table-cell" style:parent-style-name="Default" style:data-style-name="N10122">
      <style:table-cell-properties fo:background-color="#000000"/>
      <style:text-properties fo:font-weight="bold"/>
    </style:style>
    <style:style style:name="ce145" style:family="table-cell" style:parent-style-name="Default" style:data-style-name="N10122">
      <style:table-cell-properties fo:background-color="#ffffff"/>
      <style:text-properties fo:font-weight="bold"/>
      <style:map style:condition="cell-content()&lt;0" style:apply-style-name="Bad" style:base-cell-address="Summary.B4"/>
      <style:map style:condition="cell-content()&gt;0" style:apply-style-name="Good" style:base-cell-address="Summary.B4"/>
    </style:style>
    <style:style style:name="ce148" style:family="table-cell" style:parent-style-name="Default" style:data-style-name="N10122">
      <style:table-cell-properties fo:background-color="#c0c0c0" style:text-align-source="fix" style:repeat-content="false"/>
      <style:paragraph-properties fo:text-align="end"/>
      <style:text-properties fo:font-weight="bold"/>
    </style:style>
    <style:style style:name="ce149" style:family="table-cell" style:parent-style-name="Default" style:data-style-name="N10122"/>
    <style:style style:name="ce44" style:family="table-cell" style:parent-style-name="Default" style:data-style-name="N10123">
      <style:table-cell-properties fo:border-bottom="none" fo:background-color="#000000" style:text-align-source="fix" style:repeat-content="false" fo:border-left="none" fo:border-right="1.39pt solid #000000" fo:border-top="none" style:vertical-align="middle"/>
      <style:paragraph-properties fo:text-align="center"/>
      <style:text-properties fo:color="#ffffff" fo:font-weight="bold"/>
    </style:style>
    <style:style style:name="ce45" style:family="table-cell" style:parent-style-name="Default" style:data-style-name="N10123">
      <style:table-cell-properties fo:border-bottom="none" fo:background-color="#ffffff" fo:border-left="none" fo:border-right="1.39pt solid #000000" fo:border-top="none"/>
      <style:text-properties fo:font-weight="bold"/>
    </style:style>
    <style:style style:name="ce46" style:family="table-cell" style:parent-style-name="Default" style:data-style-name="N10123">
      <style:table-cell-properties fo:border-bottom="none" fo:background-color="#000000" fo:border-left="none" fo:border-right="1.39pt solid #000000" fo:border-top="none"/>
      <style:text-properties fo:font-weight="bold"/>
    </style:style>
    <style:style style:name="ce47" style:family="table-cell" style:parent-style-name="Default" style:data-style-name="N10123">
      <style:table-cell-properties fo:border-bottom="none" fo:background-color="#c0c0c0" style:text-align-source="fix" style:repeat-content="false" fo:border-left="none" fo:border-right="1.39pt solid #000000" fo:border-top="none"/>
      <style:paragraph-properties fo:text-align="end"/>
      <style:text-properties fo:font-weight="bold"/>
    </style:style>
    <style:style style:name="ce48" style:family="table-cell" style:parent-style-name="Default" style:data-style-name="N10123">
      <style:table-cell-properties fo:border-bottom="none" fo:border-left="none" fo:border-right="1.39pt solid #000000" fo:border-top="none"/>
    </style:style>
    <style:style style:name="ce156" style:family="table-cell" style:parent-style-name="Default" style:data-style-name="N10122">
      <style:table-cell-properties fo:background-color="#ffffff"/>
      <style:text-properties fo:font-weight="bold"/>
    </style:style>
    <style:style style:name="ce157" style:family="table-cell" style:parent-style-name="Default" style:data-style-name="N10122">
      <style:table-cell-properties fo:background-color="#ffffff"/>
      <style:text-properties fo:font-weight="bold"/>
      <style:map style:condition="cell-content()&lt;0" style:apply-style-name="Bad" style:base-cell-address="Summary.E4"/>
      <style:map style:condition="cell-content()&gt;0" style:apply-style-name="Good" style:base-cell-address="Summary.E4"/>
    </style:style>
    <style:style style:name="ce51" style:family="table-cell" style:parent-style-name="Default">
      <style:table-cell-properties fo:background-color="#000000" style:text-align-source="fix" style:repeat-content="false" style:vertical-align="middle"/>
      <style:paragraph-properties fo:text-align="center"/>
    </style:style>
    <style:style style:name="ce159" style:family="table-cell" style:parent-style-name="Default">
      <style:table-cell-properties fo:background-color="#000000"/>
    </style:style>
    <style:style style:name="ce160" style:family="table-cell" style:parent-style-name="Default" style:data-style-name="N10122">
      <style:table-cell-properties fo:background-color="#000000" style:text-align-source="fix" style:repeat-content="false" style:vertical-align="middle"/>
      <style:paragraph-properties fo:text-align="center"/>
    </style:style>
    <style:style style:name="ce137" style:family="table-cell" style:parent-style-name="Default">
      <style:table-cell-properties fo:background-color="#000000" style:text-align-source="fix" style:repeat-content="false" style:vertical-align="middle"/>
      <style:paragraph-properties fo:text-align="center"/>
      <style:text-properties fo:color="#ffffff" fo:font-weight="bold"/>
    </style:style>
    <style:style style:name="ce161" style:family="table-cell" style:parent-style-name="Default">
      <style:text-properties fo:font-weight="bold"/>
    </style:style>
    <style:style style:name="ce162" style:family="table-cell" style:parent-style-name="Default">
      <style:table-cell-properties fo:background-color="#c0c0c0"/>
    </style:style>
    <style:style style:name="ce163" style:family="table-cell" style:parent-style-name="Default" style:data-style-name="N10122">
      <style:text-properties fo:font-weight="bold"/>
    </style:style>
    <style:style style:name="ce164" style:family="table-cell" style:parent-style-name="Default" style:data-style-name="N10122">
      <style:table-cell-properties fo:background-color="#c0c0c0"/>
    </style:style>
    <style:style style:name="ce165" style:family="table-cell" style:parent-style-name="Default" style:data-style-name="N10122">
      <style:table-cell-properties fo:background-color="#c0c0c0"/>
      <style:text-properties fo:font-weight="bold"/>
    </style:style>
    <style:style style:name="ce166" style:family="table-cell" style:parent-style-name="Default" style:data-style-name="N10001">
      <style:table-cell-properties fo:background-color="#c0c0c0"/>
      <style:text-properties fo:color="#c0c0c0"/>
    </style:style>
    <style:style style:name="gr1" style:family="graphic">
      <style:graphic-properties fo:background-color="#b2b2b2"/>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ce9"/>
        <table:table-column table:style-name="co4" table:default-cell-style-name="Default"/>
        <table:table-column table:style-name="co5" table:default-cell-style-name="Default"/>
        <table:table-column table:style-name="co2" table:number-columns-repeated="6" table:default-cell-style-name="Default"/>
        <table:table-row table:style-name="ro1">
          <table:table-cell table:style-name="ce1" office:value-type="string" calcext:value-type="string" table:number-columns-spanned="4" table:number-rows-spanned="3">
            <text:p>Do not change the data in this page or you might break the functions that are programmed into this document. If you want to change the data use the Controls page.</text:p>
          </table:table-cell>
          <table:covered-table-cell table:style-name="ce1"/>
          <table:covered-table-cell table:style-name="ce7"/>
          <table:covered-table-cell table:style-name="ce8"/>
          <table:table-cell office:value-type="string" calcext:value-type="string">
            <text:p>Max Rows</text:p>
          </table:table-cell>
          <table:table-cell office:value-type="float" office:value="1000" calcext:value-type="float">
            <text:p>1000</text:p>
          </table:table-cell>
          <table:table-cell table:number-columns-repeated="6"/>
        </table:table-row>
        <table:table-row table:style-name="ro2">
          <table:covered-table-cell table:number-columns-repeated="2" table:style-name="ce2"/>
          <table:covered-table-cell table:style-name="ce7"/>
          <table:covered-table-cell table:style-name="ce8"/>
          <table:table-cell table:number-columns-repeated="8"/>
        </table:table-row>
        <table:table-row table:style-name="ro2">
          <table:covered-table-cell table:number-columns-repeated="2" table:style-name="ce2"/>
          <table:covered-table-cell table:style-name="ce7"/>
          <table:covered-table-cell table:style-name="ce8"/>
          <table:table-cell table:number-columns-repeated="8"/>
        </table:table-row>
        <table:table-row table:style-name="ro2">
          <table:table-cell table:style-name="ce3" office:value-type="string" calcext:value-type="string" table:number-columns-spanned="4" table:number-rows-spanned="1">
            <text:p>Balance Sheet</text:p>
          </table:table-cell>
          <table:covered-table-cell table:style-name="ce3"/>
          <table:covered-table-cell table:number-columns-repeated="2"/>
          <table:table-cell table:style-name="ce101" office:value-type="string" calcext:value-type="string" table:number-columns-spanned="3" table:number-rows-spanned="1">
            <text:p>Income Statement</text:p>
          </table:table-cell>
          <table:covered-table-cell table:number-columns-repeated="2"/>
          <table:table-cell table:number-columns-repeated="5"/>
        </table:table-row>
        <table:table-row table:style-name="ro2">
          <table:table-cell table:style-name="ce93" office:value-type="string" calcext:value-type="string" table:number-columns-spanned="2" table:number-rows-spanned="1">
            <text:p>Account Types</text:p>
          </table:table-cell>
          <table:covered-table-cell table:style-name="ce95"/>
          <table:table-cell table:style-name="ce93" office:value-type="string" calcext:value-type="string" table:number-columns-spanned="2" table:number-rows-spanned="1">
            <text:p>Accounts</text:p>
          </table:table-cell>
          <table:covered-table-cell table:style-name="ce99"/>
          <table:table-cell table:style-name="ce13" office:value-type="string" calcext:value-type="string">
            <text:p>Category Types</text:p>
          </table:table-cell>
          <table:table-cell table:style-name="ce93" office:value-type="string" calcext:value-type="string" table:number-columns-spanned="2" table:number-rows-spanned="1">
            <text:p>Categories</text:p>
          </table:table-cell>
          <table:covered-table-cell table:style-name="ce13"/>
          <table:table-cell table:number-columns-repeated="5"/>
        </table:table-row>
        <table:table-row table:style-name="ro2">
          <table:table-cell table:style-name="ce94" office:value-type="string" calcext:value-type="string">
            <text:p>Name</text:p>
          </table:table-cell>
          <table:table-cell table:style-name="ce94" office:value-type="string" calcext:value-type="string">
            <text:p>Type</text:p>
          </table:table-cell>
          <table:table-cell table:style-name="ce94" office:value-type="string" calcext:value-type="string">
            <text:p>Name</text:p>
          </table:table-cell>
          <table:table-cell table:style-name="ce100" office:value-type="string" calcext:value-type="string">
            <text:p>Type</text:p>
          </table:table-cell>
          <table:table-cell table:number-columns-repeated="2" table:style-name="ce94" office:value-type="string" calcext:value-type="string">
            <text:p>Name</text:p>
          </table:table-cell>
          <table:table-cell table:style-name="ce94" office:value-type="string" calcext:value-type="string">
            <text:p>Type</text:p>
          </table:table-cell>
          <table:table-cell table:number-columns-repeated="5"/>
        </table:table-row>
        <table:table-row table:style-name="ro2">
          <table:table-cell office:value-type="string" calcext:value-type="string">
            <text:p>Checking</text:p>
          </table:table-cell>
          <table:table-cell office:value-type="string" calcext:value-type="string">
            <text:p>Asset</text:p>
          </table:table-cell>
          <table:table-cell table:number-columns-repeated="2"/>
          <table:table-cell office:value-type="string" calcext:value-type="string">
            <text:p>Income</text:p>
          </table:table-cell>
          <table:table-cell office:value-type="string" calcext:value-type="string">
            <text:p>Car</text:p>
          </table:table-cell>
          <table:table-cell office:value-type="string" calcext:value-type="string">
            <text:p>Expense</text:p>
          </table:table-cell>
          <table:table-cell table:number-columns-repeated="5"/>
        </table:table-row>
        <table:table-row table:style-name="ro2">
          <table:table-cell office:value-type="string" calcext:value-type="string">
            <text:p>Credit Card</text:p>
          </table:table-cell>
          <table:table-cell office:value-type="string" calcext:value-type="string">
            <text:p>Liability</text:p>
          </table:table-cell>
          <table:table-cell table:number-columns-repeated="2"/>
          <table:table-cell office:value-type="string" calcext:value-type="string">
            <text:p>Expense</text:p>
          </table:table-cell>
          <table:table-cell office:value-type="string" calcext:value-type="string">
            <text:p>Dividends</text:p>
          </table:table-cell>
          <table:table-cell office:value-type="string" calcext:value-type="string">
            <text:p>Income</text:p>
          </table:table-cell>
          <table:table-cell table:number-columns-repeated="5"/>
        </table:table-row>
        <table:table-row table:style-name="ro2">
          <table:table-cell office:value-type="string" calcext:value-type="string">
            <text:p>Equity</text:p>
          </table:table-cell>
          <table:table-cell office:value-type="string" calcext:value-type="string">
            <text:p>Asset</text:p>
          </table:table-cell>
          <table:table-cell table:number-columns-repeated="2"/>
          <table:table-cell office:value-type="string" calcext:value-type="string">
            <text:p>Transfer</text:p>
          </table:table-cell>
          <table:table-cell office:value-type="string" calcext:value-type="string">
            <text:p>Electricity</text:p>
          </table:table-cell>
          <table:table-cell office:value-type="string" calcext:value-type="string">
            <text:p>Expense</text:p>
          </table:table-cell>
          <table:table-cell table:number-columns-repeated="5"/>
        </table:table-row>
        <table:table-row table:style-name="ro2">
          <table:table-cell office:value-type="string" calcext:value-type="string">
            <text:p>Investment</text:p>
          </table:table-cell>
          <table:table-cell office:value-type="string" calcext:value-type="string">
            <text:p>Asset</text:p>
          </table:table-cell>
          <table:table-cell table:number-columns-repeated="2"/>
          <table:table-cell office:value-type="string" calcext:value-type="string">
            <text:p>Ignore</text:p>
          </table:table-cell>
          <table:table-cell office:value-type="string" calcext:value-type="string">
            <text:p>Entertainment</text:p>
          </table:table-cell>
          <table:table-cell office:value-type="string" calcext:value-type="string">
            <text:p>Expense</text:p>
          </table:table-cell>
          <table:table-cell table:number-columns-repeated="5"/>
        </table:table-row>
        <table:table-row table:style-name="ro2">
          <table:table-cell office:value-type="string" calcext:value-type="string">
            <text:p>Loan</text:p>
          </table:table-cell>
          <table:table-cell office:value-type="string" calcext:value-type="string">
            <text:p>Liability</text:p>
          </table:table-cell>
          <table:table-cell table:number-columns-repeated="3"/>
          <table:table-cell office:value-type="string" calcext:value-type="string">
            <text:p>Food</text:p>
          </table:table-cell>
          <table:table-cell office:value-type="string" calcext:value-type="string">
            <text:p>Expense</text:p>
          </table:table-cell>
          <table:table-cell table:number-columns-repeated="5"/>
        </table:table-row>
        <table:table-row table:style-name="ro2">
          <table:table-cell office:value-type="string" calcext:value-type="string">
            <text:p>Mortgage</text:p>
          </table:table-cell>
          <table:table-cell office:value-type="string" calcext:value-type="string">
            <text:p>Liability</text:p>
          </table:table-cell>
          <table:table-cell table:number-columns-repeated="3"/>
          <table:table-cell office:value-type="string" calcext:value-type="string">
            <text:p>House</text:p>
          </table:table-cell>
          <table:table-cell office:value-type="string" calcext:value-type="string">
            <text:p>Expense</text:p>
          </table:table-cell>
          <table:table-cell table:number-columns-repeated="5"/>
        </table:table-row>
        <table:table-row table:style-name="ro2">
          <table:table-cell office:value-type="string" calcext:value-type="string">
            <text:p>Savings</text:p>
          </table:table-cell>
          <table:table-cell office:value-type="string" calcext:value-type="string">
            <text:p>Asset</text:p>
          </table:table-cell>
          <table:table-cell table:number-columns-repeated="3"/>
          <table:table-cell table:number-columns-repeated="2" office:value-type="string" calcext:value-type="string">
            <text:p>Ignore</text:p>
          </table:table-cell>
          <table:table-cell table:number-columns-repeated="5"/>
        </table:table-row>
        <table:table-row table:style-name="ro2">
          <table:table-cell table:number-columns-repeated="5"/>
          <table:table-cell office:value-type="string" calcext:value-type="string">
            <text:p>Insurance</text:p>
          </table:table-cell>
          <table:table-cell office:value-type="string" calcext:value-type="string">
            <text:p>Expense</text:p>
          </table:table-cell>
          <table:table-cell table:number-columns-repeated="5"/>
        </table:table-row>
        <table:table-row table:style-name="ro2">
          <table:table-cell table:number-columns-repeated="5"/>
          <table:table-cell office:value-type="string" calcext:value-type="string">
            <text:p>Interest Income</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Internet</text:p>
          </table:table-cell>
          <table:table-cell office:value-type="string" calcext:value-type="string">
            <text:p>Expense</text:p>
          </table:table-cell>
          <table:table-cell table:number-columns-repeated="5"/>
        </table:table-row>
        <table:table-row table:style-name="ro2">
          <table:table-cell table:number-columns-repeated="5"/>
          <table:table-cell office:value-type="string" calcext:value-type="string">
            <text:p>Long Term Capital Gains</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Paycheck</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Phone</text:p>
          </table:table-cell>
          <table:table-cell office:value-type="string" calcext:value-type="string">
            <text:p>Expense</text:p>
          </table:table-cell>
          <table:table-cell table:number-columns-repeated="5"/>
        </table:table-row>
        <table:table-row table:style-name="ro2">
          <table:table-cell table:number-columns-repeated="5"/>
          <table:table-cell office:value-type="string" calcext:value-type="string">
            <text:p>Short Term Capital Gains</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Taxes</text:p>
          </table:table-cell>
          <table:table-cell office:value-type="string" calcext:value-type="string">
            <text:p>Expense</text:p>
          </table:table-cell>
          <table:table-cell table:number-columns-repeated="5"/>
        </table:table-row>
        <table:table-row table:style-name="ro2" table:number-rows-repeated="10">
          <table:table-cell table:number-columns-repeated="12"/>
        </table:table-row>
        <table:table-row table:style-name="ro2">
          <table:table-cell table:number-columns-repeated="11"/>
          <table:table-cell table:style-name="ce106"/>
        </table:table-row>
        <table:table-row table:style-name="ro2" table:number-rows-repeated="1048543">
          <table:table-cell table:number-columns-repeated="12"/>
        </table:table-row>
        <table:table-row table:style-name="ro2">
          <table:table-cell table:number-columns-repeated="12"/>
        </table:table-row>
      </table:table>
      <table:table table:name="Control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emoveCategoryButton" form:control-implementation="ooo:com.sun.star.form.component.CommandButton" xml:id="control1" form:id="control1" form:label="Remove Category"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RemoveCategoryDialog.OpenRemoveCategoryDialog?language=Basic&amp;location=document" xlink:type="simple"/>
              </office:event-listeners>
            </form:button>
            <form:button form:name="AddCategoryButton" form:control-implementation="ooo:com.sun.star.form.component.CommandButton" xml:id="control2" form:id="control2" form:label="Add Category"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AddCategoryDialog.OpenAddCategoryDialog?language=Basic&amp;location=document" xlink:type="simple"/>
              </office:event-listeners>
            </form:button>
            <form:button form:name="RemoveAccountButton" form:control-implementation="ooo:com.sun.star.form.component.CommandButton" xml:id="control3" form:id="control3" form:label="Remove Accoun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RemoveAccountDialog.OpenRemoveAccountDialog?language=Basic&amp;location=document" xlink:type="simple"/>
              </office:event-listeners>
            </form:button>
            <form:button form:name="AddAccountButton" form:control-implementation="ooo:com.sun.star.form.component.CommandButton" xml:id="control4" form:id="control4" form:label="Add Accoun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AddAccountDialog.OpenAddAccountDialog?language=Basic&amp;location=document" xlink:type="simple"/>
              </office:event-listeners>
            </form:button>
            <form:button form:name="RunTestButton" form:control-implementation="ooo:com.sun.star.form.component.CommandButton" xml:id="control5" form:id="control5" form:label="Run Tes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Test.RunTest?language=Basic&amp;location=document" xlink:type="simple"/>
              </office:event-listeners>
            </form:button>
            <form:button form:name="Push Button 2" form:control-implementation="ooo:com.sun.star.form.component.CommandButton" xml:id="control6" form:id="control6" form:label="Remove All Accou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Test.RemoveAllAccounts?language=Basic&amp;location=document" xlink:type="simple"/>
              </office:event-listeners>
            </form:button>
            <form:button form:name="Push Button 1" form:control-implementation="ooo:com.sun.star.form.component.CommandButton" xml:id="control7" form:id="control7" form:label="Add Test Accou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Test.AddAccounts?language=Basic&amp;location=document" xlink:type="simple"/>
              </office:event-listeners>
            </form:button>
            <form:button form:name="RegenerateSummaryButton" form:control-implementation="ooo:com.sun.star.form.component.CommandButton" xml:id="control8" form:id="control8" form:label="Re-Generate Summary"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mmary.RegenerateSummarySheet?language=Basic&amp;location=document" xlink:type="simple"/>
              </office:event-listeners>
            </form:button>
            <form:button form:name="RegenerateIncomeStatementsButton" form:control-implementation="ooo:com.sun.star.form.component.CommandButton" xml:id="control9" form:id="control9" form:label="Re-Generate Income Stateme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IncomeStatement.RegenerateIncomeStatements?language=Basic&amp;location=document" xlink:type="simple"/>
              </office:event-listeners>
            </form:button>
          </form:form>
        </office:forms>
        <table:table-column table:style-name="co6" table:default-cell-style-name="Default"/>
        <table:table-column table:style-name="co7" table:default-cell-style-name="Default"/>
        <table:table-row table:style-name="ro2" table:number-rows-repeated="4">
          <table:table-cell table:number-columns-repeated="2"/>
        </table:table-row>
        <table:table-row table:style-name="ro2">
          <table:table-cell>
            <draw:control draw:z-index="3" draw:name="Control 3" draw:text-style-name="P1" svg:width="2.6575in" svg:height="0.3543in" svg:x="0in" svg:y="0.0004in" draw:control="control4"/>
          </table:table-cell>
          <table:table-cell office:value-type="string" calcext:value-type="string">
            <text:p>Add a new Account. This will also be added to the Summary Balance Sheet automatically. It will also automatically create Transfer (to/from) categories for the account.</text:p>
          </table:table-cell>
        </table:table-row>
        <table:table-row table:style-name="ro2" table:number-rows-repeated="3">
          <table:table-cell table:number-columns-repeated="2"/>
        </table:table-row>
        <table:table-row table:style-name="ro2">
          <table:table-cell>
            <draw:control draw:z-index="2" draw:name="Control 4" draw:text-style-name="P1" svg:width="2.6575in" svg:height="0.3543in" svg:x="0in" svg:y="0.0004in" draw:control="control3"/>
          </table:table-cell>
          <table:table-cell office:value-type="string" calcext:value-type="string">
            <text:p>Remove an existing account. This will also automatically remove it from the Summary Balance Sheet, and will remove its associated Transfer (to/from) categories.</text:p>
          </table:table-cell>
        </table:table-row>
        <table:table-row table:style-name="ro2" table:number-rows-repeated="5">
          <table:table-cell table:number-columns-repeated="2"/>
        </table:table-row>
        <table:table-row table:style-name="ro2">
          <table:table-cell>
            <draw:control draw:z-index="1" draw:name="Control 6" draw:text-style-name="P1" svg:width="2.6575in" svg:height="0.3543in" svg:x="0in" svg:y="0in" draw:control="control2"/>
          </table:table-cell>
          <table:table-cell office:value-type="string" calcext:value-type="string">
            <text:p>Add an Income Statement category, used for keeping track of your budget.</text:p>
          </table:table-cell>
        </table:table-row>
        <table:table-row table:style-name="ro2" table:number-rows-repeated="3">
          <table:table-cell table:number-columns-repeated="2"/>
        </table:table-row>
        <table:table-row table:style-name="ro2">
          <table:table-cell>
            <draw:control draw:z-index="0" draw:name="Control 7" draw:text-style-name="P1" svg:width="2.6575in" svg:height="0.3543in" svg:x="0in" svg:y="0.0004in" draw:control="control1"/>
          </table:table-cell>
          <table:table-cell office:value-type="string" calcext:value-type="string">
            <text:p>Removes an Income Statement category.</text:p>
          </table:table-cell>
        </table:table-row>
        <table:table-row table:style-name="ro2" table:number-rows-repeated="78">
          <table:table-cell table:number-columns-repeated="2"/>
        </table:table-row>
        <table:table-row table:style-name="ro2">
          <table:table-cell table:style-name="ce15" office:value-type="string" calcext:value-type="string" table:number-columns-spanned="2" table:number-rows-spanned="1">
            <text:p>These buttons are only intended to be used for development and debugging. Click them at your own risk.</text:p>
          </table:table-cell>
          <table:covered-table-cell/>
        </table:table-row>
        <table:table-row table:style-name="ro2">
          <table:table-cell table:number-columns-repeated="2"/>
        </table:table-row>
        <table:table-row table:style-name="ro2">
          <table:table-cell>
            <draw:control draw:z-index="4" draw:name="Control 1" draw:style-name="gr1" draw:text-style-name="P1" svg:width="2.6575in" svg:height="0.3543in" svg:x="0in" svg:y="-0.0004in" draw:control="control5"/>
          </table:table-cell>
          <table:table-cell office:value-type="string" calcext:value-type="string">
            <text:p>Runs a test macro – changes as development progresses - could do anything</text:p>
          </table:table-cell>
        </table:table-row>
        <table:table-row table:style-name="ro2" table:number-rows-repeated="3">
          <table:table-cell table:number-columns-repeated="2"/>
        </table:table-row>
        <table:table-row table:style-name="ro2">
          <table:table-cell>
            <draw:control draw:z-index="5" draw:name="Control 9" draw:style-name="gr1" draw:text-style-name="P1" svg:width="2.6575in" svg:height="0.3543in" svg:x="0in" svg:y="-0.0004in" draw:control="control6"/>
          </table:table-cell>
          <table:table-cell office:value-type="string" calcext:value-type="string">
            <text:p>Removes all existing accounts - basically a reset button for the spreadsheet</text:p>
          </table:table-cell>
        </table:table-row>
        <table:table-row table:style-name="ro2" table:number-rows-repeated="3">
          <table:table-cell table:number-columns-repeated="2"/>
        </table:table-row>
        <table:table-row table:style-name="ro2">
          <table:table-cell>
            <draw:control draw:z-index="6" draw:name="Control 5" draw:style-name="gr1" draw:text-style-name="P1" svg:width="2.6575in" svg:height="0.3543in" svg:x="0in" svg:y="-0.0004in" draw:control="control7"/>
          </table:table-cell>
          <table:table-cell office:value-type="string" calcext:value-type="string">
            <text:p>Adds all test accounts and any default data associated with each one</text:p>
          </table:table-cell>
        </table:table-row>
        <table:table-row table:style-name="ro2" table:number-rows-repeated="3">
          <table:table-cell table:number-columns-repeated="2"/>
        </table:table-row>
        <table:table-row table:style-name="ro2">
          <table:table-cell>
            <draw:control draw:z-index="8" draw:name="Control 8" draw:style-name="gr1" draw:text-style-name="P1" svg:width="2.6575in" svg:height="0.3543in" svg:x="0in" svg:y="-0.0008in" draw:control="control9"/>
          </table:table-cell>
          <table:table-cell office:value-type="string" calcext:value-type="string">
            <text:p>Regenerate all income statements - used for debugging</text:p>
          </table:table-cell>
        </table:table-row>
        <table:table-row table:style-name="ro2" table:number-rows-repeated="3">
          <table:table-cell table:number-columns-repeated="2"/>
        </table:table-row>
        <table:table-row table:style-name="ro2">
          <table:table-cell>
            <draw:control draw:z-index="7" draw:name="Control 2" draw:style-name="gr1" draw:text-style-name="P1" svg:width="2.6575in" svg:height="0.3543in" svg:x="0in" svg:y="-0.0008in" draw:control="control8"/>
          </table:table-cell>
          <table:table-cell office:value-type="string" calcext:value-type="string">
            <text:p>Regenerates the summary sheet - used for debugging</text:p>
          </table:table-cell>
        </table:table-row>
      </table:table>
      <table:table table:name="Plan" table:style-name="ta1">
        <office:forms form:automatic-focus="false" form:apply-design-mode="false"/>
        <table:table-column table:style-name="co8" table:default-cell-style-name="ce17"/>
        <table:table-column table:style-name="co2" table:default-cell-style-name="Default"/>
        <table:table-column table:style-name="co9" table:default-cell-style-name="Default"/>
        <table:table-column table:style-name="co2" table:number-columns-repeated="3" table:default-cell-style-name="ce127"/>
        <table:table-column table:style-name="co2" table:default-cell-style-name="Default"/>
        <table:table-row table:style-name="ro2">
          <table:table-cell table:style-name="ce107" office:value-type="string" calcext:value-type="string" table:number-columns-spanned="1" table:number-rows-spanned="26">
            <text:p>Each person will have a unique financial plan. This worksheet should get you started, but you can make it your own.</text:p>
            <text:p/>
            <text:p>The first step in creating your financial plan is to figure out your income.</text:p>
            <text:p>After that you need to estimate your expenses and create a budget.</text:p>
            <text:p>With a good budget, you can more easily set and work towards achievable goals.</text:p>
            <text:p/>
            <text:p>Whatever your dreams may be, you will have to start with a good foundation.</text:p>
            <text:p>The first step in any financial plan should be to save up an emergency fund.</text:p>
            <text:p>An emergency fund is typically 6 to 12 months worth of living expenses that you put away for safe keeping.</text:p>
            <text:p>Anytime you draw money out of your emergency fund it should always be your first priority to build it back up.</text:p>
            <text:p>Your emergency fund is your financial safety net.</text:p>
            <text:p/>
            <text:p>Your next priority should be on getting out of debt.</text:p>
            <text:p>Pay off all your debts starting with your highest interest rate and working down to your lowest interest rate.</text:p>
            <text:p>Staying out of debt is an easy way to keep your expenses low, which will allow you to increase your savings and investing.</text:p>
            <text:p/>
            <text:p>No matter what your financial goals are, they are probably going to require some financial investment and commitment on your part.</text:p>
            <text:p>The mantra is, never invest what you can't afford to lose. The idea is that your investments should not lead you into financial ruin if they don't work out.</text:p>
            <text:p>Learn what your risk tolerance is, and learn how to manage risk so that you can take advantage of opportunities when they present themselves.</text:p>
            <text:p>There are varying levels of risk when it comes to investments, from low risk to extreme risk.</text:p>
            <text:p>Understand that there is nothing that is 100% guaranteed, and everything has some level of risk - even the "safe" things have vulnerabilities.</text:p>
            <text:p/>
            <text:p>Some people can't stand the thought of losing any money, and others get bored just watching their money sit around and do nothing.</text:p>
            <text:p>Your job is to figure out how you can allocate different amounts of your money to different levels of risk in a way that both helps you achieve your goals, and still allows you to sleep at night.</text:p>
            <text:p/>
          </table:table-cell>
          <table:table-cell/>
          <table:table-cell table:style-name="ce94" office:value-type="string" calcext:value-type="string">
            <text:p>Income</text:p>
          </table:table-cell>
          <table:table-cell table:style-name="ce94" office:value-type="string" calcext:value-type="string">
            <text:p>Yearly</text:p>
          </table:table-cell>
          <table:table-cell table:style-name="ce94" office:value-type="string" calcext:value-type="string">
            <text:p>Monthly</text:p>
          </table:table-cell>
          <table:table-cell table:style-name="ce94" office:value-type="string" calcext:value-type="string">
            <text:p>Weekly</text:p>
          </table:table-cell>
          <table:table-cell table:style-name="ce94"/>
        </table:table-row>
        <table:table-row table:style-name="ro2">
          <table:covered-table-cell/>
          <table:table-cell/>
          <table:table-cell office:value-type="string" calcext:value-type="string">
            <text:p>Hours worked per week</text:p>
          </table:table-cell>
          <table:table-cell table:style-name="Default" office:value-type="float" office:value="40" calcext:value-type="float">
            <text:p>40</text:p>
          </table:table-cell>
          <table:table-cell table:style-name="Default" table:number-columns-repeated="2"/>
          <table:table-cell table:style-name="ce112"/>
        </table:table-row>
        <table:table-row table:style-name="ro2">
          <table:covered-table-cell/>
          <table:table-cell/>
          <table:table-cell office:value-type="string" calcext:value-type="string">
            <text:p>Weeks worked per year</text:p>
          </table:table-cell>
          <table:table-cell table:style-name="Default" office:value-type="float" office:value="50" calcext:value-type="float">
            <text:p>50</text:p>
          </table:table-cell>
          <table:table-cell table:style-name="Default" table:number-columns-repeated="2"/>
          <table:table-cell table:style-name="ce112"/>
        </table:table-row>
        <table:table-row table:style-name="ro2">
          <table:covered-table-cell/>
          <table:table-cell/>
          <table:table-cell office:value-type="string" calcext:value-type="string">
            <text:p>Hours worked per year</text:p>
          </table:table-cell>
          <table:table-cell table:style-name="Default" table:formula="of:=[.D3]*[.D2]" office:value-type="float" office:value="2000" calcext:value-type="float">
            <text:p>2000</text:p>
          </table:table-cell>
          <table:table-cell table:style-name="Default" table:number-columns-repeated="2"/>
          <table:table-cell table:style-name="ce112"/>
        </table:table-row>
        <table:table-row table:style-name="ro2">
          <table:covered-table-cell/>
          <table:table-cell/>
          <table:table-cell office:value-type="string" calcext:value-type="string">
            <text:p>Hourly wage</text:p>
          </table:table-cell>
          <table:table-cell office:value-type="currency" office:currency="USD" office:value="50" calcext:value-type="currency">
            <text:p>$50.00</text:p>
          </table:table-cell>
          <table:table-cell table:number-columns-repeated="2"/>
          <table:table-cell table:style-name="ce112"/>
        </table:table-row>
        <table:table-row table:style-name="ro2">
          <table:covered-table-cell/>
          <table:table-cell/>
          <table:table-cell table:style-name="ce112" office:value-type="string" calcext:value-type="string">
            <text:p>Estimated Annual Income</text:p>
          </table:table-cell>
          <table:table-cell table:style-name="ce130" table:formula="of:=[.D4]*[.D5]" office:value-type="currency" office:currency="USD" office:value="100000" calcext:value-type="currency">
            <text:p>$100,000.00</text:p>
          </table:table-cell>
          <table:table-cell table:style-name="ce130" table:formula="of:=[.D6]/12" office:value-type="currency" office:currency="USD" office:value="8333.33333333333" calcext:value-type="currency">
            <text:p>$8,333.33</text:p>
          </table:table-cell>
          <table:table-cell table:style-name="ce130" table:formula="of:=[.D6]/[.$D$3]" office:value-type="currency" office:currency="USD" office:value="2000" calcext:value-type="currency">
            <text:p>$2,000.00</text:p>
          </table:table-cell>
          <table:table-cell table:style-name="ce130"/>
        </table:table-row>
        <table:table-row table:style-name="ro2">
          <table:covered-table-cell/>
          <table:table-cell table:number-columns-repeated="2"/>
          <table:table-cell table:style-name="Default" table:number-columns-repeated="3"/>
          <table:table-cell table:style-name="ce112"/>
        </table:table-row>
        <table:table-row table:style-name="ro2">
          <table:covered-table-cell/>
          <table:table-cell/>
          <table:table-cell table:style-name="ce94" office:value-type="string" calcext:value-type="string">
            <text:p>Expenses</text:p>
          </table:table-cell>
          <table:table-cell table:style-name="ce94" office:value-type="string" calcext:value-type="string">
            <text:p>Yearly</text:p>
          </table:table-cell>
          <table:table-cell table:style-name="ce94" office:value-type="string" calcext:value-type="string">
            <text:p>Monthly</text:p>
          </table:table-cell>
          <table:table-cell table:style-name="ce94" office:value-type="string" calcext:value-type="string">
            <text:p>Weekly</text:p>
          </table:table-cell>
          <table:table-cell table:style-name="ce94" office:value-type="string" calcext:value-type="string">
            <text:p>Percent</text:p>
          </table:table-cell>
        </table:table-row>
        <table:table-row table:style-name="ro2">
          <table:covered-table-cell/>
          <table:table-cell/>
          <table:table-cell office:value-type="string" calcext:value-type="string">
            <text:p>Estimated Total Taxes (Fed, State, etc…)</text:p>
          </table:table-cell>
          <table:table-cell table:formula="of:=[.G9]*[.D6]" office:value-type="currency" office:currency="USD" office:value="30000" calcext:value-type="currency">
            <text:p>$30,000.00</text:p>
          </table:table-cell>
          <table:table-cell table:formula="of:=[.D9]/12" office:value-type="currency" office:currency="USD" office:value="2500" calcext:value-type="currency">
            <text:p>$2,500.00</text:p>
          </table:table-cell>
          <table:table-cell table:formula="of:=[.D9]/[.$D$3]" office:value-type="currency" office:currency="USD" office:value="600" calcext:value-type="currency">
            <text:p>$600.00</text:p>
          </table:table-cell>
          <table:table-cell table:style-name="ce135" office:value-type="percentage" office:value="0.3" calcext:value-type="percentage">
            <text:p>30%</text:p>
          </table:table-cell>
        </table:table-row>
        <table:table-row table:style-name="ro2">
          <table:covered-table-cell/>
          <table:table-cell/>
          <table:table-cell office:value-type="string" calcext:value-type="string">
            <text:p>Estimated Housing</text:p>
          </table:table-cell>
          <table:table-cell office:value-type="currency" office:currency="USD" office:value="24000" calcext:value-type="currency">
            <text:p>$24,000.00</text:p>
          </table:table-cell>
          <table:table-cell table:formula="of:=[.D10]/12" office:value-type="currency" office:currency="USD" office:value="2000" calcext:value-type="currency">
            <text:p>$2,000.00</text:p>
          </table:table-cell>
          <table:table-cell table:formula="of:=[.D10]/[.$D$3]" office:value-type="currency" office:currency="USD" office:value="480" calcext:value-type="currency">
            <text:p>$480.00</text:p>
          </table:table-cell>
          <table:table-cell table:style-name="ce135"/>
        </table:table-row>
        <table:table-row table:style-name="ro2">
          <table:covered-table-cell/>
          <table:table-cell/>
          <table:table-cell office:value-type="string" calcext:value-type="string">
            <text:p>Estimated Food</text:p>
          </table:table-cell>
          <table:table-cell office:value-type="currency" office:currency="USD" office:value="12000" calcext:value-type="currency">
            <text:p>$12,000.00</text:p>
          </table:table-cell>
          <table:table-cell table:formula="of:=[.D11]/12" office:value-type="currency" office:currency="USD" office:value="1000" calcext:value-type="currency">
            <text:p>$1,000.00</text:p>
          </table:table-cell>
          <table:table-cell table:formula="of:=[.D11]/[.$D$3]" office:value-type="currency" office:currency="USD" office:value="240" calcext:value-type="currency">
            <text:p>$240.00</text:p>
          </table:table-cell>
          <table:table-cell table:style-name="ce127"/>
        </table:table-row>
        <table:table-row table:style-name="ro2">
          <table:covered-table-cell/>
          <table:table-cell/>
          <table:table-cell office:value-type="string" calcext:value-type="string">
            <text:p>Estimated Bills</text:p>
          </table:table-cell>
          <table:table-cell office:value-type="currency" office:currency="USD" office:value="12000" calcext:value-type="currency">
            <text:p>$12,000.00</text:p>
          </table:table-cell>
          <table:table-cell table:formula="of:=[.D12]/12" office:value-type="currency" office:currency="USD" office:value="1000" calcext:value-type="currency">
            <text:p>$1,000.00</text:p>
          </table:table-cell>
          <table:table-cell table:formula="of:=[.D12]/[.$D$3]" office:value-type="currency" office:currency="USD" office:value="240" calcext:value-type="currency">
            <text:p>$240.00</text:p>
          </table:table-cell>
          <table:table-cell table:style-name="ce127"/>
        </table:table-row>
        <table:table-row table:style-name="ro2">
          <table:covered-table-cell/>
          <table:table-cell/>
          <table:table-cell office:value-type="string" calcext:value-type="string">
            <text:p>Estimated Loan Payments</text:p>
          </table:table-cell>
          <table:table-cell office:value-type="currency" office:currency="USD" office:value="12000" calcext:value-type="currency">
            <text:p>$12,000.00</text:p>
          </table:table-cell>
          <table:table-cell table:formula="of:=[.D13]/12" office:value-type="currency" office:currency="USD" office:value="1000" calcext:value-type="currency">
            <text:p>$1,000.00</text:p>
          </table:table-cell>
          <table:table-cell table:formula="of:=[.D13]/[.$D$3]" office:value-type="currency" office:currency="USD" office:value="240" calcext:value-type="currency">
            <text:p>$240.00</text:p>
          </table:table-cell>
          <table:table-cell table:style-name="ce127"/>
        </table:table-row>
        <table:table-row table:style-name="ro2">
          <table:covered-table-cell/>
          <table:table-cell/>
          <table:table-cell office:value-type="string" calcext:value-type="string">
            <text:p>Estimated Other Expenses</text:p>
          </table:table-cell>
          <table:table-cell office:value-type="currency" office:currency="USD" office:value="6000" calcext:value-type="currency">
            <text:p>$6,000.00</text:p>
          </table:table-cell>
          <table:table-cell table:formula="of:=[.D14]/12" office:value-type="currency" office:currency="USD" office:value="500" calcext:value-type="currency">
            <text:p>$500.00</text:p>
          </table:table-cell>
          <table:table-cell table:formula="of:=[.D14]/[.$D$3]" office:value-type="currency" office:currency="USD" office:value="120" calcext:value-type="currency">
            <text:p>$120.00</text:p>
          </table:table-cell>
          <table:table-cell table:style-name="ce127"/>
        </table:table-row>
        <table:table-row table:style-name="ro2">
          <table:covered-table-cell/>
          <table:table-cell table:number-columns-repeated="5"/>
          <table:table-cell table:style-name="ce127"/>
        </table:table-row>
        <table:table-row table:style-name="ro2">
          <table:covered-table-cell/>
          <table:table-cell/>
          <table:table-cell table:style-name="ce112" office:value-type="string" calcext:value-type="string">
            <text:p>Estimated Net Income</text:p>
          </table:table-cell>
          <table:table-cell table:style-name="ce130" table:formula="of:=[.$D$6]-SUM([.D9:.D13])" office:value-type="currency" office:currency="USD" office:value="10000" calcext:value-type="currency">
            <text:p>$10,000.00</text:p>
          </table:table-cell>
          <table:table-cell table:style-name="ce130" table:formula="of:=[.D16]/12" office:value-type="currency" office:currency="USD" office:value="833.333333333333" calcext:value-type="currency">
            <text:p>$833.33</text:p>
          </table:table-cell>
          <table:table-cell table:style-name="ce130" table:formula="of:=[.D16]/[.$D$3]" office:value-type="currency" office:currency="USD" office:value="200" calcext:value-type="currency">
            <text:p>$200.00</text:p>
          </table:table-cell>
          <table:table-cell/>
        </table:table-row>
        <table:table-row table:style-name="ro2">
          <table:covered-table-cell/>
          <table:table-cell table:number-columns-repeated="6"/>
        </table:table-row>
        <table:table-row table:style-name="ro2">
          <table:covered-table-cell/>
          <table:table-cell/>
          <table:table-cell table:style-name="ce94" office:value-type="string" calcext:value-type="string">
            <text:p>Goals</text:p>
          </table:table-cell>
          <table:table-cell table:style-name="ce131" office:value-type="string" calcext:value-type="string">
            <text:p>Goal </text:p>
          </table:table-cell>
          <table:table-cell table:style-name="ce131" office:value-type="string" calcext:value-type="string">
            <text:p>Actual</text:p>
          </table:table-cell>
          <table:table-cell table:style-name="ce131" office:value-type="string" calcext:value-type="string">
            <text:p>Difference</text:p>
          </table:table-cell>
          <table:table-cell table:style-name="ce136"/>
        </table:table-row>
        <table:table-row table:style-name="ro2">
          <table:covered-table-cell/>
          <table:table-cell/>
          <table:table-cell office:value-type="string" calcext:value-type="string">
            <text:p>Emergency Fund (6 months expenses)</text:p>
          </table:table-cell>
          <table:table-cell table:formula="of:=SUM([.E9:.E14])*6" office:value-type="currency" office:currency="USD" office:value="48000" calcext:value-type="currency">
            <text:p>$48,000.00</text:p>
          </table:table-cell>
          <table:table-cell office:value-type="currency" office:currency="USD" office:value="0" calcext:value-type="currency">
            <text:p>$0.00</text:p>
          </table:table-cell>
          <table:table-cell table:formula="of:=[.E19]-[.D19]" office:value-type="currency" office:currency="USD" office:value="-48000" calcext:value-type="currency">
            <text:p>-$48,000.00</text:p>
          </table:table-cell>
          <table:table-cell/>
        </table:table-row>
        <table:table-row table:style-name="ro2">
          <table:covered-table-cell/>
          <table:table-cell/>
          <table:table-cell office:value-type="string" calcext:value-type="string">
            <text:p>Pay Off Debt (Avg for 30 year olds in 2023)</text:p>
          </table:table-cell>
          <table:table-cell office:value-type="currency" office:currency="USD" office:value="0" calcext:value-type="currency">
            <text:p>$0.00</text:p>
          </table:table-cell>
          <table:table-cell office:value-type="currency" office:currency="USD" office:value="-85000" calcext:value-type="currency">
            <text:p>-$85,000.00</text:p>
          </table:table-cell>
          <table:table-cell table:formula="of:=[.E20]-[.D20]" office:value-type="currency" office:currency="USD" office:value="-85000" calcext:value-type="currency">
            <text:p>-$85,000.00</text:p>
          </table:table-cell>
          <table:table-cell/>
        </table:table-row>
        <table:table-row table:style-name="ro2">
          <table:covered-table-cell/>
          <table:table-cell/>
          <table:table-cell office:value-type="string" calcext:value-type="string">
            <text:p>Other Goal</text:p>
          </table:table-cell>
          <table:table-cell office:value-type="currency" office:currency="USD" office:value="10000" calcext:value-type="currency">
            <text:p>$10,000.00</text:p>
          </table:table-cell>
          <table:table-cell office:value-type="currency" office:currency="USD" office:value="0" calcext:value-type="currency">
            <text:p>$0.00</text:p>
          </table:table-cell>
          <table:table-cell table:formula="of:=[.E21]-[.D21]" office:value-type="currency" office:currency="USD" office:value="-10000" calcext:value-type="currency">
            <text:p>-$10,000.00</text:p>
          </table:table-cell>
          <table:table-cell/>
        </table:table-row>
        <table:table-row table:style-name="ro2">
          <table:covered-table-cell/>
          <table:table-cell table:number-columns-repeated="2"/>
          <table:table-cell table:style-name="Default" table:number-columns-repeated="3"/>
          <table:table-cell/>
        </table:table-row>
        <table:table-row table:style-name="ro2">
          <table:covered-table-cell/>
          <table:table-cell/>
          <table:table-cell table:style-name="ce112" office:value-type="string" calcext:value-type="string">
            <text:p>Goal Amount</text:p>
          </table:table-cell>
          <table:table-cell table:style-name="ce130" table:formula="of:=SUM([.D19:.D21])" office:value-type="currency" office:currency="USD" office:value="58000" calcext:value-type="currency">
            <text:p>$58,000.00</text:p>
          </table:table-cell>
          <table:table-cell table:style-name="ce130" table:formula="of:=SUM([.E19:.E21])" office:value-type="currency" office:currency="USD" office:value="-85000" calcext:value-type="currency">
            <text:p>-$85,000.00</text:p>
          </table:table-cell>
          <table:table-cell table:style-name="ce130" table:formula="of:=SUM([.F19:.F21])" office:value-type="currency" office:currency="USD" office:value="-143000" calcext:value-type="currency">
            <text:p>-$143,000.00</text:p>
          </table:table-cell>
          <table:table-cell/>
        </table:table-row>
        <table:table-row table:style-name="ro2">
          <table:covered-table-cell/>
          <table:table-cell table:number-columns-repeated="2"/>
          <table:table-cell table:style-name="Default" table:number-columns-repeated="3"/>
          <table:table-cell/>
        </table:table-row>
        <table:table-row table:style-name="ro2">
          <table:covered-table-cell/>
          <table:table-cell/>
          <table:table-cell table:style-name="ce114" office:value-type="string" calcext:value-type="string">
            <text:p>If you put</text:p>
          </table:table-cell>
          <table:table-cell table:style-name="ce132" office:value-type="percentage" office:value="0.1" calcext:value-type="percentage">
            <text:p>10.00%</text:p>
          </table:table-cell>
          <table:table-cell table:style-name="ce17" office:value-type="string" calcext:value-type="string">
            <text:p>of your yearly income toward this goal,</text:p>
          </table:table-cell>
          <table:table-cell table:style-name="ce17"/>
          <table:table-cell/>
        </table:table-row>
        <table:table-row table:style-name="ro2">
          <table:covered-table-cell table:style-name="Default"/>
          <table:table-cell/>
          <table:table-cell table:style-name="ce114" office:value-type="string" calcext:value-type="string">
            <text:p>it will take you </text:p>
          </table:table-cell>
          <table:table-cell table:style-name="ce133" table:formula="of:=ABS([.F23]/([.D6]*[.D25]))" office:value-type="float" office:value="14.3" calcext:value-type="float">
            <text:p>14.3</text:p>
          </table:table-cell>
          <table:table-cell table:style-name="ce17" office:value-type="string" calcext:value-type="string">
            <text:p>years to achieve it.</text:p>
          </table:table-cell>
          <table:table-cell table:style-name="ce17"/>
          <table:table-cell/>
        </table:table-row>
        <table:table-row table:style-name="ro2">
          <table:table-cell table:style-name="Default"/>
          <table:table-cell/>
          <table:table-cell table:style-name="ce126" office:value-type="string" calcext:value-type="string">
            <text:p>So plan to put this much towards it:</text:p>
          </table:table-cell>
          <table:table-cell table:style-name="Default" office:value-type="string" calcext:value-type="string">
            <text:p>Yearly</text:p>
          </table:table-cell>
          <table:table-cell table:style-name="ce134" table:formula="of:=[.D6]*[.$D$25]" office:value-type="currency" office:currency="USD" office:value="10000" calcext:value-type="currency">
            <text:p>$10,000.00</text:p>
          </table:table-cell>
          <table:table-cell table:style-name="Default"/>
          <table:table-cell/>
        </table:table-row>
        <table:table-row table:style-name="ro2">
          <table:table-cell table:style-name="Default"/>
          <table:table-cell table:number-columns-repeated="2"/>
          <table:table-cell table:style-name="Default" office:value-type="string" calcext:value-type="string">
            <text:p>Monthly</text:p>
          </table:table-cell>
          <table:table-cell table:style-name="ce134" table:formula="of:=[.E6]*[.$D$25]" office:value-type="currency" office:currency="USD" office:value="833.333333333334" calcext:value-type="currency">
            <text:p>$833.33</text:p>
          </table:table-cell>
          <table:table-cell table:style-name="Default"/>
          <table:table-cell/>
        </table:table-row>
        <table:table-row table:style-name="ro2">
          <table:table-cell table:style-name="Default"/>
          <table:table-cell table:number-columns-repeated="2"/>
          <table:table-cell table:style-name="Default" office:value-type="string" calcext:value-type="string">
            <text:p>Weekly</text:p>
          </table:table-cell>
          <table:table-cell table:style-name="ce134" table:formula="of:=[.F6]*[.$D$25]" office:value-type="currency" office:currency="USD" office:value="200" calcext:value-type="currency">
            <text:p>$200.00</text:p>
          </table:table-cell>
          <table:table-cell table:style-name="Default"/>
          <table:table-cell/>
        </table:table-row>
      </table:table>
      <table:table table:name="Summary" table:style-name="ta1">
        <office:forms form:automatic-focus="false" form:apply-design-mode="false"/>
        <table:table-column table:style-name="co10" table:default-cell-style-name="Default"/>
        <table:table-column table:style-name="co2" table:default-cell-style-name="ce149"/>
        <table:table-column table:style-name="co2" table:default-cell-style-name="ce48"/>
        <table:table-column table:style-name="co10" table:default-cell-style-name="Default"/>
        <table:table-column table:style-name="co2" table:default-cell-style-name="ce149"/>
        <table:table-column table:style-name="co2" table:default-cell-style-name="ce48"/>
        <table:table-column table:style-name="co11" table:default-cell-style-name="ce159"/>
        <table:table-column table:style-name="co12" table:default-cell-style-name="Default"/>
        <table:table-column table:style-name="co12" table:default-cell-style-name="ce149"/>
        <table:table-column table:style-name="co11" table:default-cell-style-name="ce159"/>
        <table:table-column table:style-name="co13" table:default-cell-style-name="Default"/>
        <table:table-column table:style-name="co2" table:number-columns-repeated="14" table:default-cell-style-name="ce149"/>
        <table:table-row table:style-name="ro2">
          <table:table-cell table:style-name="ce29" office:value-type="string" calcext:value-type="string" table:number-columns-spanned="6" table:number-rows-spanned="1">
            <text:p>Balance Sheet</text:p>
          </table:table-cell>
          <table:covered-table-cell table:style-name="ce141"/>
          <table:covered-table-cell table:style-name="ce44"/>
          <table:covered-table-cell table:style-name="ce29"/>
          <table:covered-table-cell table:style-name="ce141"/>
          <table:covered-table-cell table:style-name="ce44"/>
          <table:table-cell table:style-name="ce51" table:number-columns-spanned="4" table:number-rows-spanned="1"/>
          <table:covered-table-cell table:style-name="ce51"/>
          <table:covered-table-cell table:style-name="ce160"/>
          <table:covered-table-cell table:style-name="ce51"/>
          <table:table-cell table:style-name="ce137" office:value-type="string" calcext:value-type="string" table:number-columns-spanned="15" table:number-rows-spanned="1">
            <text:p>Income Statement</text:p>
          </table:table-cell>
          <table:covered-table-cell table:number-columns-repeated="14" table:style-name="ce141"/>
        </table:table-row>
        <table:table-row table:style-name="ro2">
          <table:table-cell table:style-name="ce30" office:value-type="string" calcext:value-type="string">
            <text:p>Net Worth</text:p>
          </table:table-cell>
          <table:table-cell table:style-name="ce142" table:formula="of:=[.B4]-ABS([.E4])" office:value-type="float" office:value="0" calcext:value-type="float" table:number-columns-spanned="5" table:number-rows-spanned="1">
            <text:p>0.00</text:p>
          </table:table-cell>
          <table:covered-table-cell table:style-name="ce45"/>
          <table:covered-table-cell table:style-name="ce30"/>
          <table:covered-table-cell table:style-name="ce156"/>
          <table:covered-table-cell table:style-name="ce45"/>
          <table:table-cell/>
          <table:table-cell office:value-type="string" calcext:value-type="string">
            <text:p>Net Worth on Jan 1</text:p>
          </table:table-cell>
          <table:table-cell table:number-columns-repeated="2"/>
          <table:table-cell table:style-name="ce161" office:value-type="string" calcext:value-type="string">
            <text:p>Net Income</text:p>
          </table:table-cell>
          <table:table-cell table:style-name="ce163" table:formula="of:=[.L5]-ABS([.L12])" office:value-type="float" office:value="0" calcext:value-type="float">
            <text:p>0.00</text:p>
          </table:table-cell>
          <table:table-cell table:style-name="ce163" table:formula="of:=[.M5]-ABS([.M12])" office:value-type="float" office:value="0" calcext:value-type="float">
            <text:p>0.00</text:p>
          </table:table-cell>
          <table:table-cell table:style-name="ce163" table:formula="of:=[.N5]-ABS([.N12])" office:value-type="float" office:value="0" calcext:value-type="float">
            <text:p>0.00</text:p>
          </table:table-cell>
          <table:table-cell table:style-name="ce163" table:formula="of:=[.O5]-ABS([.O12])" office:value-type="float" office:value="0" calcext:value-type="float">
            <text:p>0.00</text:p>
          </table:table-cell>
          <table:table-cell table:style-name="ce163" table:formula="of:=[.P5]-ABS([.P12])" office:value-type="float" office:value="0" calcext:value-type="float">
            <text:p>0.00</text:p>
          </table:table-cell>
          <table:table-cell table:style-name="ce163" table:formula="of:=[.Q5]-ABS([.Q12])" office:value-type="float" office:value="0" calcext:value-type="float">
            <text:p>0.00</text:p>
          </table:table-cell>
          <table:table-cell table:style-name="ce163" table:formula="of:=[.R5]-ABS([.R12])" office:value-type="float" office:value="0" calcext:value-type="float">
            <text:p>0.00</text:p>
          </table:table-cell>
          <table:table-cell table:style-name="ce163" table:formula="of:=[.S5]-ABS([.S12])" office:value-type="float" office:value="0" calcext:value-type="float">
            <text:p>0.00</text:p>
          </table:table-cell>
          <table:table-cell table:style-name="ce163" table:formula="of:=[.T5]-ABS([.T12])" office:value-type="float" office:value="0" calcext:value-type="float">
            <text:p>0.00</text:p>
          </table:table-cell>
          <table:table-cell table:style-name="ce163" table:formula="of:=[.U5]-ABS([.U12])" office:value-type="float" office:value="0" calcext:value-type="float">
            <text:p>0.00</text:p>
          </table:table-cell>
          <table:table-cell table:style-name="ce163" table:formula="of:=[.V5]-ABS([.V12])" office:value-type="float" office:value="0" calcext:value-type="float">
            <text:p>0.00</text:p>
          </table:table-cell>
          <table:table-cell table:style-name="ce163" table:formula="of:=[.W5]-ABS([.W12])" office:value-type="float" office:value="0" calcext:value-type="float">
            <text:p>0.00</text:p>
          </table:table-cell>
          <table:table-cell table:style-name="ce163" table:formula="of:=[.X5]-ABS([.X12])" office:value-type="float" office:value="0" calcext:value-type="float">
            <text:p>0.00</text:p>
          </table:table-cell>
          <table:table-cell table:style-name="ce163" table:formula="of:=[.Y5]-ABS([.Y12])" office:value-type="float" office:value="0" calcext:value-type="float">
            <text:p>0.00</text:p>
          </table:table-cell>
        </table:table-row>
        <table:table-row table:style-name="ro2">
          <table:table-cell table:style-name="ce139"/>
          <table:table-cell table:style-name="ce143"/>
          <table:table-cell table:style-name="ce46"/>
          <table:table-cell table:style-name="ce139"/>
          <table:table-cell table:style-name="ce143"/>
          <table:table-cell table:style-name="ce46"/>
          <table:table-cell/>
          <table:table-cell office:value-type="string" calcext:value-type="string">
            <text:p>YTD Increase</text:p>
          </table:table-cell>
          <table:table-cell table:formula="of:=[.B2]-[.I2]" office:value-type="float" office:value="0" calcext:value-type="float">
            <text:p>0.00</text:p>
          </table:table-cell>
          <table:table-cell/>
          <table:table-cell table:style-name="ce162"/>
          <table:table-cell table:style-name="ce164"/>
          <table:table-cell table:style-name="ce166" table:formula="of:=MONTH(NOW())" office:value-type="float" office:value="12" calcext:value-type="float">
            <text:p>12</text:p>
          </table:table-cell>
          <table:table-cell table:style-name="ce164" table:number-columns-repeated="12"/>
        </table:table-row>
        <table:table-row table:style-name="ro2">
          <table:table-cell table:style-name="ce30" office:value-type="string" calcext:value-type="string">
            <text:p>Assets</text:p>
          </table:table-cell>
          <table:table-cell table:style-name="ce145" table:formula="of:=SUM([.B6:.B1000])" office:value-type="float" office:value="0" calcext:value-type="float" table:number-columns-spanned="2" table:number-rows-spanned="1">
            <text:p>0.00</text:p>
          </table:table-cell>
          <table:covered-table-cell table:style-name="ce45"/>
          <table:table-cell table:style-name="ce30" office:value-type="string" calcext:value-type="string">
            <text:p>Liabilities</text:p>
          </table:table-cell>
          <table:table-cell table:style-name="ce157" table:formula="of:=SUM([.E6:.E1000])" office:value-type="float" office:value="0" calcext:value-type="float" table:number-columns-spanned="2" table:number-rows-spanned="1">
            <text:p>0.00</text:p>
          </table:table-cell>
          <table:covered-table-cell table:style-name="ce45"/>
          <table:table-cell/>
          <table:table-cell office:value-type="string" calcext:value-type="string">
            <text:p>Avg Monthly Increase</text:p>
          </table:table-cell>
          <table:table-cell table:formula="of:=[.I3]/MONTH(NOW())" office:value-type="float" office:value="0" calcext:value-type="float">
            <text:p>0.00</text:p>
          </table:table-cell>
          <table:table-cell/>
          <table:table-cell table:style-name="ce140" office:value-type="string" calcext:value-type="string">
            <text:p>Category</text:p>
          </table:table-cell>
          <table:table-cell table:style-name="ce165" office:value-type="string" calcext:value-type="string">
            <text:p>Total</text:p>
          </table:table-cell>
          <table:table-cell table:style-name="ce165" office:value-type="string" calcext:value-type="string">
            <text:p>Average</text:p>
          </table:table-cell>
          <table:table-cell table:style-name="ce165" office:value-type="string" calcext:value-type="string">
            <text:p>January</text:p>
          </table:table-cell>
          <table:table-cell table:style-name="ce165" office:value-type="string" calcext:value-type="string">
            <text:p>February</text:p>
          </table:table-cell>
          <table:table-cell table:style-name="ce165" office:value-type="string" calcext:value-type="string">
            <text:p>March</text:p>
          </table:table-cell>
          <table:table-cell table:style-name="ce165" office:value-type="string" calcext:value-type="string">
            <text:p>April</text:p>
          </table:table-cell>
          <table:table-cell table:style-name="ce165" office:value-type="string" calcext:value-type="string">
            <text:p>May</text:p>
          </table:table-cell>
          <table:table-cell table:style-name="ce165" office:value-type="string" calcext:value-type="string">
            <text:p>June</text:p>
          </table:table-cell>
          <table:table-cell table:style-name="ce165" office:value-type="string" calcext:value-type="string">
            <text:p>July</text:p>
          </table:table-cell>
          <table:table-cell table:style-name="ce165" office:value-type="string" calcext:value-type="string">
            <text:p>August</text:p>
          </table:table-cell>
          <table:table-cell table:style-name="ce165" office:value-type="string" calcext:value-type="string">
            <text:p>September</text:p>
          </table:table-cell>
          <table:table-cell table:style-name="ce165" office:value-type="string" calcext:value-type="string">
            <text:p>October</text:p>
          </table:table-cell>
          <table:table-cell table:style-name="ce165" office:value-type="string" calcext:value-type="string">
            <text:p>November</text:p>
          </table:table-cell>
          <table:table-cell table:style-name="ce165" office:value-type="string" calcext:value-type="string">
            <text:p>December</text:p>
          </table:table-cell>
        </table:table-row>
        <table:table-row table:style-name="ro2">
          <table:table-cell table:style-name="ce140" office:value-type="string" calcext:value-type="string">
            <text:p>Account</text:p>
          </table:table-cell>
          <table:table-cell table:style-name="ce148" office:value-type="string" calcext:value-type="string">
            <text:p>Amount</text:p>
          </table:table-cell>
          <table:table-cell table:style-name="ce47" office:value-type="string" calcext:value-type="string">
            <text:p>% of Total</text:p>
          </table:table-cell>
          <table:table-cell table:style-name="ce140" office:value-type="string" calcext:value-type="string">
            <text:p>Account</text:p>
          </table:table-cell>
          <table:table-cell table:style-name="ce148" office:value-type="string" calcext:value-type="string">
            <text:p>Amount</text:p>
          </table:table-cell>
          <table:table-cell table:style-name="ce47" office:value-type="string" calcext:value-type="string">
            <text:p>% of Total</text:p>
          </table:table-cell>
          <table:table-cell table:number-columns-repeated="4"/>
          <table:table-cell table:style-name="ce161" office:value-type="string" calcext:value-type="string">
            <text:p>Income</text:p>
          </table:table-cell>
          <table:table-cell table:style-name="ce163" table:formula="of:=SUM([.L6:.L10])" office:value-type="float" office:value="0" calcext:value-type="float">
            <text:p>0.00</text:p>
          </table:table-cell>
          <table:table-cell table:style-name="ce163" table:formula="of:=SUM([.M6:.M10])" office:value-type="float" office:value="0" calcext:value-type="float">
            <text:p>0.00</text:p>
          </table:table-cell>
          <table:table-cell table:style-name="ce163" table:formula="of:=SUM([.N6:.N10])" office:value-type="float" office:value="0" calcext:value-type="float">
            <text:p>0.00</text:p>
          </table:table-cell>
          <table:table-cell table:style-name="ce163" table:formula="of:=SUM([.O6:.O10])" office:value-type="float" office:value="0" calcext:value-type="float">
            <text:p>0.00</text:p>
          </table:table-cell>
          <table:table-cell table:style-name="ce163" table:formula="of:=SUM([.P6:.P10])" office:value-type="float" office:value="0" calcext:value-type="float">
            <text:p>0.00</text:p>
          </table:table-cell>
          <table:table-cell table:style-name="ce163" table:formula="of:=SUM([.Q6:.Q10])" office:value-type="float" office:value="0" calcext:value-type="float">
            <text:p>0.00</text:p>
          </table:table-cell>
          <table:table-cell table:style-name="ce163" table:formula="of:=SUM([.R6:.R10])" office:value-type="float" office:value="0" calcext:value-type="float">
            <text:p>0.00</text:p>
          </table:table-cell>
          <table:table-cell table:style-name="ce163" table:formula="of:=SUM([.S6:.S10])" office:value-type="float" office:value="0" calcext:value-type="float">
            <text:p>0.00</text:p>
          </table:table-cell>
          <table:table-cell table:style-name="ce163" table:formula="of:=SUM([.T6:.T10])" office:value-type="float" office:value="0" calcext:value-type="float">
            <text:p>0.00</text:p>
          </table:table-cell>
          <table:table-cell table:style-name="ce163" table:formula="of:=SUM([.U6:.U10])" office:value-type="float" office:value="0" calcext:value-type="float">
            <text:p>0.00</text:p>
          </table:table-cell>
          <table:table-cell table:style-name="ce163" table:formula="of:=SUM([.V6:.V10])" office:value-type="float" office:value="0" calcext:value-type="float">
            <text:p>0.00</text:p>
          </table:table-cell>
          <table:table-cell table:style-name="ce163" table:formula="of:=SUM([.W6:.W10])" office:value-type="float" office:value="0" calcext:value-type="float">
            <text:p>0.00</text:p>
          </table:table-cell>
          <table:table-cell table:style-name="ce163" table:formula="of:=SUM([.X6:.X10])" office:value-type="float" office:value="0" calcext:value-type="float">
            <text:p>0.00</text:p>
          </table:table-cell>
          <table:table-cell table:style-name="ce163" table:formula="of:=SUM([.Y6:.Y10])" office:value-type="float" office:value="0" calcext:value-type="float">
            <text:p>0.00</text:p>
          </table:table-cell>
        </table:table-row>
        <table:table-row table:style-name="ro2">
          <table:table-cell table:number-columns-repeated="10"/>
          <table:table-cell office:value-type="string" calcext:value-type="string">
            <text:p>Dividends</text:p>
          </table:table-cell>
          <table:table-cell table:number-columns-repeated="14"/>
        </table:table-row>
        <table:table-row table:style-name="ro2">
          <table:table-cell table:number-columns-repeated="10"/>
          <table:table-cell office:value-type="string" calcext:value-type="string">
            <text:p>Interest Income</text:p>
          </table:table-cell>
          <table:table-cell table:number-columns-repeated="14"/>
        </table:table-row>
        <table:table-row table:style-name="ro2">
          <table:table-cell table:number-columns-repeated="10"/>
          <table:table-cell office:value-type="string" calcext:value-type="string">
            <text:p>Long Term Capital Gains</text:p>
          </table:table-cell>
          <table:table-cell table:number-columns-repeated="14"/>
        </table:table-row>
        <table:table-row table:style-name="ro2">
          <table:table-cell table:number-columns-repeated="10"/>
          <table:table-cell office:value-type="string" calcext:value-type="string">
            <text:p>Paycheck</text:p>
          </table:table-cell>
          <table:table-cell table:number-columns-repeated="14"/>
        </table:table-row>
        <table:table-row table:style-name="ro2">
          <table:table-cell table:number-columns-repeated="10"/>
          <table:table-cell office:value-type="string" calcext:value-type="string">
            <text:p>Short Term Capital Gains</text:p>
          </table:table-cell>
          <table:table-cell table:number-columns-repeated="14"/>
        </table:table-row>
        <table:table-row table:style-name="ro2">
          <table:table-cell table:number-columns-repeated="25"/>
        </table:table-row>
        <table:table-row table:style-name="ro2">
          <table:table-cell table:number-columns-repeated="10"/>
          <table:table-cell table:style-name="ce161" office:value-type="string" calcext:value-type="string">
            <text:p>Expense</text:p>
          </table:table-cell>
          <table:table-cell table:style-name="ce163" table:formula="of:=SUM([.L13:.L21])" office:value-type="float" office:value="0" calcext:value-type="float">
            <text:p>0.00</text:p>
          </table:table-cell>
          <table:table-cell table:style-name="ce163" table:formula="of:=SUM([.M13:.M21])" office:value-type="float" office:value="0" calcext:value-type="float">
            <text:p>0.00</text:p>
          </table:table-cell>
          <table:table-cell table:style-name="ce163" table:formula="of:=SUM([.N13:.N21])" office:value-type="float" office:value="0" calcext:value-type="float">
            <text:p>0.00</text:p>
          </table:table-cell>
          <table:table-cell table:style-name="ce163" table:formula="of:=SUM([.O13:.O21])" office:value-type="float" office:value="0" calcext:value-type="float">
            <text:p>0.00</text:p>
          </table:table-cell>
          <table:table-cell table:style-name="ce163" table:formula="of:=SUM([.P13:.P21])" office:value-type="float" office:value="0" calcext:value-type="float">
            <text:p>0.00</text:p>
          </table:table-cell>
          <table:table-cell table:style-name="ce163" table:formula="of:=SUM([.Q13:.Q21])" office:value-type="float" office:value="0" calcext:value-type="float">
            <text:p>0.00</text:p>
          </table:table-cell>
          <table:table-cell table:style-name="ce163" table:formula="of:=SUM([.R13:.R21])" office:value-type="float" office:value="0" calcext:value-type="float">
            <text:p>0.00</text:p>
          </table:table-cell>
          <table:table-cell table:style-name="ce163" table:formula="of:=SUM([.S13:.S21])" office:value-type="float" office:value="0" calcext:value-type="float">
            <text:p>0.00</text:p>
          </table:table-cell>
          <table:table-cell table:style-name="ce163" table:formula="of:=SUM([.T13:.T21])" office:value-type="float" office:value="0" calcext:value-type="float">
            <text:p>0.00</text:p>
          </table:table-cell>
          <table:table-cell table:style-name="ce163" table:formula="of:=SUM([.U13:.U21])" office:value-type="float" office:value="0" calcext:value-type="float">
            <text:p>0.00</text:p>
          </table:table-cell>
          <table:table-cell table:style-name="ce163" table:formula="of:=SUM([.V13:.V21])" office:value-type="float" office:value="0" calcext:value-type="float">
            <text:p>0.00</text:p>
          </table:table-cell>
          <table:table-cell table:style-name="ce163" table:formula="of:=SUM([.W13:.W21])" office:value-type="float" office:value="0" calcext:value-type="float">
            <text:p>0.00</text:p>
          </table:table-cell>
          <table:table-cell table:style-name="ce163" table:formula="of:=SUM([.X13:.X21])" office:value-type="float" office:value="0" calcext:value-type="float">
            <text:p>0.00</text:p>
          </table:table-cell>
          <table:table-cell table:style-name="ce163" table:formula="of:=SUM([.Y13:.Y21])" office:value-type="float" office:value="0" calcext:value-type="float">
            <text:p>0.00</text:p>
          </table:table-cell>
        </table:table-row>
        <table:table-row table:style-name="ro2">
          <table:table-cell table:number-columns-repeated="10"/>
          <table:table-cell office:value-type="string" calcext:value-type="string">
            <text:p>Car</text:p>
          </table:table-cell>
          <table:table-cell table:number-columns-repeated="14"/>
        </table:table-row>
        <table:table-row table:style-name="ro2">
          <table:table-cell table:number-columns-repeated="10"/>
          <table:table-cell office:value-type="string" calcext:value-type="string">
            <text:p>Electricity</text:p>
          </table:table-cell>
          <table:table-cell table:number-columns-repeated="14"/>
        </table:table-row>
        <table:table-row table:style-name="ro2">
          <table:table-cell table:number-columns-repeated="10"/>
          <table:table-cell office:value-type="string" calcext:value-type="string">
            <text:p>Entertainment</text:p>
          </table:table-cell>
          <table:table-cell table:number-columns-repeated="14"/>
        </table:table-row>
        <table:table-row table:style-name="ro2">
          <table:table-cell table:number-columns-repeated="10"/>
          <table:table-cell office:value-type="string" calcext:value-type="string">
            <text:p>Food</text:p>
          </table:table-cell>
          <table:table-cell table:number-columns-repeated="14"/>
        </table:table-row>
        <table:table-row table:style-name="ro2">
          <table:table-cell table:number-columns-repeated="10"/>
          <table:table-cell office:value-type="string" calcext:value-type="string">
            <text:p>House</text:p>
          </table:table-cell>
          <table:table-cell table:number-columns-repeated="14"/>
        </table:table-row>
        <table:table-row table:style-name="ro2">
          <table:table-cell table:number-columns-repeated="10"/>
          <table:table-cell office:value-type="string" calcext:value-type="string">
            <text:p>Insurance</text:p>
          </table:table-cell>
          <table:table-cell table:number-columns-repeated="14"/>
        </table:table-row>
        <table:table-row table:style-name="ro2">
          <table:table-cell table:number-columns-repeated="10"/>
          <table:table-cell office:value-type="string" calcext:value-type="string">
            <text:p>Internet</text:p>
          </table:table-cell>
          <table:table-cell table:number-columns-repeated="14"/>
        </table:table-row>
        <table:table-row table:style-name="ro2">
          <table:table-cell table:number-columns-repeated="10"/>
          <table:table-cell office:value-type="string" calcext:value-type="string">
            <text:p>Phone</text:p>
          </table:table-cell>
          <table:table-cell table:number-columns-repeated="14"/>
        </table:table-row>
        <table:table-row table:style-name="ro2">
          <table:table-cell table:number-columns-repeated="10"/>
          <table:table-cell office:value-type="string" calcext:value-type="string">
            <text:p>Taxes</text:p>
          </table:table-cell>
          <table:table-cell table:number-columns-repeated="14"/>
        </table:table-row>
        <table:table-row table:style-name="ro2" table:number-rows-repeated="1048554">
          <table:table-cell table:number-columns-repeated="25"/>
        </table:table-row>
        <table:table-row table:style-name="ro2">
          <table:table-cell table:number-columns-repeated="25"/>
        </table:table-row>
        <calcext:conditional-formats>
          <calcext:conditional-format calcext:target-range-address="Summary.B2:Summary.B2">
            <calcext:condition calcext:apply-style-name="Bad" calcext:value="&lt;0" calcext:base-cell-address="Summary.B2"/>
            <calcext:condition calcext:apply-style-name="Good" calcext:value="&gt;0" calcext:base-cell-address="Summary.B2"/>
          </calcext:conditional-format>
          <calcext:conditional-format calcext:target-range-address="Summary.B4:Summary.B4">
            <calcext:condition calcext:apply-style-name="Bad" calcext:value="&lt;0" calcext:base-cell-address="Summary.B4"/>
            <calcext:condition calcext:apply-style-name="Good" calcext:value="&gt;0" calcext:base-cell-address="Summary.B4"/>
          </calcext:conditional-format>
          <calcext:conditional-format calcext:target-range-address="Summary.E4:Summary.E4">
            <calcext:condition calcext:apply-style-name="Bad" calcext:value="&lt;0" calcext:base-cell-address="Summary.E4"/>
            <calcext:condition calcext:apply-style-name="Good" calcext:value="&gt;0" calcext:base-cell-address="Summary.E4"/>
          </calcext:conditional-format>
        </calcext:conditional-formats>
      </table:table>
      <table:named-expressions/>
      <table:database-ranges>
        <table:database-range table:name="__Anonymous_Sheet_DB__0" table:target-range-address="Data.F7:Data.G1007"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38">
      <number:number number:decimal-places="12" number:min-decimal-places="12" number:min-integer-digits="1"/>
    </number:number-style>
    <number:number-style style:name="N137">
      <number:number number:decimal-places="13" number:min-decimal-places="13" number:min-integer-digits="1"/>
    </number:number-style>
    <number:number-style style:name="N136">
      <number:number number:decimal-places="14" number:min-decimal-places="14" number:min-integer-digits="1"/>
    </number:number-style>
    <number:number-style style:name="N135">
      <number:number number:decimal-places="15" number:min-decimal-places="15" number:min-integer-digits="1"/>
    </number:number-style>
    <number:number-style style:name="N134">
      <number:number number:decimal-places="16" number:min-decimal-places="16" number:min-integer-digits="1"/>
    </number:number-style>
    <number:number-style style:name="N133">
      <number:number number:decimal-places="7" number:min-decimal-places="7" number:min-integer-digits="1"/>
    </number:number-style>
    <number:number-style style:name="N132">
      <number:number number:decimal-places="8" number:min-decimal-places="8" number:min-integer-digits="1"/>
    </number:number-style>
    <number:number-style style:name="N131">
      <number:number number:decimal-places="9" number:min-decimal-places="9" number:min-integer-digits="1"/>
    </number:number-style>
    <number:number-style style:name="N130">
      <number:number number:decimal-places="10" number:min-decimal-places="10" number:min-integer-digits="1"/>
    </number:number-style>
    <number:number-style style:name="N129">
      <number:number number:decimal-places="11" number:min-decimal-places="11" number:min-integer-digits="1"/>
    </number:number-style>
    <number:number-style style:name="N128">
      <number:number number:decimal-places="1" number:min-decimal-places="1" number:min-integer-digits="1"/>
    </number:number-style>
    <number:number-style style:name="N127">
      <number:number number:decimal-places="3" number:min-decimal-places="3" number:min-integer-digits="1"/>
    </number:number-style>
    <number:number-style style:name="N126">
      <number:number number:decimal-places="4" number:min-decimal-places="4" number:min-integer-digits="1"/>
    </number:number-style>
    <number:number-style style:name="N125">
      <number:number number:decimal-places="5" number:min-decimal-places="5" number:min-integer-digits="1"/>
    </number:number-style>
    <number:number-style style:name="N124">
      <number:number number:decimal-places="6" number:min-decimal-places="6" number:min-integer-digits="1"/>
    </number:number-style>
    <number:percentage-style style:name="N123">
      <number:number number:decimal-places="1" number:min-decimal-places="1" number:min-integer-digits="1"/>
      <number:text>%</number:text>
    </number:percentage-style>
    <number:number-style style:name="N122">
      <number:number number:decimal-places="18" number:min-decimal-places="18" number:min-integer-digits="1"/>
    </number:number-style>
    <number:number-style style:name="N121">
      <number:number number:decimal-places="17" number:min-decimal-places="17" number:min-integer-digits="1"/>
    </number:number-style>
    <number:percentage-style style:name="N10123" number:language="en" number:country="US">
      <number:number number:decimal-places="2" number:min-decimal-places="2" number:min-integer-digits="1"/>
      <number:text>%</number:text>
    </number:percentage-style>
    <number:number-style style:name="N10122P0" style:volatile="true" number:language="en" number:country="US">
      <number:number number:decimal-places="2" number:min-decimal-places="2" number:min-integer-digits="1" number:grouping="true"/>
    </number:number-style>
    <number:number-style style:name="N10122" number:language="en" number:country="US">
      <number:text>-</number:text>
      <number:number number:decimal-places="2" number:min-decimal-places="2" number:min-integer-digits="1" number:grouping="true"/>
      <style:map style:condition="value()&gt;=0" style:apply-style-name="N10122P0"/>
    </number:number-style>
    <number:number-style style:name="N10121" number:language="en" number:country="US">
      <number:number number:decimal-places="2" number:min-decimal-places="2"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ositive" style:family="table-cell" style:parent-style-name="Default">
      <style:text-properties fo:color="#00a933"/>
    </style:style>
    <style:style style:name="Negative" style:family="table-cell" style:parent-style-name="Positive">
      <style:text-properties fo:color="#ff000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04:28:56.351728206</meta:creation-date>
    <meta:generator>LibreOffice/7.4.4.2$Linux_X86_64 LibreOffice_project/85569322deea74ec9134968a29af2df5663baa21</meta:generator>
    <dc:date>2023-12-16T08:19:41.278293618</dc:date>
    <meta:editing-duration>P3DT2H45M2S</meta:editing-duration>
    <meta:editing-cycles>1555</meta:editing-cycles>
    <meta:document-statistic meta:table-count="4" meta:cell-count="252" meta:object-count="9"/>
  </office:meta>
</office:document-meta>
</file>

<file path=Basic/Standard/Account.xml><?xml version="1.0" encoding="utf-8"?>
<!DOCTYPE module  PUBLIC '-//OpenOffice.org//DTD OfficeDocument 1.0//EN'  'module.dtd'>
<script:module xmlns:script="http://openoffice.org/2000/script" script:name="Account" script:language="StarBasic" script:moduleType="normal">Option Explicit

Sub AddAccount(accountName, accountType)
	If accountType.accountTypeName = "Checking" Then
		CreateCheckingAccount(accountName, accountType)
	ElseIf accountType.accountTypeName = "Credit Card" Then
		CreateCreditCardAccount(accountName, accountType)
	ElseIf accountType.accountTypeName = "Equity" Then
		CreateEquityAccount(accountName, accountType)
	ElseIf accountType.accountTypeName = "Investment" Then
		CreateInvestmentAccount(accountName, accountType)
	ElseIf accountType.accountTypeName = "Loan" Then
		CreateLoanAccount(accountName, accountType)
	ElseIf accountType.accountTypeName = "Mortgage" Then
		CreateMortgageAccount(accountName, accountType)
	ElseIf accountType.accountTypeName = "Savings" Then
		CreateSavingsAccount(accountName, accountType)
	End If
	
End Sub

Sub RemoveAccount(accountName)
	On Error Goto ErrorHandler
		ActivateSheet("Summary")
		RemoveSheet(accountName)
		RemoveAccountFromData(accountName)
		RemoveCategoryFromData("Transfer From " &amp; accountName)
		RemoveCategoryFromData("Transfer To " &amp; accountName)
		RemoveCategoryFromData(accountName &amp; " Payment")
		RemoveAccountFromBalanceSheet(accountName)
		SelectRange("A1")
		
		CreateSummaryIncomeStatement
		
	ErrorHandler:
End Sub

</script:module>
</file>

<file path=Basic/Standard/AddAccountDialog.xml><?xml version="1.0" encoding="utf-8"?>
<!DOCTYPE module  PUBLIC '-//OpenOffice.org//DTD OfficeDocument 1.0//EN'  'module.dtd'>
<script:module xmlns:script="http://openoffice.org/2000/script" script:name="AddAccountDialog" script:language="StarBasic" script:moduleType="normal">Option Explicit

Private addAccountDialog as Object

Sub OpenAddAccountDialog
	Dim accountTypes, accountTypeCtrl
	Dim libContainer As Object
	Dim library As Object
    Dim inputStreamProvider As Object
    
    Const libName = "Standard"
    Const dialogName = "AddAccountDialog"
    Const dialogTitle = "Add Account"
    
    libContainer = DialogLibraries
    libContainer.loadLibrary( libName )
    library = libContainer.getByName( libName )
    inputStreamProvider = library.getByName( dialogName )
    addAccountDialog = CreateUnoDialog( inputStreamProvider )
    
    addAccountDialog.Model.Title = dialogTitle
    
    accountTypes = GetAccountTypeNames
    accountTypeCtrl = addAccountDialog.GetControl("AccountType")
    accountTypeCtrl.addItems(accountTypes, 0)
    
    addAccountDialog.execute()
End Sub

Sub AddAccountFromDialog
	Dim accountName, accountNameCtrl, accountType, accountTypeName, accountTypes, accountTypeCtrl
	
	accountNameCtrl = addAccountDialog.GetControl("AccountName")
	accountName = accountNameCtrl.Text
	
	accountTypeCtrl = addAccountDialog.GetControl("AccountType")
	accountTypeName = accountTypeCtrl.Text
	
	accountType = GetAccountTypeByName(accountTypeName)
	
	CloseAddAccountDialog
	
	AddAccount(accountName, accountType)
End Sub

Sub CloseAddAccountDialog
	addAccountDialog.endExecute()
End Sub
</script:module>
</file>

<file path=Basic/Standard/AddCategoryDialog.xml><?xml version="1.0" encoding="utf-8"?>
<!DOCTYPE module  PUBLIC '-//OpenOffice.org//DTD OfficeDocument 1.0//EN'  'module.dtd'>
<script:module xmlns:script="http://openoffice.org/2000/script" script:name="AddCategoryDialog" script:language="StarBasic" script:moduleType="normal">Option Explicit

Private addCategoryDialog as Object

Sub OpenAddCategoryDialog
	Dim categoryTypes, categoryTypeCtrl
	Dim libContainer As Object
	Dim library As Object
    Dim inputStreamProvider As Object
    
    Const libName = "Standard"
    Const dialogName = "AddCategoryDialog"
    Const dialogTitle = "Add Category"
    
    libContainer = DialogLibraries
    libContainer.loadLibrary( libName )
    library = libContainer.getByName( libName )
    inputStreamProvider = library.getByName( dialogName )
    addCategoryDialog = CreateUnoDialog( inputStreamProvider )
    
    addCategoryDialog.Model.Title = dialogTitle
    
    categoryTypes = GetCategoryTypeNames
    categoryTypeCtrl = addCategoryDialog.GetControl("CategoryTypeCtrl")
    categoryTypeCtrl.addItems(categoryTypes, 0)
    
    addCategoryDialog.execute()
End Sub

Sub AddCategoryFromDialog
	Dim categoryName, categoryNameCtrl, categoryType, categoryTypeName, categoryTypes, categoryTypeCtrl
	
	categoryNameCtrl = addCategoryDialog.GetControl("CategoryNameCtrl")
	categoryName = categoryNameCtrl.Text
	
	categoryTypeCtrl = addCategoryDialog.GetControl("CategoryTypeCtrl")
	categoryTypeName = categoryTypeCtrl.Text
	
	CloseAddCategoryDialog
		
	AddCategoryToData(categoryName, categoryTypeName)
	RegenerateIncomeStatements
	
End Sub

Sub CloseAddCategoryDialog
	addCategoryDialog.endExecute()
End Sub
</script:module>
</file>

<file path=Basic/Standard/BalanceSheet.xml><?xml version="1.0" encoding="utf-8"?>
<!DOCTYPE module  PUBLIC '-//OpenOffice.org//DTD OfficeDocument 1.0//EN'  'module.dtd'>
<script:module xmlns:script="http://openoffice.org/2000/script" script:name="BalanceSheet" script:language="StarBasic" script:moduleType="normal">Option Explicit

Sub PopulateBalanceSheet
	ActivateSheet("Summary")
	SetBalanceSheetText
	SetBalanceSheetStyles
	SetBalanceSheetData
End Sub

Sub SetBalanceSheetText
	Dim cell
	
	cell = RangeN("A1")
	cell.String = "Balance Sheet"
	
	cell = RangeN("A2")
	cell.String = "Net Worth"
	
	cell = RangeN("A4")
	cell.String = "Assets"
	
	cell = RangeN("A5")
	cell.String = "Account"
	
	cell = RangeN("B5")
	cell.String = "Amount"
	
	cell = RangeN("C5")
	cell.String = "% of Total"
	
	cell = RangeN("D4")
	cell.String = "Liabilities"
	
	cell = RangeN("D5")
	cell.String = "Account"
	
	cell = RangeN("E5")
	cell.String = "Amount"
	
	cell = RangeN("F5")
	cell.String = "% of Total"
	
	cell = RangeN("H2")
	cell.String = "Net Worth on Jan 1"
	
	cell = RangeN("H3")
	cell.String = "YTD Increase"
	cell = RangeN("I3")
	cell.Formula = "=B2-I2"
	
	
	cell = RangeN("H4")
	cell.String = "Avg Monthly Increase"
	cell = RangeN("I4")
	cell.Formula = "=I3/MONTH(NOW())"
End Sub

Sub SetBalanceSheetStyles
	Dim range
	
	range = RangeN("A1:F1")
	Merge(range)
	AlignCenter(range)
	BlackBG(range)
	WhiteFG(range)
	'FontSize(range, 20)
	
	range = RangeN("A1:F5")
	Bold(range)
	
	range = RangeN("A2:F2")
	WhiteBG(range)
	'FontSize(range, 14)
	
	range = RangeN("A3:F3")
	BlackBG(range)
	
	range = RangeN("A4:F4")
	WhiteBG(range)
	'FontSize(range, 14)
	
	range = RangeN("A5:F5")
	LightGrayBG(range)
	
	range = RangeN("B2:F2")
	Merge(range)
	
	range = RangeN("B2")
	FormatCurrency(range)
	ConditionalFormatPositiveNegative(range)
	
	range = RangeN("B4:C4")
	Merge(range)
	
	range = RangeN("B4")
	FormatCurrency(range)
	ConditionalFormatPositiveNegative(range)
	
	range = RangeN("E4")
	FormatCurrency(range)
	ConditionalFormatPositiveNegative(range)
	
	range = RangeN("B5:C5")
	AlignRight(range)
	
	range = RangeN("E4:F4")
	Merge(range)
	
	range = RangeN("E5:F5")
	AlignRight(range)
	
	SetColumnOptimalWidth("A")
	
	range = RangeN("B:B")
	FormatCurrency(range)
	
	range = RangeN("C:C")
	FormatPercent(range)
	RightBorder(range)
	
	SetColumnOptimalWidth("D")
	
	range = RangeN("E:E")
	FormatCurrency(range)
	
	range = RangeN("F:F")
	FormatPercent(range)
	RightBorder(range)
	
	range = RangeN("G:G")
	BlackBG(range)
	
	range = RangeN("H1:I1")
	BlackBG(range)
	
	range = RangeN("I:I")
	FormatCurrency(range)
	
	SetColumnWidth("G", 500)
	SetColumnWidth("H", 4000)
	SetColumnWidth("I", 4000)
	SetColumnWidth("J", 500)
	
	range = RangeN("G1:J1")
	Merge(range)
	AlignCenter(range)
	
	range = RangeN("J:J")
	BlackBG(range)
End Sub

Sub SetBalanceSheetData
	Dim range, accounts, account, accountType
	
	range = RangeN("B2")
	range.Formula = "=B4-ABS(E4)"
	
	range = RangeN("B4")
	range.Formula = "=SUM(B6:B" &amp; MaxRows &amp; ")"
	
	range = RangeN("E4")
	range.Formula = "=SUM(E6:E" &amp; MaxRows &amp; ")"
	
	accounts = GetAccounts
	For Each account In accounts
		accountType = GetAccountTypeByName(account.accountType)
		AddAccountToBalanceSheet(account.accountName, accountType)
	Next account
End Sub

Sub AddAccountToBalanceSheet(accountName, accountType)
	If accountType.accountTypeType = "Asset" Then
		AddAssetToBalanceSheet(accountName)		
	ElseIf accountType.accountTypeType = "Liability" Then
		AddLiabilityToBalanceSheet(accountName)
	End If
End Sub

Sub AddAssetToBalanceSheet(accountName)
	Dim range
	range = RangeN("A6:A"&amp;MaxRows, "Summary")
	AddAccountToBalanceSheetRange(accountName, range)
End Sub

Sub AddLiabilityToBalanceSheet(accountName)
	Dim range
	range = RangeN("D6:D"&amp;MaxRows, "Summary")
	AddAccountToBalanceSheetRange(accountName, range)
End Sub

Sub AddAccountToBalanceSheetRange(accountName, range)
	Dim accountSheet, balanceCell, balanceCellAddress, row, col, cell, cellAddress1, cellAddress2
	
	accountSheet = GetSheet(accountName)
	balanceCell = RangeN("B4", accountName)
	balanceCellAddress = balanceCell.AbsoluteName
	
	row = GetNextEmptyRow(range)
	col = GetFirstEmptyCol(range)
	
	cell = CellP(col, row, "Summary")
	cell.String = accountName
	
	cell = CellP(col+1, row, "Summary")
	cell.Formula = "=" &amp; balanceCellAddress
	
	cellAddress1 = cell.AbsoluteName
	cellAddress2 = CellP(col+1, 3, "Summary").AbsoluteName
	cell = CellP(col+2, row, "Summary")
	cell.Formula = "=IF(" &amp; cellAddress2 &amp; "&lt;&gt;0;" &amp; cellAddress1 &amp; "/" &amp; cellAddress2 &amp; ";)"
	
	SetColumnOptimalWidth("A", "Summary")
	SetColumnOptimalWidth("D", "Summary")
End Sub

Sub RemoveAccountFromBalanceSheet(accountName)
	Dim range, rangeName, cell, i

	rangeName = "A6:C"&amp;MaxRows
	range = RangeN(rangeName, "Summary")

	For i = 0 To range.Rows.getCount() - 1   
		cell = range.getCellByPosition(0, i)
		If cell.String = accountName Then
			cell.String = ""
			cell = range.getCellByPosition(1, i)
			cell.String = ""
			cell = range.getCellByPosition(2, i)
			cell.String = ""
		End If
	Next
	
	SortRangeAscending(rangeName, "Summary")
	
	rangeName = "D6:F"&amp;MaxRows
	range = RangeN(rangeName, "Summary")

	For i = 0 To range.Rows.getCount() - 1   
		cell = range.getCellByPosition(0, i)
		If cell.String = accountName Then
			cell.String = ""
			cell = range.getCellByPosition(1, i)
			cell.String = ""
			cell = range.getCellByPosition(2, i)
			cell.String = ""
		End If
	Next
	
	SortRangeAscending(rangeName, "Summary")
End Sub

</script:module>
</file>

<file path=Basic/Standard/CheckingAccount.xml><?xml version="1.0" encoding="utf-8"?>
<!DOCTYPE module  PUBLIC '-//OpenOffice.org//DTD OfficeDocument 1.0//EN'  'module.dtd'>
<script:module xmlns:script="http://openoffice.org/2000/script" script:name="CheckingAccount" script:language="StarBasic" script:moduleType="normal">Option Explicit

Private Sub CreateCheckingAccount(accountName, accountType)
	Dim cell
	
	CreateSheet(accountName)
	AddAccountToData(accountName, accountType.accountTypeName)
	AddTransferToFromAccountCategories(accountName)
	AddAccountToBalanceSheet(accountName, accountType)
	ActivateSheet(accountName)
	
	SetCheckingAccountText(accountName, accountType)
	SetCheckingAccountFormulas
	SetCheckingAccountColumnWidths
	SetCheckingAccountFontStyles
	SetCheckingAccountFormats
	
	SetCheckingAccountIncomeStatement(accountName)
	
	ActivateSheet(accountName)
	SelectRange("A5")
End Sub

Sub SetCheckingAccountIncomeStatement(accountName)
	SetCategoryDropdowns(accountName,  "H")
	CreateAccountIncomeStatement(accountName)
End Sub

Sub SetChecking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D1")
	cell.String = "Date"
	
	cell = RangeN("D2")
	today = Format( Now, "MM\/DD\/YY")
	cell.String = today
	
	cell = RangeN("E1")
	cell.String = "Description"
	cell = RangeN("E2")
	cell.String = "Beginning Balance"
	
	cell = RangeN("F1")
	cell.String = "Amount"
	
	cell = RangeN("G1")
	cell.String = "Balance"
	
	cell = RangeN("H1")
	cell.String = "Category"
	
End Sub

Sub SetCheckingAccountFormulas
	Dim cell
	
	cell = RangeN("B4")
	cell.Formula = "=LOOKUP(2;1/ISNUMBER(G:G);G:G)"
	
	SetCheckingAccountBalanceColumn
End Sub

Sub SetCheckingAccountBalanceColumn
	Dim cell, lastRow
	
	cell = RangeN("G2")
	cell.Formula = "=F2"
	
	cell = RangeN("G3")
	cell.Formula = "=G2+F3"
	
	lastRow = 1 + MaxRows
	FillRange("$G$3", "$G$"&amp;lastRow)
End Sub

Sub SetCheckingAccountColumnWidths
	SetColumnWidth("A", 4000)
	SetColumnWidth("B", 3000)
	SetColumnWidth("C", 500)
	SetColumnWidth("D", 3000)
	SetColumnWidth("E", 6000)
	SetColumnWidth("F", 3000)
	SetColumnWidth("G", 3000)
	SetColumnWidth("H", 4000)
	SetColumnWidth("I", 500)
	SetColumnWidth("J", 500)
End Sub

Sub SetCheckingAccountFontStyles
	Dim range
	
	range = RangeN("B1")
	Bold(range)
	
	range = RangeN("C:C")
	LightGrayBG(range)
	
	range = RangeN("D1:H1")
	Bold(range)
	LightGrayBG(range)
	
	range = RangeN("I:J")
	LightGrayBG(range)
End Sub

Sub SetCheckingAccountFormats
	Dim range
	
	range = RangeN("B4")
	FormatCurrency(range)
	
	range = RangeN("D:D")
	FormatDate(range)
	
	range = RangeN("F:G")
	FormatCurrency(range)
End Sub

Sub SetCheckingAccountTestData
	Dim month, range, row, cell, lastRow, startRow, endRow, sheet
	Dim data(0, 4)
	
	range = RangeP(3, 1)
	range.String = MDY(1, 1)
	
	range = RangeP(5, 1)
	range.Value = 10000
	
	row = 3
	startRow = row
	For month = 1 To 12
		row = AddCheckingAccountMonthlyTransactions(data, month)
	Next Month
		
	Redim Preserve data(Ubound(data) - 1, 4)
	endRow = startRow + Ubound(data)
	sheet = GetSheet
	range = sheet.getCellRangebyName("D" &amp; startRow &amp; ":H" &amp; endRow)
	range.setDataArray(data)
	
	SetCheckingAccountBalanceColumn
	
	SelectRange("D2")
End Sub

Sub AddCheckingAccountMonthlyTransactions(data, month)
	Dim day, rowDate, range, amount, category

	day = 1
	rowDate = MDY(day, month)
	amount = -1000
	category = "House"
	AddCheckingAccountTestRow(data, rowDate, amount, category)
	
	rowDate = MDY(day, month)
	amount = -500
	category = "Transfer To Savings"
	AddCheckingAccountTestRow(data, rowDate, amount, category)
	
	rowDate = MDY(day, month)
	amount = -500
	category = "Transfer To Investment"
	AddCheckingAccountTestRow(data, rowDate, amount, category)
	
	day = day + 1
	rowDate = MDY(day, month)
	amount = -500
	category = "Food"
	AddCheckingAccountTestRow(data, rowDate, amount, category)
	
	day = day + 1
	rowDate = MDY(day, month)
	amount = 3000
	category = "Paycheck"
	AddCheckingAccountTestRow(data, rowDate, amount, category)
	
	amount = -900
	category = "Taxes"
	AddCheckingAccountTestRow(data, rowDate, amount, category)
	
	amount = -150
	category = "Insurance"
	AddCheckingAccountTestRow(data, rowDate, amount, category)
	
	amount = -500
	category = "Credit Card Payment"
	AddCheckingAccountTestRow(data, rowDate, amount, category)
	
	day = day + 1
	rowDate = MDY(day, month)
	amount = -300
	category = "Car"
	AddCheckingAccountTestRow(data, rowDate, amount, category)
	
	day = day + 1
	rowDate = MDY(day, month)
	amount = -100
	category = "Electricity"
	AddCheckingAccountTestRow(data, rowDate, amount, category)
	
	day = 15
	rowDate = MDY(day, month)
	amount = 3000
	category = "Paycheck"
	AddCheckingAccountTestRow(data, rowDate, amount, category)
	
	amount = -900
	category = "Taxes"
	AddCheckingAccountTestRow(data, rowDate, amount, category)
	
	amount = -150
	category = "Insurance"
	AddCheckingAccountTestRow(data, rowDate, amount, category)
	
	rowDate = MDY(day, month)
	amount = -500
	category = "Transfer To Savings"
	AddCheckingAccountTestRow(data, rowDate, amount, category)
	
	amount = -500
	category = "Credit Card Payment"
	AddCheckingAccountTestRow(data, rowDate, amount, category)

	day = day + 1
	rowDate = MDY(day, month)
	amount = -50
	category = "Phone"
	AddCheckingAccountTestRow(data, rowDate, amount, category)
	
	day = day + 1
	rowDate = MDY(day, month)
	amount = -80
	category = "Internet"
	AddCheckingAccountTestRow(data, rowDate, amount, category)
	
	day = day + 1
	rowDate = MDY(day, month)
	amount = -100
	category = "Entertainment"
	AddCheckingAccountTestRow(data, rowDate, amount, category)
End Sub

Sub AddCheckingAccountTestRow(data, rowDate, amount, category)
	Dim description, i
	description = "Test " &amp; category
	i = Ubound(data)
	data(i, 0) = rowDate
	data(i, 1) = description
	data(i, 2) = amount
	data(i, 4) = category
	Redim Preserve data(Ubound(data) + 1, 4)
End Sub

</script:module>
</file>

<file path=Basic/Standard/CreditCardAccount.xml><?xml version="1.0" encoding="utf-8"?>
<!DOCTYPE module  PUBLIC '-//OpenOffice.org//DTD OfficeDocument 1.0//EN'  'module.dtd'>
<script:module xmlns:script="http://openoffice.org/2000/script" script:name="CreditCardAccount" script:language="StarBasic" script:moduleType="normal">Option Explicit

Private Sub CreateCreditCardAccount(accountName, accountType)
	CreateSheet(accountName)
	AddAccountToData(accountName, accountType.accountTypeName)
	AddAccountPaymentCategory(accountName)
	AddAccountToBalanceSheet(accountName, accountType)
	ActivateSheet(accountName)
	
	SetCreditCardAccountText(accountName, accountType)
	SetCreditCardAccountFormulas
	SetCategoryDropdowns(accountName,  "H")
	SetCreditCardAccountColumnWidths
	SetCreditCardAccountFontStyles
	SetCreditCardAccountFormats
	
	SetCreditCardAccountIncomeStatement(accountName)
	
	ActivateSheet(accountName)
	SelectRange("A5")
End Sub

Sub SetCreditCardAccountIncomeStatement(accountName)
	SetCategoryDropdowns(accountName,  "H")
	CreateAccountIncomeStatement(accountName)
End Sub

Sub SetCreditCard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D1")
	cell.String = "Date"
	
	cell = RangeN("D2")
	today = Format( Now, "MM\/DD\/YY")
	cell.String = today
	
	cell = RangeN("E1")
	cell.String = "Description"
	cell = RangeN("E2")
	cell.String = "Beginning Balance"
	
	cell = RangeN("F1")
	cell.String = "Amount"
	
	cell = RangeN("G1")
	cell.String = "Balance"
	
	cell = RangeN("H1")
	cell.String = "Category"
	
End Sub

Sub SetCreditCardAccountFormulas
	Dim cell
		
	cell = RangeN("B4")
	cell.Formula = "=LOOKUP(2;1/ISNUMBER(G:G);G:G)"
	
	SetCreditCardBalanceColumn
End Sub

Sub SetCreditCardBalanceColumn
	Dim cell, lastRow
	
	cell = RangeN("G2")
	cell.Formula = "=F2"
	
	cell = RangeN("G3")
	cell.Formula = "=G2+F3"
	
	lastRow = 1 + MaxRows
	FillRange("$G$3", "$G$" &amp; lastRow)
End Sub

Sub SetCreditCardAccountColumnWidths
	SetColumnWidth("A", 4000)
	SetColumnWidth("B", 3000)
	SetColumnWidth("C", 500)
	SetColumnWidth("D", 3000)
	SetColumnWidth("E", 6000)
	SetColumnWidth("F", 3000)
	SetColumnWidth("G", 3000)
	SetColumnWidth("H", 4000)
	SetColumnWidth("I", 500)
	SetColumnWidth("J", 500)
End Sub

Sub SetCreditCardAccountFontStyles
	Dim range
	
	range = RangeN("B1")
	Bold(range)
	
	range = RangeN("C:C")
	LightGrayBG(range)
	
	range = RangeN("D1:H1")
	Bold(range)
	LightGrayBG(range)
	
	range = RangeN("I:J")
	LightGrayBG(range)
End Sub

Sub SetCreditCardAccountFormats
	Dim range
	
	range = RangeN("B4")
	FormatCurrency(range)
	
	range = RangeN("D:D")
	FormatDate(range)
	
	range = RangeN("F:G")
	FormatCurrency(range)
End Sub

Sub SetCreditCardAccountTestData
	Dim month, range, row, cell, lastRow, startRow, endRow, sheet
	Dim data(0, 4)
	
	range = RangeP(3, 1)
	range.String = MDY(1, 1)
	
	range = RangeP(5, 1)
	range.Value = -500
	
	row = 3
	startRow = row
	For month = 1 To 12
		row = AddCreditCardAccountMonthlyTransactions(data, month)
	Next Month
		
	Redim Preserve data(Ubound(data) - 1, 4)
	endRow = startRow + Ubound(data)
	sheet = GetSheet
	range = sheet.getCellRangebyName("D" &amp; startRow &amp; ":H" &amp; endRow)
	range.setDataArray(data)
	
	SetCreditCardBalanceColumn
	
	SelectRange("D2")
End Sub


Sub AddCreditCardAccountMonthlyTransactions(data, month)
	Dim day, rowDate, range, amount, category
	
	day = 1
	rowDate = MDY(day, month)
	amount = 500
	category = "Credit Card Payment"
	AddCreditCardAccountTestRow(data, rowDate, amount, category)
	
	day = day + 1
	rowDate = MDY(day, month)
	amount = -100
	category = "Food"
	AddCreditCardAccountTestRow(data, rowDate, amount, category)
	
	day = day + 1
	rowDate = MDY(day, month)
	amount = -100
	category = "Car"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day = 15
	amount = 500
	category = "Credit Card Payment"
	AddCreditCardAccountTestRow(data, rowDate, amount, category)
	
	day = day + 1
	rowDate = MDY(day, month)
	amount = -100
	category = "Food"
	AddCreditCardAccountTestRow(data, rowDate, amount, category)
	
	day = day + 1
	rowDate = MDY(day, month)
	amount = -100
	category = "Car"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End Sub

Sub AddCreditCardAccountTestRow(data, rowDate, amount, category)
	Dim description, i
	description = "Test " &amp; category
	i = Ubound(data)
	data(i, 0) = rowDate
	data(i, 1) = description
	data(i, 2) = amount
	data(i, 4) = category
	Redim Preserve data(Ubound(data) + 1, 4)
End Sub
</script:module>
</file>

<file path=Basic/Standard/Data.xml><?xml version="1.0" encoding="utf-8"?>
<!DOCTYPE module  PUBLIC '-//OpenOffice.org//DTD OfficeDocument 1.0//EN'  'module.dtd'>
<script:module xmlns:script="http://openoffice.org/2000/script" script:name="Data" script:language="StarBasic" script:moduleType="normal">Option Explicit

' -------
' DATA
' -------

Function MaxRows As Long
	Dim range
	range = RangeN("F1", "Data")
	MaxRows = range.Value
	'MaxRows = 1048575
	'MaxRows = 1000
End Function

' ---------------
' ACCOUNTS
' ---------------

Type Account
	accountName as String
	accountType as String
End Type

Type AccountType
	accountTypeName as String
	accountTypeType as String
End Type

Function GetDataSheet
	GetDataSheet = GetSheet("Data")
End Function

Function GetAccountTypesRangeName
	Dim rangeName
	rangeName = "$A$7:$B$"&amp;MaxRows
	GetAccountTypesRangeName = rangeName
End Function

Function GetAccountTypesRange
	Dim range, rangeName
	rangeName = GetAccountTypesRangeName
	range = RangeN(rangeName, "Data")
	GetAccountTypesRange = range
End Function

Function GetAccountTypes
	Dim range, data, values, i
	
	range = GetAccountTypesRange
	data = GetNonEmptyStringCells(range)
	values = data(0).Data
	
	Dim accountTypes(Ubound(values))
	
	For i = Lbound(values) To Ubound(values)
		Dim acctType as New AccountType
		acctType.accountTypeName = range.getCellByPosition(0, i).String
		acctType.accountTypeType = range.getCellByPosition(1, i).String
		accountTypes(i) = acctType
	Next i
	
	GetAccountTypes = accountTypes
End Function

Function GetAccountTypeNames
	Dim range, data, values, i
	
	range = GetAccountTypesRange
	data = GetNonEmptyStringCells(range)
	values = data(0).Data
	Dim accountTypeNames(Ubound(values))
	
	For i = Lbound(values) To Ubound(values)
		accountTypeNames(i) = range.getCellByPosition(0, i).String
	Next i
	
	GetAccountTypeNames = accountTypeNames
End Function

Function GetAccountTypeByName(accountTypeName)
	Dim val, values, i

	values = GetAccountTypes
	For i = Lbound(values) To Ubound(values)
		IF values(i).accountTypeName = accountTypeName Then
			val = values(i)
		End IF
	Next i
	
	GetAccountTypeByName = val
End Function

Sub AddAccountTypeToData(accountTypeName, accountTypeType)
	Dim range, row, col, cell

	range = GetAccountTypesRange
	row = GetNextEmptyRow(range)
	col = GetFirstEmptyCol(range)
	cell = CellP(col, row, "Data")
	cell.String = accountTypeName
	cell = CellP(col+1, row, "Data")
	cell.String = accountTypeType
End Sub

Function GetAccountsRangeName
	Dim rangeName
	rangeName = "$C$7:$D$"&amp;MaxRows
	GetAccountsRangeName = rangeName
End Function

Function GetAccountsRange
	Dim range, rangeName
	rangeName = GetAccountsRangeName
	range = RangeN(rangeName, "Data")
	GetAccountsRange = range
End Function

Sub AddAccountToData(accountName, accountType)
	Dim range, row, col, cell
	
	range = GetAccountsRange
	row = GetNextEmptyRow(range)
	col = GetFirstEmptyCol(range)
	cell = CellP(col, row, "Data")
	cell.String = accountName
	cell = CellP(col + 1, row, "Data")
	cell.String = accountType
	
	SetColumnOptimalWidth("C", "Data")
End Sub

Function GetAccounts
	Dim range, data, values, i, l, accounts()
	
	range = GetAccountsRange
	data = GetNonEmptyStringCells(range)
	If data.Count() &gt; 0 Then
		values = data(0).Data
		ReDim accounts(Ubound(values))
		
		For i = Lbound(values) To Ubound(values)
			Dim acct as New Account
			acct.accountName = range.getCellByPosition(0, i).String
			acct.accountType = range.getCellByPosition(1, i).String
			accounts(i) = acct
		Next i
	End If
	
	GetAccounts = accounts
End Function

Function GetAccountNames
	Dim range, data, values, i, accountNames()
	
	range = GetAccountsRange
	data = GetNonEmptyStringCells(range)
	If data.Count() &gt; 0 Then
		values = data(0).Data
		ReDim accountNames(Ubound(values))
		
		For i = Lbound(values) To Ubound(values)
			accountNames(i) = range.getCellByPosition(0, i).String
		Next i
	End If
		
	GetAccountNames = accountNames
End Function

Function GetAccountsOfType(accountType as String)
	Dim account, accounts, count
	accounts = GetAccounts
	Dim accountsOfType(Ubound(accounts))
	
	count = 0
	For Each account In accounts
		If account.accountType.accountTypeName = accountType Then
			accountsOfType(count) = account
			count = count + 1
		End If
	Next account
	
	Redim Preserve accountsOfType(count - 1)
	GetAccountsOfType = accountsOfType
End Function

Function GetIncomeStatementAccounts
	Dim account, accounts, accountType, count, incomeStatementAccounts(), l
	accounts = GetAccounts
	If Ubound(accounts) &gt; -1 Then
		ReDim incomeStatementAccounts(Ubound(accounts))
		Dim accountTypes(3)
		accountTypes(0) = "Checking"
		accountTypes(1) = "Credit Card"
		accountTypes(2) = "Investment"
		accountTypes(3) = "Savings"
		
		count = 0
		For Each account In accounts
			For Each accountType In accountTypes
				If account.accountType = accountType Then
					incomeStatementAccounts(count) = account
					count = count + 1
				End If
			Next accountType
		Next account
		
		If count &gt; 0 Then
			Redim Preserve incomeStatementAccounts(count - 1)
		Else
			Redim incomeStatementAccounts()
		End If
	End If
	
	GetIncomeStatementAccounts = incomeStatementAccounts
End Function

Sub ClearAccounts
	Dim range, flags
	
	range = GetAccountsRange
	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range.clearContents(flags)
End Sub

Sub RemoveAccountFromData(accountName)
	Dim range, i, cell
	
	range = GetAccountsRange
	
	For i = 0 To range.Rows.getCount() - 1   
		cell = range.getCellByPosition(0, i)
		If cell.String = accountName Then
			cell.String = ""
			cell = range.getCellByPosition(1, i)
			cell.String = ""
		End If
	Next
	
	SortRangeAscending(GetAccountsRangeName, "Data")
End Sub

' ----------------
' CATEGORIES
' ----------------


Type Category
	categoryName as String
	categoryType as String
End Type

Function GetCategoryTypesRangeName
	Dim rangeName
	rangeName = "$E$7:$E$"&amp;MaxRows
	GetCategoryTypesRangeName = rangeName
End Function

Function GetCategoryTypesRange
	Dim range, rangeName
	rangeName = GetCategoryTypesRangeName
	range = RangeN(rangeName, "Data")
	GetCategoryTypesRange = range
End Function

Function GetCategoryTypeNames
	Dim range, data, values, i
	
	range = GetCategoryTypesRange
	data = GetNonEmptyStringCells(range)
	values = data(0).Data
	Dim categoryTypeNames(Ubound(values))
	
	For i = Lbound(values) To Ubound(values)
		categoryTypeNames(i) = range.getCellByPosition(0, i).String
	Next i
	
	GetCategoryTypeNames = categoryTypeNames
End Function

Function GetCategoriesRangeName
	Dim rangeName
	rangeName = "$F$7:$G$"&amp; (7 + MaxRows)
	GetCategoriesRangeName = rangeName
End Function

Function GetCategoryNamesRangeName
	Dim rangeName
	rangeName = "$Data.$F$7:$F$"&amp; (7 + MaxRows)
	GetCategoryNamesRangeName = rangeName
End Function

Function GetCategoriesRange
	Dim range, rangeName
	rangeName = GetCategoriesRangeName
	range = RangeN(rangeName, "Data")
	GetCategoriesRange = range
End Function

Sub AddCategoryToData(categoryName, categoryType)
	Dim range, row, col, cell
	
	range = GetCategoriesRange
	row = GetNextEmptyRow(range)
	col = GetFirstEmptyCol(range)
	cell = CellP(col, row, "Data")
	cell.String = categoryName
	cell = CellP(col + 1, row, "Data")
	cell.String = categoryType
	
	SetColumnOptimalWidth("F", "Data")
End Sub

Sub RemoveCategoryFromData(categoryName)
	Dim range, i, cell
	
	range = GetCategoriesRange
	
	For i = 0 To range.Rows.getCount() - 1   
		cell = range.getCellByPosition(0, i)
		If cell.String = categoryName Then
			cell.String = ""
			cell = range.getCellByPosition(1, i)
			cell.String = ""
		End If
	Next
	
	SortRangeAscending(GetCategoriesRangeName, "Data")
End Sub

Function GetCategories
	Dim range, data, values, i
	
	range = GetCategoriesRange
	data = GetNonEmptyStringCells(range)
	values = data(0).Data
	Dim categories(Ubound(values))
	
	For i = Lbound(values) To Ubound(values)
		Dim acct as New Category
		acct.categoryName = range.getCellByPosition(0, i).String
		acct.categoryType = range.getCellByPosition(1, i).String
		categories(i) = acct
	Next i
	
	GetCategories = categories
End Function

Function GetCategoryNames
	Dim range, data, values, i
	
	range = GetCategoriesRange
	data = GetNonEmptyStringCells(range)
	values = data(0).Data
	Dim categoryNames(Ubound(values))
	
	For i = Lbound(values) To Ubound(values)
		categoryNames(i) = range.getCellByPosition(0, i).String
	Next i
	
	GetCategoryNames = categoryNames
End Function

Function GetCategoriesOfType(categoryType as String)
	Dim category, categories, count
	categories = GetCategories
	Dim categoriesOfType(Ubound(categories))
	
	count = 0
	For Each category In categories
		If category.categoryType = categoryType Then
			categoriesOfType(count) = category
			count = count + 1
		End If
	Next category
	
	Redim Preserve categoriesOfType(count - 1)
	GetCategoriesOfType = categoriesOfType
End Function

Function GetIncomeCategories
	GetIncomeCategories = GetCategoriesOfType("Income")
End Function

Function GetExpenseCategories
	GetExpenseCategories = GetCategoriesOfType("Expense")
End Function

Function GetTransferCategories
	GetTransferCategories = GetCategoriesOfType("Transfer")
End Function

Function GetIgnoreCategories
	GetIgnoreCategories = GetCategoriesOfType("Ignore")
End Function

Sub AddTransferToFromAccountCategories(accountName)
	AddCategoryToData("Transfer From " &amp; accountName, "Transfer")
	AddCategoryToData("Transfer To " &amp; accountName, "Transfer")
End Sub

Sub AddAccountPaymentCategory(accountName)
	AddCategoryToData(accountName &amp; " Payment", "Transfer")
End Sub
</script:module>
</file>

<file path=Basic/Standard/EquityAccount.xml><?xml version="1.0" encoding="utf-8"?>
<!DOCTYPE module  PUBLIC '-//OpenOffice.org//DTD OfficeDocument 1.0//EN'  'module.dtd'>
<script:module xmlns:script="http://openoffice.org/2000/script" script:name="EquityAccount" script:language="StarBasic" script:moduleType="normal">Option Explicit

Sub CreateEquityAccount(accountName, accountType)
	Dim cell, acctName, acctType
	
	acctName = accountName
	acctType = GetAccountTypeByName("Equity")
	
	CreateSheet(acctName)
	AddAccountToData(acctName, acctType.accountTypeName)
	AddTransferToFromAccountCategories(accountName)
	AddAccountToBalanceSheet(acctName, acctType)
	ActivateSheet(acctName)
	
	SetEquityAccountText(accountName, accountType)
	SetEquityAccountFormulas(accountName)
	SetEquityAccountColumnWidths
	SetEquityAccountFontStyles
	SetEquityAccountFormats
	
	selectRange("A1")
End Sub

Sub SetEquity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Equity"
	
	cell = RangeN("A6")
	cell.String = "Purchase Price"
		
	cell = RangeN("A8")
	cell.String = "Return on Investment"
	
	cell = RangeN("D1")
	cell.String = "Date"
	
	cell = RangeN("E1")
	cell.String = "Description"
	
	cell = RangeN("F1")
	cell.String = "Estimated Value"
	
	cell = RangeN("F2")
	cell.Value = 0
End Sub

Sub SetEquityAccountFormulas(accountName)
	Dim cell
	
	cell = RangeN("B4")
	cell.Formula = "=LOOKUP(2;1/ISNUMBER(F:F);F:F)"
	
	cell = RangeN("B6")
	cell.Formula = "=F2"
	
	cell = RangeN("B8")
	cell.Formula = "=IF(B6&lt;&gt;0;(B4-B6)/B6;)"
End Sub

Sub SetEquityAccountColumnWidths
	SetColumnWidth("A", 4000)
	SetColumnWidth("B", 3000)
	SetColumnWidth("C", 500)
	SetColumnWidth("D", 3000)
	SetColumnWidth("E", 4000)
	SetColumnWidth("F", 3000)
	SetColumnWidth("G", 500)
End Sub

Sub SetEquityAccountFontStyles
	Dim range
	
	range = RangeN("B1")
	Bold(range)
	
	range = RangeN("C:C")
	LightGrayBG(range)
	
	range = RangeN("D1:F1")
	Bold(range)
	LightGrayBG(range)
	
	range = RangeN("G:G")
	LightGrayBG(range)
End Sub

Sub SetEquityAccountFormats
	Dim range
	
	range = RangeN("B:B")
	FormatCurrency(range)
	
	range = RangeN("B8")
	FormatPercent(range)
	
	range = RangeN("D:D")
	FormatDate(range)
	
	range = RangeN("F:F")
	FormatCurrency(range)
End Sub
</script:module>
</file>

<file path=Basic/Standard/Formats.xml><?xml version="1.0" encoding="utf-8"?>
<!DOCTYPE module  PUBLIC '-//OpenOffice.org//DTD OfficeDocument 1.0//EN'  'module.dtd'>
<script:module xmlns:script="http://openoffice.org/2000/script" script:name="Formats" script:language="StarBasic" script:moduleType="normal">Option Explicit

Sub FormatCurrency(range)
	Dim format, formatCode, formats, locale
	format = "#,##0.00;-#,##0.00"
	formats = ThisComponent.NumberFormats
	locale = ThisComponent.CharLocale
    
    On Error Goto ErrorHandler
        formatCode = formats.addNew(format,  locale )
	ErrorHandler:
        formatCode = formats.queryKey(format, locale, False)
    
    range.NumberFormat = formatCode
End Sub

Sub FormatPercent(range)
	Dim format, formatCode, formats, locale
	format = "###0.00%"
	formats = ThisComponent.NumberFormats
	locale = ThisComponent.CharLocale
    On Error Goto ErrorHandler
        formatCode = formats.addNew(format,  locale )
	ErrorHandler:
        formatCode = formats.queryKey(format, locale, False)
    
	range.NumberFormat = formatCode
End Sub

Sub FormatDate(range)
	Dim format, formatCode, formats, locale
	format = "MM/DD/YY"
	formats = ThisComponent.NumberFormats
	locale = ThisComponent.CharLocale
    On Error Goto ErrorHandler
        formatCode = formats.addNew(format,  locale )
	ErrorHandler:
        formatCode = formats.queryKey(format, locale, False)
    
	range.NumberFormat = formatCode
End Sub

Sub FormatNumber(range)
	Dim format, formatCode, formats, locale
	format = "0"
	formats = ThisComponent.NumberFormats
	locale = ThisComponent.CharLocale
    On Error Goto ErrorHandler
        formatCode = formats.addNew(format,  locale )
	ErrorHandler:
        formatCode = formats.queryKey(format, locale, False)
    
	range.NumberFormat = formatCode
End Sub

Sub SetColumnWidth(colName as String, width as Long)
	Dim col
	col = GetColumn(colName)
	col.Width = width
End Sub

Sub SetColumnOptimalWidth(colName as String, Optional sheetName as String)
	Dim col
	col = GetColumn(colName, sheetName)
	col.OptimalWidth = True
End Sub
</script:module>
</file>

<file path=Basic/Standard/IncomeStatement.xml><?xml version="1.0" encoding="utf-8"?>
<!DOCTYPE module  PUBLIC '-//OpenOffice.org//DTD OfficeDocument 1.0//EN'  'module.dtd'>
<script:module xmlns:script="http://openoffice.org/2000/script" script:name="IncomeStatement" script:language="StarBasic" script:moduleType="normal">Option Explicit

Private incomeStatementRange as Object

Sub ClearIncomeStatement(Optional accountName as String)
	Dim range, flags
	
	If IsMissing(accountName) Then
		ActivateSheet("Summary")
	Else
		ActivateSheet(accountName)
	End If
	
	range = RangeN("K1:Y1000")
	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range.clearContents(flags)
End Sub

Sub CreateAccountIncomeStatement(accountName as String, Optional categoryColumn, Optional amountColumn)
	If IsMissing(amountColumn) Then
		amountColumn = "F"
	End If
	
	If IsMissing(categoryColumn) Then
		categoryColumn = "H"
	End If
	
	ClearIncomeStatement(accountName)
	ActivateSheet(accountName)
	SetIncomeStatementFormulas(accountName, categoryColumn, amountColumn)

	CreateIncomeStatement
	
	CreateSummaryIncomeStatement
End Sub

Sub CreateSummaryIncomeStatement
	ActivateSheet("Summary")
	ClearIncomeStatement
	SetIncomeStatementSummaryFormulas
	CreateIncomeStatement
End Sub

Sub CreateIncomeStatement
	incomeStatementRange = RangeN("K1:Y1000")
	
	SetIncomeStatementText
	SetIncomeStatementColumnWIdths
	SetIncomeStatementFontStyles
	SetIncomeStatementFormats
End Sub

Sub SetIncomeStatementText
	Dim cell, row, col, incomeCategories, expenseCategories, category, headers(14), header
	
	incomeCategories = GetIncomeCategories
	expenseCategories = GetExpenseCategories
	
	col = 0
	row = 0
	cell = incomeStatementRange.getCellByPosition(col, row)
	cell.String = "Income Statement"
	
	row = row + 1
	cell = incomeStatementRange.getCellByPosition(col, row)
	cell.String = "Net Income"
	
	headers(0) = "Category"
	headers(1) = "Total"
	headers(2) = "Average"
	headers(3) = "January"
	headers(4) = "February"
	headers(5) = "March"
	headers(6) = "April"
	headers(7) = "May"
	headers(8) = "June"
	headers(9) = "July"
	headers(10) = "August"
	headers(11) = "September"
	headers(12) = "October"
	headers(13) = "November"
	headers(14) = "December"
	
	row = row + 2
	
	For Each header In headers
		cell = incomeStatementRange.getCellByPosition(col, row)
		cell.String = header
		col = col + 1
	Next header
	
	col = 0
	row = row + 1
	cell = incomeStatementRange.getCellByPosition(col, row)
	cell.String = "Income"
	
	For Each category In incomeCategories
		row = row + 1
		cell = incomeStatementRange.getCellByPosition(col, row)
		cell.String = category.categoryName
	Next category
	
	row = row + 2
	cell = incomeStatementRange.getCellByPosition(col, row)
	cell.String = "Expense"
	
	For Each category In expenseCategories
		row = row + 1
		cell = incomeStatementRange.getCellByPosition(col, row)
		cell.String = category.categoryName
	Next category
	
	cell = RangeN("M3")
	cell.Formula = "=MONTH(NOW())"
End Sub

Sub SetIncomeStatementColumnWIdths
	SetColumnOptimalWidth("K")
End Sub

Sub SetIncomeStatementFontStyles
	Dim range
	
	range = RangeN("K1:Y1")
	BlackBG(range)
	WhiteFG(range)
	Merge(range)
	AlignCenter(range)

	range = RangeN("K1:Y2")
	Bold(range)
	
	range = RangeN("M3")
	WhiteFG(range)
	LightGrayFG(range)
	
	range = RangeN("K3:Y4")
	LightGrayBG(range)
	
	range = RangeN("K4:Y4")
	Bold(range)
End Sub

Sub SetIncomeStatementFormats
	Dim range
	
	range = RangeN("L:Y")
	FormatCurrency(range)
	
	range = RangeN("M3")
	FormatNumber(range)
End Sub

Sub SetIncomeStatementFormulas(accountName as String, categoryColumn as String, amountColumn as String)
	Dim incomeTopRow, expenseTopRow, firstRow, lastRow, col, cols, row, cell
	
	' INCOME
	incomeTopRow = GetIncomeTopRow
	firstRow = incomeTopRow + 1
	lastRow = GetIncomeBottomRow
	SetTotals(incomeTopRow, firstRow, lastRow)
	SetIncomeStatementCategoryFormulas(firstRow, lastRow, categoryColumn, amountColumn)
	Bold(RangeN("K" &amp; incomeTopRow &amp; ":Y" &amp; incomeTopRow))
	
	' EXPENSE
	
	expenseTopRow = GetExpenseTopRow
	firstRow = expenseTopRow + 1
	lastRow = GetExpenseBottomRow
	SetTotals(expenseTopRow, firstRow, lastRow)
	SetIncomeStatementCategoryFormulas(firstRow, lastRow, categoryColumn, amountColumn)
	Bold(RangeN("K" &amp; expenseTopRow &amp; ":Y" &amp; expenseTopRow))
	
	cols = GetIncomeStatementColumns
	row = 2
	For Each col In cols
		cell = RangeN(col &amp; row)
		cell.Formula = "=" &amp; col &amp; incomeTopRow &amp; "-ABS(" &amp; col &amp; expenseTopRow &amp; ")"
	Next col
	
End Sub

Sub SetIncomeStatementCategoryFormulas(firstRow, lastRow, categoryColumn, amountColumn)
	Dim col, cols, row, cell, month, fr, lr
	cols = GetIncomeStatementColumns
	
	row = firstRow
	month = 1
	For Each col In cols
		If col = "L" Then
			cell = RangeN(col &amp; row)
			cell.Formula = "=SUM(N" &amp; row &amp; ":Y" &amp; row &amp; ")"
		ElseIf col = "M" Then
			cell = RangeN(col &amp; row)
			cell.Formula = "=L" &amp; row &amp; "/$M$3"
		Else
			cell = RangeN(col &amp; row)
			cell.setArrayFormula("=SUMIFS($" &amp; amountColumn &amp; "$2:$" &amp; amountColumn &amp; "$" &amp; MaxRows &amp; ";$" &amp; categoryColumn &amp; "$2:$" &amp; categoryColumn &amp; "$" &amp; MaxRows &amp; ";K" &amp; row &amp; ";MONTH($D$2:$D$" &amp; MaxRows &amp; ");" &amp; month &amp; ")")
			month = month + 1
		End If
	Next col

	fr = "$L$" &amp; firstRow &amp; ":$Y$" &amp; firstRow
	lr = "$Y$" &amp; lastRow
	FillRange(fr, lr)
	
End Sub

Sub SetIncomeStatementSummaryFormulas
	Dim incomeTopRow, expenseTopRow, firstRow, lastRow, col, cols, cell, row
	
	' INCOME
	incomeTopRow = GetIncomeTopRow
	firstRow = incomeTopRow + 1
	lastRow = GetIncomeBottomRow
	SetTotals(incomeTopRow, firstRow, lastRow)
	SetIncomeStatementSummaryCategoryFormulas(firstRow, lastRow)
	Bold(RangeN("K" &amp; incomeTopRow &amp; ":Y" &amp; incomeTopRow))
	
	' EXPENSE
	
	expenseTopRow = GetExpenseTopRow
	firstRow = expenseTopRow + 1
	lastRow = GetExpenseBottomRow
	SetTotals(expenseTopRow, firstRow, lastRow)
	SetIncomeStatementSummaryCategoryFormulas(firstRow, lastRow)
	Bold(RangeN("K" &amp; expenseTopRow &amp; ":Y" &amp; expenseTopRow))
	
	cols = GetIncomeStatementColumns
	row = 2
	For Each col In cols
		cell = RangeN(col &amp; row)
		cell.Formula = "=" &amp; col &amp; incomeTopRow &amp; "-ABS(" &amp; col &amp; expenseTopRow &amp; ")"
	Next col
End Sub

Sub SetIncomeStatementSummaryCategoryFormulas(firstRow, lastRow)
	Dim col, cols, row, cell, month, accounts, account, formula, fr, lr
	
	cols = GetIncomeStatementColumns
	accounts = GetIncomeStatementAccounts
	
	row = firstRow
	For Each col In cols
		cell = col &amp; row
		formula = "="
		For Each account In accounts
			formula = formula &amp; "$'" &amp; account.accountName &amp; "'." &amp; cell &amp; "+"
		Next account
		
		formula = Left(formula, Len(formula)-1)
	
		cell = RangeN(col &amp; row)
		cell.Formula = formula
	Next col

	fr = "$L$" &amp; firstRow &amp; ":$Y$" &amp; firstRow
	lr = "$Y$" &amp; lastRow
	FillRange(fr, lr)
End Sub

Sub SetTotals(topRow, firstRow, lastRow)
	Dim cell, col, cols, row
	
	cols = GetIncomeStatementColumns
	
	For Each col In cols
		cell = RangeN(col &amp; topRow)
		cell.Formula = "=SUM(" &amp; col &amp; firstRow &amp; ":" &amp; col &amp; lastRow &amp; ")"
	Next col
End Sub

Function GetIncomeStatementColumns
	Dim cols(13)
	cols(0) = "L"
	cols(1) = "M"
	cols(2) = "N"
	cols(3) = "O"
	cols(4) = "P"
	cols(5) = "Q"
	cols(6) = "R"
	cols(7) = "S"
	cols(8) = "T"
	cols(9) = "U"
	cols(10) = "V"
	cols(11) = "W"
	cols(12) = "X"
	cols(13) = "Y"
	GetIncomeStatementColumns = cols
End Function

Function GetIncomeTopRow
	GetIncomeTopRow = 5
End Function

Function GetIncomeBottomRow
	Dim categories
	categories = GetIncomeCategories
	GetIncomeBottomRow = Ubound(categories) + GetIncomeTopRow + 1
End Function

Function GetExpenseTopRow
	GetExpenseTopRow = GetIncomeBottomRow + 2
End Function

Function GetExpenseBottomRow
	Dim categories
	categories = GetExpenseCategories
	GetExpenseBottomRow = Ubound(categories) + GetExpenseTopRow + 1
End Function

Function GetIncomeCategoriesRange
	Dim col1, col2, row1, row2
	col1 = 10 ' col K
	row1 = getIncomeTopRow
	col2 = 10
	row2 = GetIncomeBottomRow
	GetIncomeCategoriesRange = RangeP(col1, row1, col2, row2)
End Function

Sub RegenerateIncomeStatements
	Dim accounts, accountName, i
	accounts = GetIncomeStatementAccounts
	For i = Lbound(accounts) To Ubound(accounts)
		accountName = accounts(i).accountName
		CreateAccountIncomeStatement(accountName)
	Next
End Sub
</script:module>
</file>

<file path=Basic/Standard/Init.xml><?xml version="1.0" encoding="utf-8"?>
<!DOCTYPE module  PUBLIC '-//OpenOffice.org//DTD OfficeDocument 1.0//EN'  'module.dtd'>
<script:module xmlns:script="http://openoffice.org/2000/script" script:name="Init" script:language="StarBasic" script:moduleType="normal">Option Explicit

Sub RunOnDocumentOpen
End Sub

</script:module>
</file>

<file path=Basic/Standard/InvestmentAccount.xml><?xml version="1.0" encoding="utf-8"?>
<!DOCTYPE module  PUBLIC '-//OpenOffice.org//DTD OfficeDocument 1.0//EN'  'module.dtd'>
<script:module xmlns:script="http://openoffice.org/2000/script" script:name="InvestmentAccount" script:language="StarBasic" script:moduleType="normal">Option Explicit

Private Sub CreateInvestmentAccount(accountName, accountType)
	Dim cell
	
	CreateSheet(accountName)
	AddAccountToData(accountName, accountType.accountTypeName)
	AddTransferToFromAccountCategories(accountName)
	AddAccountToBalanceSheet(accountName, accountType)
	ActivateSheet(accountName)
	
	SetInvestmentAccountText(accountName, accountType)
	SetInvestmentAccountFormulas
	SetInvestmentAccountColumnWidths
	SetInvestmentAccountFontStyles
	SetInvestmentAccountFormats
	
	SetInvestmentAccountIncomeStatement(accountName)
	
	ActivateSheet(accountName)
	SelectRange("A5")
End Sub


Sub SetInvestmentAccountIncomeStatement(accountName)
	SetCategoryDropdowns(accountName, "I", "G")
	CreateAccountIncomeStatement(accountName, "I", "G")
End Sub

Sub SetInvestmentAccountText(accountName, accountType)
	Dim sheet, cell, today
	
	sheet = GetSheet ' needed for annotations below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A6")
	cell.String = "Total Shares"
		
	cell = RangeN("A7")
	cell.String = "Total Invested"
	
	cell = RangeN("A9")
	cell.String = "Average Share Price"
	
	cell = RangeN("A10")
	cell.String = "Current Share Price"
	
	cell = RangeN("A11")
	cell.String = "Current Total Value"
	
	cell = RangeN("A13")
	cell.String = "Return On Investment"

	cell = RangeN("D1")
	cell.String = "Date"
	
	cell = RangeN("E1")
	cell.String = "Description"
	
	cell = RangeN("F1")
	cell.String = "Shares"
	sheet.Annotations.insertNew(cell.getCellAddress, "For a purchase enter a positive number of shares. For a sale enter a negative number of shares.")
    
	cell = RangeN("G1")
	cell.String = "Amount"
	sheet.Annotations.insertNew(cell.getCellAddress, "Enter the total amount paid for all shares, not including fees.")
	
	cell = RangeN("H1")
	cell.String = "Balance"
	
	cell = RangeN("I1")
	cell.String = "Category"
	
	'cell = RangeN("I1")
	'cell.String = "For a purchase enter a positive number of shares. For a sale enter a negative number of shares."
End Sub

Sub SetInvestmentAccountFormulas
	Dim cell
	
	cell = RangeN("B4")
	cell.Formula = "=LOOKUP(2;1/ISNUMBER(H:H);H:H)"
	
	cell = RangeN("B6")
	cell.Formula = "=SUM(F:F)"
	
	cell = RangeN("B7")
	cell.Formula = "=SUMIF(F:F;" &amp; """" &amp; "&lt;&gt;0" &amp; """" &amp; ";G:G)"
	
	cell = RangeN("B9")
	cell.Formula = "=IF(B6&lt;&gt;0;B7/B6;)"
	
	cell = RangeN("B11")
	cell.Formula = "=B6*B10"
	
	cell = RangeN("B13")
	cell.Formula = "=IF(B10&lt;&gt;0;(B11-B7)/B7;)"
	
	SetInvestmentAccountBalanceColumn
End Sub

Sub SetInvestmentAccountBalanceColumn
	Dim cell, lastRow
	
	cell = RangeN("H2")
	cell.Formula = "=G2"
	
	cell = RangeN("H3")
	cell.Formula = "=H2+G3"
	
	lastRow = 1 + MaxRows
	FillRange("$H$3", "$H$"&amp;lastRow)
End Sub

Sub SetInvestmentAccountColumnWidths
	SetColumnWidth("A", 4000)
	SetColumnWidth("B", 3000)
	SetColumnWidth("C", 500)
	SetColumnWidth("D", 3000)
	SetColumnWidth("E", 3000)
	SetColumnWidth("F", 3000)
	SetColumnWidth("G", 3000)
	SetColumnWidth("H", 3000)
	SetColumnWidth("I", 4000)
	SetColumnWidth("J", 500)
End Sub

Sub SetInvestmentAccountFontStyles
	Dim range
	
	range = RangeN("B1")
	Bold(range)
	
	range = RangeN("B10")
	Border(range)

	range = RangeN("B13")
	ConditionalFormatPositiveNegative(range)
	
	range = RangeN("C:C")
	LightGrayBG(range)
	
	range = RangeN("D1:I1")
	Bold(range)
	LightGrayBG(range)
	
	range = RangeN("J:J")
	LightGrayBG(range)
End Sub

Sub SetInvestmentAccountFormats
	Dim range
	
	range = RangeN("B4")
	FormatCurrency(range)
	
	range = RangeN("B7:B11")
	FormatCurrency(range)
	
	range = RangeN("B13")
	FormatPercent(range)
	
	range = RangeN("D:D")
	FormatDate(range)
	
	range = RangeN("G:H")
	FormatCurrency(range)
End Sub

Sub SetInvestmentAccountTestData
	Dim month, range, row, cell, lastRow, startRow, endRow, sheet
	Dim data(0, 5)
	
	range = RangeN("B10")
	range.Value = 1100
	
	range = RangeP(3, 1)
	range.String = MDY(1, 1)
	
	range = RangeP(5, 1)
	range.Value = 10
	
	range = RangeP(6, 1)
	range.Value = 10000
	
	row = 3
	startRow = row
	For month = 1 To 12
		row = AddInvestmentAccountMonthlyTransactions(data, month)
	Next Month
		
	Redim Preserve data(Ubound(data) - 1, 5)
	endRow = startRow + Ubound(data)
	sheet = GetSheet
	range = sheet.getCellRangebyName("D" &amp; startRow &amp; ":I" &amp; endRow)
	range.setDataArray(data)
	
	SetInvestmentAccountBalanceColumn
	
	SelectRange("D2")
End Sub


Sub AddInvestmentAccountMonthlyTransactions(data, month)
	Dim day, rowDate, range, amount, shares, category

	day = 1
	rowDate = MDY(day, month)
	shares = 0.5
	amount = 500
	category = "Transfer From Checking"
	AddInvestmentAccountTestRow(data, rowDate, shares, amount, category)
	
	day = day + 1
	rowDate = MDY(day, month)
	shares = 0.1
	amount = 100
	category = "Dividends"
	AddInvestmentAccountTestRow(data, rowDate, shares, amount, category)
	
	day = day + 1
	rowDate = MDY(day, month)
	shares = 0.5
	amount = 500
	category = "Long Term Capital Gains"
	AddInvestmentAccountTestRow(data, rowDate, shares, amount, category)
	
	day = day + 1
	rowDate = MDY(day, month)
	shares = -0.5
	amount = -500
	category = "Short Term Capital Gains"
	AddInvestmentAccountTestRow(data, rowDate, shares, amount, category)
End Sub

Sub AddInvestmentAccountTestRow(data, rowDate, shares, amount, category)
	Dim description, i
	description = "Test " &amp; category
	i = Ubound(data)
	data(i, 0) = rowDate
	data(i, 1) = description
	data(i, 2) = shares
	data(i, 3) = amount
	data(i, 5) = category
	Redim Preserve data(Ubound(data) + 1, 5)
End Sub

</script:module>
</file>

<file path=Basic/Standard/LoanAccount.xml><?xml version="1.0" encoding="utf-8"?>
<!DOCTYPE module  PUBLIC '-//OpenOffice.org//DTD OfficeDocument 1.0//EN'  'module.dtd'>
<script:module xmlns:script="http://openoffice.org/2000/script" script:name="LoanAccount" script:language="StarBasic" script:moduleType="normal">Option Explicit

Private Sub CreateLoanAccount(accountName, accountType)
	Dim cell
	
	CreateSheet(accountName)
	AddAccountToData(accountName, accountType.accountTypeName)
	AddAccountPaymentCategory(accountName)
	AddAccountToBalanceSheet(accountName, accountType)
	ActivateSheet(accountName)
	
	SetLoanAccountText(accountName, accountType)
	SetLoanAccountFormulas
	SetLoanAccountColumnWidths
	SetLoanAccountFontStyles
	SetLoanAccountFormats
	
	SelectRange("B6")
End Sub

Sub SetLoanAccountText(accountName, accountType)
	Dim cell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A6")
	cell.String = "Amount Borrowed"
	
	cell = RangeN("A7")
	cell.String = "Interest Rate"
	
	cell = RangeN("A8")
	cell.String = "Payments Per Year"
		
	cell = RangeN("B8")
	cell.Value = 12
	
	'cell = RangeN("B6")
	'cell.Value = 10000
	'cell = RangeN("B7")
	'cell.Value = .1
	'cell = RangeN("B9")
	'cell.Value = 5
	
	cell = RangeN("A9")
	cell.String = "Number of Years"
	
	cell = RangeN("A10")
	cell.String = "Total Payments"
	
	cell = RangeN("A12")
	cell.String = "Payment Amount"
	
	cell = RangeN("A14")
	cell.String = "Payments Remaining"
	
	cell = RangeN("A16")
	cell.String = "Total Interest To Pay"
	
	cell = RangeN("A17")
	cell.String = "Interest Remaining"
	
	cell = RangeN("A18")
	cell.String = "Interest Paid"
	
	cell = RangeN("A19")
	cell.String = "Interest Saved"
	
	cell = RangeN("A21")
	cell.String = "Total Cost"
	
	cell = RangeN("D1")
	cell.String = "Date"
		
	cell = RangeN("E1")
	cell.String = "Payment"
	
	cell = RangeN("F1")
	cell.String = "Principle"
	
	cell = RangeN("G1")
	cell.String = "Interest"
	
	cell = RangeN("H1")
	cell.String = "Balance"
	
End Sub

Sub SetLoanAccountFormulas
	Dim cell, lastRow
	
	lastRow = 1 + MaxRows
	
	cell = RangeN("B4")
	cell.Formula = "=LOOKUP(2;1/ISNUMBER(H:H);H:H)"
	
	cell = RangeN("B10")
	cell.Formula = "=B8*B9"
	
	cell = RangeN("B12")
	cell.Formula = "=IF(AND(B6&lt;&gt;0;B7&lt;&gt;0;B8&lt;&gt;0;B10&lt;&gt;0);ABS(PMT(B7/B8;B10;B6;0));)"
	
	cell = RangeN("B14")
	cell.Formula = "=ROUND(NPER(B7/B8;B12;B4))"
	
	cell = RangeN("B16")
	cell.Formula = "=IF(AND(B6&lt;&gt;0;B7&lt;&gt;0;B8&lt;&gt;0;B10&lt;&gt;0);ABS(CUMIPMT(B7/B8;B10;B6;1;B10;1));)"
	
	cell = RangeN("B17")
	cell.Formula = "=IF(AND(B4&lt;&gt;0;B7&lt;&gt;0;B8&lt;&gt;0;B14&lt;&gt;0);ABS(CUMIPMT(B7/B8;B14;ABS(B4);1;B14;1));)"
	
	cell = RangeN("B18")
	cell.Formula = "=ABS(SUM(G:G))"
	
	cell = RangeN("B19")
	cell.Formula = "=MAX(B16-B17-B18;0)"
	
	cell = RangeN("B21")
	cell.Formula = "=B6+B17+B18"
	
	cell = RangeN("F2")
	cell.Formula = "=IF(E2&gt;0;E2+G2;)"
	
	FillRange("$F$2", "$F$"&amp;lastRow)
	
	cell = RangeN("G2")
	cell.Formula = "=IF(E2&gt;0;-$B$6*$B$7/$B$8;)"
	
	cell = RangeN("G3")
	cell.Formula = "=IF(E3&gt;0;H2*$B$7/$B$8;)"
	
	FillRange("$G$3", "$G$"&amp;lastRow)
	
	cell = RangeN("H2")
	cell.Formula = "=-B6+F2"
	
	cell = RangeN("H3")
	cell.Formula = "=H2+F3"
		
	FillRange("$H$3", "$H$"&amp;lastRow)
End Sub

Sub SetLoanAccountColumnWidths
	SetColumnWidth("A", 4000)
	SetColumnWidth("B", 3000)
	SetColumnWidth("C", 500)
	SetColumnWidth("D", 3000)
	SetColumnWidth("E", 3000)
	SetColumnWidth("F", 3000)
	SetColumnWidth("G", 3000)
	SetColumnWidth("H", 3000)	
	SetColumnWidth("I", 500)
End Sub

Sub SetLoanAccountFontStyles
	Dim range
	
	range = RangeN("B1")
	Bold(range)
	
	range = RangeN("B6")
	Border(range)
	
	range = RangeN("B7")
	Border(range)
	
	range = RangeN("B8")
	Border(range)
	
	range = RangeN("B9")
	Border(range)
	
	range = RangeN("C:C")
	LightGrayBG(range)
	
	range = RangeN("D1:H1")
	Bold(range)
	LightGrayBG(range)
	
	range = RangeN("I:I")
	LightGrayBG(range)
End Sub

Sub SetLoanAccountFormats
	Dim range
	
	range = RangeN("B4")
	FormatCurrency(range)
	
	range = RangeN("B6")
	FormatCurrency(range)
	
	range = RangeN("B7")
	FormatPercent(range)
	
	range = RangeN("B12")
	FormatCurrency(range)
	
	range = RangeN("B16:B21")
	FormatCurrency(range)
	
	range = RangeN("D:D")
	FormatDate(range)
	
	range = RangeN("E:H")
	FormatCurrency(range)
End Sub

Sub SetLoanAccountTestData
	Dim range, row
	
	range = RangeN("B6")
	range.Value = 10000
	
	range = RangeN("B7")
	range.Value = 0.05
	
	range = RangeN("B9")
	range.Value = 5
	
	For row = 1 to 12
		range = RangeN("D" &amp; row + 1)
		range.String = MDY(row, 1, 23)
		range = RangeN("E" &amp; row + 1)
		range.Formula = "=B12"
	Next row
	
End Sub
</script:module>
</file>

<file path=Basic/Standard/MortgageAccount.xml><?xml version="1.0" encoding="utf-8"?>
<!DOCTYPE module  PUBLIC '-//OpenOffice.org//DTD OfficeDocument 1.0//EN'  'module.dtd'>
<script:module xmlns:script="http://openoffice.org/2000/script" script:name="MortgageAccount" script:language="StarBasic" script:moduleType="normal">Option Explicit

'-------------
' Mortgage
'-------------

Private Sub CreateMortgageAccount(accountName, accountType)
	Dim cell
	
	CreateSheet(accountName)
	AddAccountToData(accountName, accountType.accountTypeName)
	AddAccountPaymentCategory(accountName)
	AddAccountToBalanceSheet(accountName, accountType)
	ActivateSheet(accountName)
	
	SetMortgageAccountText(accountName, accountType)
	SetMortgageAccountFormulas
	SetMortgageAccountColumnWidths
	SetMortgageAccountFontStyles
	SetMortgageAccountFormats
	
	CreateMortgageEquityAccount(accountName, accountType)
	
	ActivateSheet(accountName)
	SelectRange("B6")
End Sub

Sub SetMortgageAccountText(accountName, accountType)
	Dim cell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A6")
	cell.String = "Purchase Price"
	
	cell = RangeN("B6")
	cell.Value = 0
	
	cell = RangeN("A7")
	cell.String = "Down Payment"
	
	cell = RangeN("A8")
	cell.String = "Amount Borrowed"
	
	cell = RangeN("A9")
	cell.String = "Interest Rate"
	
	cell = RangeN("A10")
	cell.String = "Payments Per Year"	
	cell = RangeN("B10")
	cell.Value = 12
	
	cell = RangeN("A11")
	cell.String = "Number of Years"
	
	'cell = RangeN("B6")
	'cell.Value = 125000
	'cell = RangeN("B7")
	'cell.Value = 25000
	'cell = RangeN("B9")
	'cell.Value = .05
	'cell = RangeN("B11")
	'cell.Value = 30
	
	cell = RangeN("A12")
	cell.String = "Total Payments"
	
	cell = RangeN("A14")
	cell.String = "Payment Amount"
	
	cell = RangeN("A16")
	cell.String = "Payments Remaining"
	
	cell = RangeN("A18")
	cell.String = "Total Interest To Pay"
	
	cell = RangeN("A19")
	cell.String = "Interest Remaining"
	
	cell = RangeN("A20")
	cell.String = "Interest Paid"
	
	cell = RangeN("A21")
	cell.String = "Interest Saved"
	
	cell = RangeN("A23")
	cell.String = "Total Cost"
	
	cell = RangeN("D1")
	cell.String = "Date"
		
	cell = RangeN("E1")
	cell.String = "Payment"
	
	cell = RangeN("F1")
	cell.String = "Principle"
	
	cell = RangeN("G1")
	cell.String = "Interest"
	
	cell = RangeN("H1")
	cell.String = "Escrow"
	cell = RangeN("H2")
	cell.Value = 0
	
	cell = RangeN("I1")
	cell.String = "Balance"
End Sub

Sub SetMortgageAccountFormulas
	Dim cell, lastRow
	
	lastRow = 1 + MaxRows
	
	cell = RangeN("B4")
	cell.Formula = "=LOOKUP(2;1/ISNUMBER(I:I);I:I)"
	
	cell = RangeN("B8")
	cell.Formula = "=B6-B7"
	
	cell = RangeN("B12")
	cell.Formula = "=B10*B11"
	
	cell = RangeN("B14")
	cell.Formula = "=ABS(PMT(B9/B10;B12;B8;0))"
	cell.Formula = "=IF(AND(B8&lt;&gt;0;B9&lt;&gt;0;B10&lt;&gt;0;B12&lt;&gt;0);ABS(PMT(B9/B10;B12;B8;0));)"
	
	cell = RangeN("B16")
	cell.Formula = "=ROUND(NPER(B9/B10;B14;B4))"
	
	cell = RangeN("B18")
	cell.Formula = "=IF(AND(B8&lt;&gt;0;B9&lt;&gt;0;B10&lt;&gt;0;B12&lt;&gt;0);ABS(CUMIPMT(B9/B10;B12;B8;1;B12;1));)"
	
	cell = RangeN("B19")
	cell.Formula = "=IF(AND(B4&lt;&gt;0;B9&lt;&gt;0;B10&lt;&gt;0;B16&lt;&gt;0);ABS(CUMIPMT(B9/B10;B16;ABS(B4);1;B16;1));)"
	
	cell = RangeN("B20")
	cell.Formula = "=ABS(SUM(G:G))"
	
	cell = RangeN("B21")
	cell.Formula = "=MAX(B18-B20-B19;0)"
	
	cell = RangeN("B23")
	cell.Formula = "=B6+B19+B20"
	
	cell = RangeN("F2")
	cell.Formula = "=IF(E2&gt;0;E2+G2-H2;)"
	
	FillRange("$F$2", "$F$"&amp;lastRow)
	
	cell = RangeN("G2")
	cell.Formula = "=IF(E2&gt;0;-$B$8*$B$9/$B$10;)"
	
	cell = RangeN("G3")
	cell.Formula = "=IF(E3&gt;0;I2*$B$9/$B$10;)"
	
	FillRange("$G$3", "$G$"&amp;lastRow)
	
	cell = RangeN("H3")
	cell.Formula = "=H2"
	
	FillRange("$H$3", "$H$"&amp;lastRow)
	
	cell = RangeN("I2")
	cell.Formula = "=-B8+F2"
	
	cell = RangeN("I3")
	cell.Formula = "=I2+F3"
		
	FillRange("$I$3", "$I$"&amp;lastRow)
End Sub

Sub SetMortgageAccountColumnWidths
	SetColumnWidth("A", 4000)
	SetColumnWidth("B", 4000)
	SetColumnWidth("C", 500)
	SetColumnWidth("D", 3000)
	SetColumnWidth("E", 3000)
	SetColumnWidth("F", 3000)
	SetColumnWidth("G", 3000)
	SetColumnWidth("H", 3000)
	SetColumnWidth("I", 3000)
	SetColumnWidth("J", 500)
End Sub

Sub SetMortgageAccountFontStyles
	Dim range
	
	range = RangeN("B1")
	Bold(range)
	
	range = RangeN("B6")
	Border(range)
	
	range = RangeN("B7")
	Border(range)
	
	range = RangeN("B8")
	Border(range)
	
	range = RangeN("B9")
	Border(range)
	
	range = RangeN("B10")
	Border(range)
	
	range = RangeN("B11")
	Border(range)
	
	range = RangeN("C:C")
	LightGrayBG(range)
	
	range = RangeN("D1:I1")
	Bold(range)
	LightGrayBG(range)
	
	range = RangeN("J:J")
	LightGrayBG(range)
End Sub

Sub SetMortgageAccountFormats
	Dim range
	
	range = rangeN("B4")
	FormatCurrency(range)
	
	range = rangeN("B6:B8")
	FormatCurrency(range)
	
	range = rangeN("B9")
	FormatPercent(range)
	
	range = rangeN("B14")
	FormatCurrency(range)
	
	range = rangeN("B18:B23")
	FormatCurrency(range)
	
	range = rangeN("D:D")
	FormatDate(range)
	
	range = rangeN("E:I")
	FormatCurrency(range)
End Sub

'----------------------
' Mortgage Equity
'----------------------

Sub CreateMortgageEquityAccount(accountName, accountType)
	Dim cell, acctName, acctType
	
	acctName = accountName &amp; " Equity"
	acctType = GetAccountTypeByName("Equity")
	
	CreateSheet(acctName)
	AddAccountToData(acctName, acctType.accountTypeName)
	AddAccountToBalanceSheet(acctName, acctType)
	ActivateSheet(acctName)
	
	SetMortgageEquityAccountText(accountName, accountType)
	SetMortgageEquityAccountFormulas(accountName)
	SetMortgageEquityAccountColumnWidths
	SetMortgageEquityAccountFontStyles
	SetMortgageEquityAccountFormats
	
	SelectRange("A1")
End Sub

Sub SetMortgageEquity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Equity"
	
	cell = RangeN("A6")
	cell.String = "Purchase Price"
	
	cell = RangeN("A7")
	cell.String = "Current Value"
	
	cell = RangeN("A8")
	cell.String = "Return on Investment"
	
	cell = RangeN("A10")
	cell.String = "Mortgage Balance"
	
	cell = RangeN("D1")
	cell.String = "Date"
	
	cell = RangeN("D2")
	today = Format( Now, "MM\/DD\/YY")
	cell.String = today
	
	cell = RangeN("E1")
	cell.String = "Description"
	
	cell = RangeN("F1")
	cell.String = "Estimated Value"
End Sub

Sub SetMortgageEquityAccountFormulas(accountName)
	Dim cell
	
	cell = RangeN("B4")
	cell.Formula = "=B7+B10"
	
	cell = RangeN("B6")
	cell.Formula = "=$'" &amp; accountName &amp; "'.B6"
	
	cell = RangeN("B7")
	cell.Formula = "=LOOKUP(2;1/ISNUMBER(F:F);F:F)"
	
	cell = RangeN("B8")
	cell.Formula = "=IF(B6&lt;&gt;0;(B7-B6)/B6;)"
	
	cell = RangeN("B10")
	cell.Formula = "=$'" &amp; accountName &amp; "'.B4"
	
	cell = RangeN("F2")
	cell.Formula = "=B6"
End Sub

Sub SetMortgageEquityAccountColumnWidths
	SetColumnWidth("A", 4000)
	SetColumnWidth("B", 3000)
	SetColumnWidth("C", 500)
	SetColumnWidth("D", 3000)
	SetColumnWidth("E", 4000)
	SetColumnWidth("F", 3000)
	SetColumnWidth("G", 500)
End Sub

Sub SetMortgageEquityAccountFontStyles
	Dim range
	
	range = RangeN("B1")
	Bold(range)
	
	range = RangeN("C:C")
	LightGrayBG(range)
	
	range = RangeN("D1:F1")
	Bold(range)
	LightGrayBG(range)
	
	range = RangeN("G:G")
	LightGrayBG(range)
End Sub

Sub SetMortgageEquityAccountFormats
	Dim range
	
	range = RangeN("B:B")
	FormatCurrency(range)
	
	range = RangeN("B8")
	FormatPercent(range)
	
	range = RangeN("D:D")
	FormatDate(range)
	
	range = RangeN("F:F")
	FormatCurrency(range)
End Sub

Sub SetMortgageAccountTestData
	Dim range, row
	
	range = RangeN("B6")
	range.Value = 100000
	
	range = RangeN("B7")
	range.Value = 20000
	
	range = RangeN("B9")
	range.Value = 0.05
	
	range = RangeN("B11")
	range.Value = 30
	
	range = RangeN("H2")
	range.Value = 100
	
	For row = 1 to 12
		range = RangeN("D" &amp; row + 1)
		range.String = MDY(row, 1, 23)
		range = RangeN("E" &amp; row + 1)
		range.Formula = "=B14+H2"
	Next row
	
End Sub
</script:module>
</file>

<file path=Basic/Standard/RemoveAccountDialog.xml><?xml version="1.0" encoding="utf-8"?>
<!DOCTYPE module  PUBLIC '-//OpenOffice.org//DTD OfficeDocument 1.0//EN'  'module.dtd'>
<script:module xmlns:script="http://openoffice.org/2000/script" script:name="RemoveAccountDialog" script:language="StarBasic" script:moduleType="normal">Option Explicit

Private removeAccountdialog as Object

Sub OpenRemoveAccountDialog
	Dim libContainer As Object
	Dim library As Object
    Dim inputStreamProvider As Object
    
    Const libName = "Standard"
    Const dialogName = "RemoveAccountDialog"
    Const dialogTitle = "Remove Account"
    
    Dim accountNames, accountNameCtrl
    
    libContainer = DialogLibraries
    libContainer.loadLibrary( libName )
    library = libContainer.getByName( libName )
    inputStreamProvider = library.getByName( dialogName )
    
    removeAccountdialog = CreateUnoDialog( inputStreamProvider )
    removeAccountdialog.Model.Title = dialogTitle
    
    accountNames = GetAccountNames
    accountNameCtrl = removeAccountdialog.GetControl("AccountName")
    accountNameCtrl.addItems(accountNames, 0)
    
    removeAccountdialog.execute()
End Sub

Sub RemoveAccountFromDialog
	Dim accountName, accountNameCtrl

	accountNameCtrl = removeAccountdialog.GetControl("AccountName")
	accountName = accountNameCtrl.Text
	
	CloseRemoveAccountDialog
	RemoveAccount(accountName)
	CreateSummaryIncomeStatement
End Sub

Sub CloseRemoveAccountDialog
	removeAccountdialog.endExecute()
End Sub
</script:module>
</file>

<file path=Basic/Standard/RemoveCategoryDialog.xml><?xml version="1.0" encoding="utf-8"?>
<!DOCTYPE module  PUBLIC '-//OpenOffice.org//DTD OfficeDocument 1.0//EN'  'module.dtd'>
<script:module xmlns:script="http://openoffice.org/2000/script" script:name="RemoveCategoryDialog" script:language="StarBasic" script:moduleType="normal">Option Explicit

Private removeCategorydialog as Object

Sub OpenRemoveCategoryDialog
	Dim libContainer As Object
	Dim library As Object
    Dim inputStreamProvider As Object
    
    Const libName = "Standard"
    Const dialogName = "RemoveCategoryDialog"
    Const dialogTitle = "Remove Category"
    
    Dim categoryNames, categoryNameCtrl
    
    libContainer = DialogLibraries
    libContainer.loadLibrary( libName )
    library = libContainer.getByName( libName )
    inputStreamProvider = library.getByName( dialogName )
    
    removeCategorydialog = CreateUnoDialog( inputStreamProvider )
    removeCategorydialog.Model.Title = dialogTitle
    
    categoryNames = GetCategoryNames
    categoryNameCtrl = removeCategorydialog.GetControl("CategoryNameCtrl")
    categoryNameCtrl.addItems(categoryNames, 0)
    
    removeCategorydialog.execute()
End Sub

Sub RemoveCategoryFromDialog
	Dim categoryName, categoryNameCtrl

	categoryNameCtrl = removeCategorydialog.GetControl("CategoryNameCtrl")
	categoryName = categoryNameCtrl.Text
	
	CloseRemoveCategoryDialog
	RemoveCategoryFromData(categoryName)
	RegenerateIncomeStatements
End Sub

Sub CloseRemoveCategoryDialog
	removeCategorydialog.endExecute()
End Sub
</script:module>
</file>

<file path=Basic/Standard/SavingsAccount.xml><?xml version="1.0" encoding="utf-8"?>
<!DOCTYPE module  PUBLIC '-//OpenOffice.org//DTD OfficeDocument 1.0//EN'  'module.dtd'>
<script:module xmlns:script="http://openoffice.org/2000/script" script:name="SavingsAccount" script:language="StarBasic" script:moduleType="normal">Option Explicit

Private Sub CreateSavingsAccount(accountName, accountType)
	Dim cell
	
	CreateSheet(accountName)
	AddAccountToData(accountName, accountType.accountTypeName)
	AddTransferToFromAccountCategories(accountName)
	AddAccountToBalanceSheet(accountName, accountType)
	ActivateSheet(accountName)
	
	SetSavingsAccountText(accountName, accountType)
	SetSavingsAccountFormulas
	SetSavingsAccountColumnWidths
	SetSavingsAccountFontStyles
	SetSavingsAccountFormats
	
	SetSavingsAccountIncomeStatement(accountName)
	
	ActivateSheet(accountName)
	SelectRange("A5")
End Sub


Sub SetSavingsAccountIncomeStatement(accountName)
	SetCategoryDropdowns(accountName,  "H")
	CreateAccountIncomeStatement(accountName)
End Sub

Sub SetSavings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D1")
	cell.String = "Date"
	cell = RangeN("D2")
	today = Format( Now, "MM\/DD\/YY")
	cell.String = today
	
	cell = RangeN("E1")
	cell.String = "Description"
	cell = RangeN("E2")
	cell.String = "Beginning Balance"
	
	cell = RangeN("F1")
	cell.String = "Amount"
	
	cell = RangeN("G1")
	cell.String = "Balance"
	
	cell = RangeN("H1")
	cell.String = "Category"
End Sub

Sub SetSavingsAccountFormulas
	Dim cell
	
	cell = RangeN("B4")
	cell.Formula = "=LOOKUP(2;1/ISNUMBER(G:G);G:G)"
	
	SetSavingsAccountBalanceColumn
End Sub

Sub SetSavingsAccountBalanceColumn
	Dim cell, lastRow
	
	cell = RangeN("G2")
	cell.Formula = "=F2"
	
	cell = RangeN("G3")
	cell.Formula = "=G2+F3"
	
	lastRow = 1 + MaxRows
	FillRange("$G$3", "$G$"&amp;lastRow)
End Sub

Sub SetSavingsAccountColumnWidths
	SetColumnWidth("A", 4000)
	SetColumnWidth("B", 3000)
	SetColumnWidth("C", 500)
	SetColumnWidth("D", 3000)
	SetColumnWidth("E", 6000)
	SetColumnWidth("F", 3000)
	SetColumnWidth("G", 3000)
	SetColumnWidth("H", 4000)
	SetColumnWidth("I", 500)
	SetColumnWidth("J", 500)
End Sub

Sub SetSavingsAccountFontStyles
	Dim range
	
	range = RangeN("B1")
	Bold(range)
	
	range = RangeN("C:C")
	LightGrayBG(range)
	
	range = RangeN("D1:H1")
	Bold(range)
	LightGrayBG(range)
	
	range = RangeN("I:J")
	LightGrayBG(range)
End Sub

Sub SetSavingsAccountFormats
	Dim range
	
	range = RangeN("B4")
	FormatCurrency(range)
	
	range = RangeN("D:D")
	FormatDate(range)
	
	range = RangeN("F:G")
	FormatCurrency(range)
End Sub

Sub SetSavingsAccountTestData
	Dim month, range, row, cell, lastRow, startRow, endRow, sheet
	Dim data(0, 4)
	
	range = RangeP(3, 1)
	range.String = MDY(1, 1)
	
	range = RangeP(5, 1)
	range.Value = 10000
	
	row = 3
	startRow = row
	For month = 1 To 12
		row = AddSavingsAccountMonthlyTransactions(data, month)
	Next Month
		
	Redim Preserve data(Ubound(data) - 1, 4)
	endRow = startRow + Ubound(data)
	sheet = GetSheet
	range = sheet.getCellRangebyName("D" &amp; startRow &amp; ":H" &amp; endRow)
	range.setDataArray(data)
	
	SetSavingsAccountBalanceColumn
	
	SelectRange("D2")
End Sub

Sub AddSavingsAccountMonthlyTransactions(data, month)
	Dim day, rowDate, range, amount, category

	day = 1
	rowDate = MDY(day, month)
	amount = 500
	category = "Transfer From Checking"
	AddSavingsAccountTestRow(data, rowDate, amount, category)
	
	day = day + 1
	rowDate = MDY(day, month)
	amount = 5
	category = "Interest Income"
	AddSavingsAccountTestRow(data, rowDate, amount, category)
	
	day = 15
	rowDate = MDY(day, month)
	amount = 500
	category = "Transfer From Checking"
	AddSavingsAccountTestRow(data, rowDate, amount, category)
	
	day = day + 1
	rowDate = MDY(day, month)
	amount = 5
	category = "Interest Income"
	AddSavingsAccountTestRow(data, rowDate, amount, category)
End Sub

Sub AddSavingsAccountTestRow(data, rowDate, amount, category)
	Dim description, i
	description = "Test " &amp; category
	i = Ubound(data)
	data(i, 0) = rowDate
	data(i, 1) = description
	data(i, 2) = amount
	data(i, 4) = category
	Redim Preserve data(Ubound(data) + 1, 4)
End Sub

</script:module>
</file>

<file path=Basic/Standard/Styles.xml><?xml version="1.0" encoding="utf-8"?>
<!DOCTYPE module  PUBLIC '-//OpenOffice.org//DTD OfficeDocument 1.0//EN'  'module.dtd'>
<script:module xmlns:script="http://openoffice.org/2000/script" script:name="Styles" script:language="StarBasic" script:moduleType="normal">Option Explicit

Sub Merge(range)
	range.merge(True)
End Sub

Sub AlignTop(range)
	range.VertJustify = com.sun.star.table.CellVertJustify.TOP
End Sub

Sub AlignCenterV(range)
	range.VertJustify = com.sun.star.table.CellVertJustify.CENTER
End Sub


Sub AlignBottom(range)
	range.VertJustify = com.sun.star.table.CellVertJustify.BOTTOM
End Sub

Sub AlignLeft(range)
	range.HoriJustify = com.sun.star.table.CellHoriJustify.LEFT
End Sub

Sub AlignCenterH(range)
	range.HoriJustify = com.sun.star.table.CellHoriJustify.CENTER
End Sub

Sub AlignRight(range)
	range.HoriJustify = com.sun.star.table.CellHoriJustify.RIGHT
End Sub

Sub AlignCenter (range)
	AlignCenterH(range)
	AlignCenterV(range)
End Sub

Sub WhiteBG(range)
	range.CellBackColor = RGB(255, 255, 255)
End Sub

Sub BlackBG(range)
	range.CellBackColor = RGB(0, 0, 0)
End Sub

Sub GrayBG(range)
	range.CellBackColor = RGB(128, 128, 128)
End Sub

Sub LightGrayBG(range)
	range.CellBackColor = RGB(192, 192, 192)
End Sub

Sub LightGrayFG(range)
	range.CharColor = RGB(192, 192, 192)
End Sub

Sub WhiteFG(range)
	range.CharColor = RGB(255, 255, 255)
End Sub

Sub Bold(range)
	range.CharWeight = com.sun.star.awt.FontWeight.BOLD
End Sub

Sub FontSize(range, size as Integer)
	range.CharHeight = size
End Sub

Sub Border(range)
	TopBorder(range)
	RightBorder(range)
	BottomBorder(range)
	LeftBorder(range)
End Sub

Sub TopBorder(range)
	Dim BasicBorder as New com.sun.star.table.BorderLine
	Dim border
	
	border = range.TableBorder
	BasicBorder.Color = RGB(0, 0,0)
	BasicBorder.OuterLineWidth = 20
	border.HorizontalLine = BasicBorder
	border.TopLine = BasicBorder
	
	range.TableBorder = border
End Sub

Sub RightBorder(range)
	Dim BasicBorder as New com.sun.star.table.BorderLine
	Dim border
	
	border = range.TableBorder
	BasicBorder.Color = RGB(0, 0,0)
	BasicBorder.OuterLineWidth = 50
	border.VerticalLine = BasicBorder
	border.RightLine = BasicBorder
	
	range.TableBorder = border
End Sub


Sub BottomBorder(range)
	Dim BasicBorder as New com.sun.star.table.BorderLine
	Dim border
	
	border = range.TableBorder
	BasicBorder.Color = RGB(0, 0,0)
	BasicBorder.OuterLineWidth = 20
	border.HorizontalLine = BasicBorder
	border.BottomLine = BasicBorder
	
	range.TableBorder = border
End Sub


Sub LeftBorder(range)
	Dim BasicBorder as New com.sun.star.table.BorderLine
	Dim border
	
	border = range.TableBorder
	BasicBorder.Color = RGB(0, 0,0)
	BasicBorder.OuterLineWidth = 20
	border.VerticalLine = BasicBorder
	border.LeftLine = BasicBorder
	
	range.TableBorder = border
End Sub

Sub ConditionalFormatPositiveNegative(range)
   	Dim CondSet(5) As New com.sun.star.beans.PropertyValue
   	Dim CondFormat
   	
	CondFormat = range.ConditionalFormat
	
	CondSet(0).Name = "Operator"
	CondSet(0).Value = com.sun.star.sheet.ConditionOperator.LESS
	
	CondSet(1).Name = "Formula1"
	CondSet(1).Value = 0
	
	CondSet(2).Name = "StyleName"
	CondSet(2).Value = "Bad"
	
	CondFormat.addNew(CondSet())
	
	CondSet(0).Name = "Operator"
	CondSet(0).Value = com.sun.star.sheet.ConditionOperator.GREATER
	
	CondSet(1).Name = "Formula2"
	CondSet(1).Value = 0
	
	CondSet(2).Name = "StyleName"
	CondSet(2).Value = "Good"
	
	CondFormat.addNew(CondSet())
	range.ConditionalFormat = CondFormat
End Sub

</script:module>
</file>

<file path=Basic/Standard/Summary.xml><?xml version="1.0" encoding="utf-8"?>
<!DOCTYPE module  PUBLIC '-//OpenOffice.org//DTD OfficeDocument 1.0//EN'  'module.dtd'>
<script:module xmlns:script="http://openoffice.org/2000/script" script:name="Summary" script:language="StarBasic" script:moduleType="normal">Option Explicit

Sub DeleteSummarySheet	
	'On Error Goto ErrorHandler
	
	ThisComponent.Sheets.removeByName("Summary")
	
	'ErrorHandler:
	'	MsgBox "DeleteSummarySheet	Error"
	'	Resume Next
End Sub

Sub CreateSummarySheet	
	'On Error Goto ErrorHandler
	
	ThisComponent.Sheets.insertNewByName("Summary", 3)
	ActivateSheet("Summary")
	PopulateSummarySheet
	
	'ErrorHandler:
	'	MsgBox "CreateSummarySheet	Error"
	'	Resume Next
End Sub

Sub RegenerateSummarySheet
	DeleteSummarySheet
	CreateSummarySheet
End Sub

Sub PopulateSummarySheet
	PopulateBalanceSheet
	CreateSummaryIncomeStatement
End Sub

</script:module>
</file>

<file path=Basic/Standard/Test.xml><?xml version="1.0" encoding="utf-8"?>
<!DOCTYPE module  PUBLIC '-//OpenOffice.org//DTD OfficeDocument 1.0//EN'  'module.dtd'>
<script:module xmlns:script="http://openoffice.org/2000/script" script:name="Test" script:language="StarBasic" script:moduleType="normal">Option Explicit

Sub RunTest
	RemoveAllAccounts
	RegenerateSummarySheet
	AddAccounts
	
	'RemoveAccount("Test")
	'RemoveAccount("Test Equity")
	'AddAccount("Test", GetAccountTypeByName("Mortgage"))
	
	'RemoveAccount("Test")
	'AddAccount("Test", GetAccountTypeByName("Equity"))
	
	'RemoveAccount("Amazon")
	'AddAccount("Amazon", GetAccountTypeByName("Credit Card"))
	
	'AddAccount("Car", GetAccountTypeByName("Loan"))
	'AddAccount("House", GetAccountTypeByName("Mortgage"))
	'AddAccount("BTC", GetAccountTypeByName("Crypto"))
	'AddAccount("IB", GetAccountTypeByName("Trading"))
End Sub

Sub TestAddAccount
	Print "TestAddAccount"
	'AddAccount("Checking", GetAccountTypeByName("Deposit"))
	'AddAccount("Amazon", GetAccountTypeByName("Credit Card"))
End Sub

Sub TestRemoveAccount
	Print "TestRemoveAccount"
	'RemoveAccount("Checking")
	'RemoveAccount("Amazon")
End Sub

Sub Test
	Dim my_data(3,1), my_range, sheet
    my_data(0,0) = "Apple"
	my_data(0,1) = "1000"
	
    my_data(1,0) = "Apple-1"
	my_data(1,1) = "1000-1"

    my_data(2,0) = "Apple-2"
	my_data(2,1) = "1000-2"
	
    my_data(3,0) = "Apple-3"
	my_data(3,1) = "1000-3"
	
	sheet = GetSheet
	my_range = sheet.getCellRangebyName("K32:L35")
	my_range.setDataArray(my_data)
End Sub


Sub RemoveAllAccounts
	Dim accounts, accountName, i
	accounts = GetAccountNames
	For i = Lbound(accounts) To Ubound(accounts)
		accountName = accounts(i)
		RemoveAccount(accountName)
	Next
	RegenerateSummarySheet
End Sub

Sub AddAccounts
	Dim accountType
	
	accountType = "Checking"
	AddAccount("Test " &amp; accountType, GetAccountTypeByName(accountType))
	SetCheckingAccountTestData
	
	accountType = "Credit Card"
	AddAccount("Test " &amp; accountType, GetAccountTypeByName(accountType))
	SetCreditCardAccountTestData
	
	accountType = "Investment"
	AddAccount("Test " &amp; accountType, GetAccountTypeByName(accountType))
	SetInvestmentAccountTestData
	
	accountType = "Savings"
	AddAccount("Test " &amp; accountType, GetAccountTypeByName(accountType))
	SetSavingsAccountTestData
	
	accountType = "Loan"
	AddAccount("Test " &amp; accountType, GetAccountTypeByName(accountType))
	SetLoanAccountTestData
	
	accountType = "Mortgage"
	AddAccount("Test " &amp; accountType, GetAccountTypeByName(accountType))
	SetMortgageAccountTestData
	
	accountType = "Equity"
	AddAccount("Test " &amp; accountType, GetAccountTypeByName(accountType))
	
End Sub


sub Recorded

end sub
</script:module>
</file>

<file path=Basic/Standard/TradingAccount.xml><?xml version="1.0" encoding="utf-8"?>
<!DOCTYPE module  PUBLIC '-//OpenOffice.org//DTD OfficeDocument 1.0//EN'  'module.dtd'>
<script:module xmlns:script="http://openoffice.org/2000/script" script:name="TradingAccount" script:language="StarBasic" script:moduleType="normal">Option Explicit

Sub Main

End Sub
</script:module>
</file>

<file path=Basic/Standard/Utils.xml><?xml version="1.0" encoding="utf-8"?>
<!DOCTYPE module  PUBLIC '-//OpenOffice.org//DTD OfficeDocument 1.0//EN'  'module.dtd'>
<script:module xmlns:script="http://openoffice.org/2000/script" script:name="Utils" script:language="StarBasic" script:moduleType="normal">Option Explicit

'------------
' SHEETS
'------------

Sub CreateSheet(sheetName as String, Optional index as Integer)
	Dim sheets, i
	
	sheets = ThisComponent.getSheets()
	
	If IsMissing (index) Then
		i = sheets.Count
	Else
		i = index
	End If
	
	sheets.insertNewByName(sheetName, i)
End Sub

Sub ActivateSheet(sheetName as String)
	Dim sheet
	sheet = GetSheet(sheetName)
	ThisComponent.CurrentController.setActiveSheet(sheet)
End Sub

Function GetSheet(Optional sheetName as String)
	Dim sheet
	If IsMissing (sheetName) Then
		sheet = ThisComponent.CurrentController.ActiveSheet
	Else
		sheet = ThisComponent.Sheets.getByName(sheetName)
	End If
	GetSheet = sheet
End Function

Sub RemoveSheet(sheetName as String)
	Dim sheets
	sheets = ThisComponent.getSheets()
	sheets.removeByName(sheetName)
End Sub
'------------
' RANGES
'------------

Function RangeN(rangeName as String, Optional sheetName as String)
	Dim sheet
	sheet = GetSheet(sheetName)
	RangeN = sheet.getCellRangeByName(rangeName)
End Function

Function RangeP(col1 as Integer, row1 as Integer, Optional col2 as Integer,  Optional row2 as Integer, Optional sheetName as String)
	Dim sheet, range
	sheet = GetSheet(sheetName)
	If IsMissing (col2) Then
		range = sheet.getCellByPosition(col1, row1)
	Else
		range = sheet.getCellRangeByPosition(col1, row1, col2, row2)
	End If
	RangeP = range
End Function

Function CellP(col as Integer, row as Integer, Optional sheetName as String)
	Dim sheet
	sheet = GetSheet(sheetName)
	CellP = sheet.getCellByPosition(col, row)
End Function

Sub SelectRange(rangeName as String, Optional sheetName as String)
	Dim range
	range = RangeN(rangeName, sheetName)
	ThisComponent.getCurrentController().Select(range)
End Sub

Function GetNextEmptyRow (range)
	Dim emptyCells
	emptyCells = range.queryEmptyCells()
	GetNextEmptyRow = emptyCells(0).RangeAddress.StartRow
End Function

Function GetFirstEmptyCol(range)
	Dim emptyCells
	emptyCells = range.queryEmptyCells()
	GetFirstEmptyCol = emptyCells(0).RangeAddress.StartColumn
End Function

Function GetNonEmptyStringCells(range)
	GetNonEmptyStringCells = range.queryContentCells(com.sun.star.sheet.CellFlags.STRING)
End Function

Function GetColumn(colName as String, Optional sheetName as String)
	Dim sheet
	sheet = GetSheet(sheetName)
	GetColumn = sheet.getColumns().getByName(colName)
End Function

Sub FillRange(startCell as String, endCell as String)
	Dim document, dispatcher
	Dim args(0) as new com.sun.star.beans.PropertyValue
	
	document = ThisComponent.CurrentController.Frame
	dispatcher = createUnoService("com.sun.star.frame.DispatchHelper")
	
	args(0).Name = "ToPoint"
	args(0).Value = startCell
	dispatcher.executeDispatch(document, ".uno:GoToCell", "", 0, args())
	
	args(0).Name = "EndCell"
	args(0).Value = endCell
	dispatcher.executeDispatch(document, ".uno:AutoFill", "", 0, args())
End Sub

Sub SortRangeAscending(rangeName as String, Optional sheetName as String)
	Dim range, document, dispatcher
	document   = ThisComponent.CurrentController.Frame
	dispatcher = createUnoService("com.sun.star.frame.DispatchHelper")
	range = RangeN(rangeName, sheetName)
	ThisComponent.getCurrentController().Select(range)
	dispatcher.executeDispatch(document, ".uno:SortAscending", "", 0, Array())
End Sub

Sub SetCategoryDropdowns(sheetName as String, colName as String)
	Dim rangeName, oRange, oProps, oDoc, oEntries, i, categoryNamesRange

	ActivateSheet(sheetName)
	categoryNamesRange = GetCategoryNamesRangeName
	
	For i = 2 To (MaxRows + 1)
		oRange = RangeN(colName &amp; i)
		oProps = oRange.Validation
		oProps.Type = com.sun.star.sheet.ValidationType.LIST
		oProps.Formula1 = categoryNamesRange
		oProps.ErrorAlertStyle = com.sun.star.sheet.ValidationAlertStyle.STOP
		oProps.ErrorMessage = "The given category does not exist."
		oProps.ShowErrorMessage = True
		oRange.Validation = oProps
	Next i
End Sub

Function MDY(day, Optional month, Optional year)
	Dim m, d, y
	
	y = "23"	
	d = day
	
	If IsMissing(month) Then
		m = 1
	Else
		m = month
	End If
	
	If IsMissing(year) Then
		y = 23
	Else
		y = year
	End If
	
	While d &gt; 28
		d = d - 28
		m = m + 1
		
		If m &gt; 12 Then
			m = 12
			d = 31
		End If
	Wend
	
	MDY = m &amp; "/" &amp; d &amp; "/" &amp; 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
  <library:element library:name="Utils"/>
  <library:element library:name="EquityAccount"/>
  <library:element library:name="Data"/>
  <library:element library:name="Summary"/>
  <library:element library:name="Account"/>
  <library:element library:name="SavingsAccount"/>
  <library:element library:name="MortgageAccount"/>
  <library:element library:name="CreditCardAccount"/>
  <library:element library:name="InvestmentAccount"/>
  <library:element library:name="LoanAccount"/>
  <library:element library:name="TradingAccount"/>
  <library:element library:name="AddAccountDialog"/>
  <library:element library:name="RemoveAccountDialog"/>
  <library:element library:name="Formats"/>
  <library:element library:name="Init"/>
  <library:element library:name="Styles"/>
  <library:element library:name="BalanceSheet"/>
  <library:element library:name="AddCategoryDialog"/>
  <library:element library:name="RemoveCategoryDialog"/>
  <library:element library:name="IncomeStatement"/>
  <library:element library:name="CheckingAccou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ddAccountDialog.xml><?xml version="1.0" encoding="utf-8"?>
<!DOCTYPE window  PUBLIC '-//OpenOffice.org//DTD OfficeDocument 1.0//EN'  'dialog.dtd'>
<dlg:window xmlns:dlg="http://openoffice.org/2000/dialog" xmlns:script="http://openoffice.org/2000/script" dlg:id="AddAccountDialog" dlg:left="259" dlg:top="147" dlg:width="186" dlg:height="159" dlg:closeable="true" dlg:moveable="true">
  <dlg:bulletinboard>
    <dlg:button dlg:id="Add" dlg:tab-index="1" dlg:left="120" dlg:top="120" dlg:width="50" dlg:height="20" dlg:value="Add">
      <script:event script:event-name="on-mousedown" script:macro-name="vnd.sun.star.script:Standard.AddAccountDialog.AddAccountFromDialog?language=Basic&amp;location=document" script:language="Script"/>
    </dlg:button>
    <dlg:button dlg:id="CloseAddAccountDialog" dlg:tab-index="3" dlg:left="10" dlg:top="120" dlg:width="50" dlg:height="20" dlg:value="Close">
      <script:event script:event-name="on-mousedown" script:macro-name="vnd.sun.star.script:Standard.AddAccountDialog.CloseAddAccountDialog?language=Basic&amp;location=document" script:language="Script"/>
    </dlg:button>
    <dlg:text dlg:id="Label1" dlg:tab-index="4" dlg:left="3" dlg:top="13" dlg:width="45" dlg:height="8" dlg:value="Account Name"/>
    <dlg:textfield dlg:id="AccountName" dlg:tab-index="0" dlg:left="3" dlg:top="23" dlg:width="180" dlg:height="15" dlg:maxlength="-1"/>
    <dlg:text dlg:id="Label2" dlg:tab-index="5" dlg:left="3" dlg:top="43" dlg:width="40" dlg:height="8" dlg:value="Account Type"/>
    <dlg:combobox dlg:id="AccountType" dlg:tab-index="2" dlg:left="3" dlg:top="53" dlg:width="180" dlg:height="15" dlg:page="-3" dlg:spin="true"/>
  </dlg:bulletinboard>
</dlg:window>
</file>

<file path=Dialogs/Standard/AddCategoryDialog.xml><?xml version="1.0" encoding="utf-8"?>
<!DOCTYPE window  PUBLIC '-//OpenOffice.org//DTD OfficeDocument 1.0//EN'  'dialog.dtd'>
<dlg:window xmlns:dlg="http://openoffice.org/2000/dialog" xmlns:script="http://openoffice.org/2000/script" dlg:id="AddCategoryDialog" dlg:left="257" dlg:top="134" dlg:width="197" dlg:height="158" dlg:closeable="true" dlg:moveable="true">
  <dlg:bulletinboard>
    <dlg:button dlg:id="CommandButton1" dlg:tab-index="0" dlg:left="132" dlg:top="118" dlg:width="50" dlg:height="20" dlg:value="Add">
      <script:event script:event-name="on-mousedown" script:macro-name="vnd.sun.star.script:Standard.AddCategoryDialog.AddCategoryFromDialog?language=Basic&amp;location=document" script:language="Script"/>
    </dlg:button>
    <dlg:button dlg:id="CommandButton2" dlg:tab-index="1" dlg:left="22" dlg:top="118" dlg:width="50" dlg:height="20" dlg:value="Close">
      <script:event script:event-name="on-mousedown" script:macro-name="vnd.sun.star.script:Standard.AddCategoryDialog.CloseAddCategoryDialog?language=Basic&amp;location=document" script:language="Script"/>
    </dlg:button>
    <dlg:text dlg:id="CategoryName" dlg:tab-index="2" dlg:left="3" dlg:top="11" dlg:width="45" dlg:height="8" dlg:value="Category Name"/>
    <dlg:text dlg:id="CategoryType" dlg:tab-index="3" dlg:left="3" dlg:top="41" dlg:width="45" dlg:height="8" dlg:value="Category Type"/>
    <dlg:textfield dlg:id="CategoryNameCtrl" dlg:tab-index="4" dlg:left="3" dlg:top="23" dlg:width="180" dlg:height="15" dlg:maxlength="-1"/>
    <dlg:combobox dlg:id="CategoryTypeCtrl" dlg:tab-index="5" dlg:left="3" dlg:top="53" dlg:width="180" dlg:height="15" dlg:page="-3" dlg:spin="true"/>
  </dlg:bulletinboard>
</dlg:window>
</file>

<file path=Dialogs/Standard/RemoveAccountDialog.xml><?xml version="1.0" encoding="utf-8"?>
<!DOCTYPE window  PUBLIC '-//OpenOffice.org//DTD OfficeDocument 1.0//EN'  'dialog.dtd'>
<dlg:window xmlns:dlg="http://openoffice.org/2000/dialog" xmlns:script="http://openoffice.org/2000/script" dlg:id="RemoveAccountDialog" dlg:left="257" dlg:top="145" dlg:width="197" dlg:height="158" dlg:closeable="true" dlg:moveable="true">
  <dlg:bulletinboard>
    <dlg:combobox dlg:id="AccountName" dlg:tab-index="1" dlg:left="7" dlg:top="25" dlg:width="187" dlg:height="17" dlg:spin="true"/>
    <dlg:button dlg:id="RemoveButton" dlg:tab-index="2" dlg:left="120" dlg:top="120" dlg:width="50" dlg:height="20" dlg:value="Remove">
      <script:event script:event-name="on-mousedown" script:macro-name="vnd.sun.star.script:Standard.RemoveAccountDialog.RemoveAccountFromDialog?language=Basic&amp;location=document" script:language="Script"/>
    </dlg:button>
    <dlg:button dlg:id="CloseButton" dlg:tab-index="0" dlg:left="10" dlg:top="120" dlg:width="50" dlg:height="20" dlg:value="Close">
      <script:event script:event-name="on-mousedown" script:macro-name="vnd.sun.star.script:Standard.RemoveAccountDialog.CloseRemoveAccountDialog?language=Basic&amp;location=document" script:language="Script"/>
    </dlg:button>
    <dlg:text dlg:id="Label1" dlg:tab-index="3" dlg:left="9" dlg:top="10" dlg:width="25" dlg:height="11" dlg:value="Account"/>
  </dlg:bulletinboard>
</dlg:window>
</file>

<file path=Dialogs/Standard/RemoveCategoryDialog.xml><?xml version="1.0" encoding="utf-8"?>
<!DOCTYPE window  PUBLIC '-//OpenOffice.org//DTD OfficeDocument 1.0//EN'  'dialog.dtd'>
<dlg:window xmlns:dlg="http://openoffice.org/2000/dialog" xmlns:script="http://openoffice.org/2000/script" dlg:id="RemoveCategoryDialog" dlg:left="257" dlg:top="134" dlg:width="197" dlg:height="158" dlg:closeable="true" dlg:moveable="true">
  <dlg:bulletinboard>
    <dlg:button dlg:id="CommandButton1" dlg:tab-index="0" dlg:left="8" dlg:top="119" dlg:width="50" dlg:height="20" dlg:value="Close">
      <script:event script:event-name="on-mousedown" script:macro-name="vnd.sun.star.script:Standard.RemoveCategoryDialog.CloseRemoveCategoryDialog?language=Basic&amp;location=document" script:language="Script"/>
    </dlg:button>
    <dlg:button dlg:id="CommandButton2" dlg:tab-index="2" dlg:left="118" dlg:top="119" dlg:width="50" dlg:height="20" dlg:value="Remove">
      <script:event script:event-name="on-mousedown" script:macro-name="vnd.sun.star.script:Standard.RemoveCategoryDialog.RemoveCategoryFromDialog?language=Basic&amp;location=document" script:language="Script"/>
    </dlg:button>
    <dlg:text dlg:id="CategoryName" dlg:tab-index="3" dlg:left="7" dlg:top="9" dlg:width="30" dlg:height="11" dlg:value="Category"/>
    <dlg:combobox dlg:id="CategoryNameCtrl" dlg:tab-index="1" dlg:left="5" dlg:top="24" dlg:width="187" dlg:height="17" dlg:spi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RemoveAccountDialog"/>
  <library:element library:name="AddAccountDialog"/>
  <library:element library:name="AddCategoryDialog"/>
  <library:element library:name="RemoveCategoryDialo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